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4661in"/>
    </style:style>
    <style:style style:name="co9" style:family="table-column">
      <style:table-column-properties fo:break-before="auto" style:column-width="1.0457in"/>
    </style:style>
    <style:style style:name="co10" style:family="table-column">
      <style:table-column-properties fo:break-before="auto" style:column-width="1.180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2.4854in"/>
    </style:style>
    <style:style style:name="co15" style:family="table-column">
      <style:table-column-properties fo:break-before="auto" style:column-width="2.9311in"/>
    </style:style>
    <style:style style:name="co16" style:family="table-column">
      <style:table-column-properties fo:break-before="auto" style:column-width="1.6571in"/>
    </style:style>
    <style:style style:name="co17" style:family="table-column">
      <style:table-column-properties fo:break-before="auto" style:column-width="1.3362in"/>
    </style:style>
    <style:style style:name="co18" style:family="table-column">
      <style:table-column-properties fo:break-before="auto" style:column-width="1.2736in"/>
    </style:style>
    <style:style style:name="co19" style:family="table-column">
      <style:table-column-properties fo:break-before="auto" style:column-width="0.4827in"/>
    </style:style>
    <style:style style:name="co20" style:family="table-column">
      <style:table-column-properties fo:break-before="auto" style:column-width="1.2807in"/>
    </style:style>
    <style:style style:name="co21" style:family="table-column">
      <style:table-column-properties fo:break-before="auto" style:column-width="0.4929in"/>
    </style:style>
    <style:style style:name="co22" style:family="table-column">
      <style:table-column-properties fo:break-before="auto" style:column-width="1.684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8453in"/>
    </style:style>
    <style:style style:name="co25" style:family="table-column">
      <style:table-column-properties fo:break-before="auto" style:column-width="1.5083in"/>
    </style:style>
    <style:style style:name="co26" style:family="table-column">
      <style:table-column-properties fo:break-before="auto" style:column-width="0.5035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color="#008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wrap-option="wrap"/>
      <style:text-properties fo:color="#800000" fo:font-weight="bold" style:font-weight-asian="bold" style:font-weight-complex="bold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ext-properties fo:color="#800000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ext-properties fo:color="#808080" fo:font-weight="bold" style:font-weight-asian="bold" style:font-weight-complex="bold"/>
    </style:style>
    <style:style style:name="ce17" style:family="table-cell" style:parent-style-name="Default">
      <style:text-properties fo:color="#c0c0c0" fo:font-size="12pt" style:font-size-asian="12pt" style:font-size-complex="12pt"/>
    </style:style>
    <style:style style:name="ce18" style:family="table-cell" style:parent-style-name="Default">
      <style:table-cell-properties fo:wrap-option="wrap"/>
      <style:text-properties fo:color="#c0c0c0" fo:font-weight="bold" style:font-weight-asian="bold" style:font-weight-complex="bold"/>
    </style:style>
    <style:style style:name="ce19" style:family="table-cell" style:parent-style-name="Default">
      <style:text-properties fo:color="#c0c0c0"/>
    </style:style>
    <style:style style:name="ce20" style:family="table-cell" style:parent-style-name="Default">
      <style:text-properties fo:color="#c0c0c0" fo:font-weight="bold" style:font-weight-asian="bold" style:font-weight-complex="bold"/>
    </style:style>
    <style:style style:name="ce21" style:family="table-cell" style:parent-style-name="Default">
      <style:text-properties fo:color="#808080" fo:font-size="12pt" style:font-size-asian="12pt" style:font-size-complex="12pt"/>
    </style:style>
    <style:style style:name="ce22" style:family="table-cell" style:parent-style-name="Default">
      <style:table-cell-properties fo:wrap-option="wrap"/>
      <style:text-properties fo:color="#808080" fo:font-weight="bold" style:font-weight-asian="bold" style:font-weight-complex="bold"/>
    </style:style>
    <style:style style:name="ce23" style:family="table-cell" style:parent-style-name="Default">
      <style:text-properties fo:color="#808080"/>
    </style:style>
    <style:style style:name="ce24" style:family="table-cell" style:parent-style-name="Default">
      <style:table-cell-properties fo:background-color="#ff0000"/>
    </style:style>
    <style:style style:name="ce25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6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27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28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29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30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31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32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33" style:family="table-cell" style:parent-style-name="DataPilot_20_Value">
      <style:table-cell-properties fo:border-bottom="none" fo:border-left="0.0138in solid #000000" fo:border-right="none" fo:border-top="none"/>
    </style:style>
    <style:style style:name="ce34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35" style:family="table-cell" style:parent-style-name="DataPilot_20_Corner">
      <style:table-cell-properties fo:border-bottom="none" fo:border-left="none" fo:border-right="none" fo:border-top="0.028in solid #000000"/>
    </style:style>
    <style:style style:name="ce36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37" style:family="table-cell" style:parent-style-name="DataPilot_20_Value">
      <style:table-cell-properties fo:border-bottom="none" fo:border-left="none" fo:border-right="none" fo:border-top="0.0138in solid #000000"/>
    </style:style>
    <style:style style:name="ce38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3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40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41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42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43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44" style:family="table-cell" style:parent-style-name="Default">
      <style:text-properties fo:color="#ff950e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00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00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automatic-styles>
  <office:body>
    <office:spreadsheet>
      <table:table table:name="Summary" table:style-name="ta1" table:print="false">
        <table:table-column table:style-name="co1" table:number-columns-repeated="7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997" table:default-cell-style-name="Default"/>
        <table:table-row table:style-name="ro1">
          <table:table-cell table:style-name="ce1" office:value-type="string">
            <text:p><text:span text:style-name="T1">Problem Samples, from the </text:span><text:span text:style-name="T2">Sample Tracking DB Stats.sql</text:span><text:span text:style-name="T1"> file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Databases</text:p>
          </table:table-cell>
          <table:table-cell table:style-name="ce2" office:value-type="string">
            <text:p>In CTM not Jira (active)</text:p>
          </table:table-cell>
          <table:table-cell table:style-name="ce2" office:value-type="string">
            <text:p>In GLK not CTM or JIRA</text:p>
          </table:table-cell>
          <table:table-cell table:style-name="ce9" office:value-type="string">
            <text:p>In CTM not GLK</text:p>
          </table:table-cell>
          <table:table-cell table:style-name="ce9" office:value-type="string">
            <text:p>Deprecated CTM not GLK</text:p>
          </table:table-cell>
          <table:table-cell table:style-name="ce9" office:value-type="string">
            <text:p>Deprecated GLK not CTM</text:p>
          </table:table-cell>
          <table:table-cell table:style-name="ce2"/>
          <table:table-cell table:style-name="ce2" office:value-type="string">
            <text:p>Totals</text:p>
          </table:table-cell>
          <table:table-cell table:style-name="ce15"/>
          <table:table-cell/>
          <table:table-cell table:style-name="ce15" table:number-columns-repeated="1014"/>
        </table:table-row>
        <table:table-row table:style-name="ro4">
          <table:table-cell office:value-type="string">
            <text:p>barda</text:p>
          </table:table-cell>
          <table:table-cell/>
          <table:table-cell office:value-type="float" office:value="34">
            <text:p>34</text:p>
          </table:table-cell>
          <table:table-cell/>
          <table:table-cell table:style-name="ce10"/>
          <table:table-cell table:style-name="ce10" office:value-type="float" office:value="3">
            <text:p>3</text:p>
          </table:table-cell>
          <table:table-cell/>
          <table:table-cell table:formula="of:=SUM([.B4:.C4])" office:value-type="float" office:value="34">
            <text:p>34</text:p>
          </table:table-cell>
          <table:table-cell table:style-name="ce11" table:formula="of:=SUM([.D4:.F4])"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gcv</text:p>
          </table:table-cell>
          <table:table-cell office:value-type="float" office:value="110">
            <text:p>110</text:p>
          </table:table-cell>
          <table:table-cell/>
          <table:table-cell table:style-name="ce10" office:value-type="float" office:value="3">
            <text:p>3</text:p>
          </table:table-cell>
          <table:table-cell table:style-name="ce10" table:number-columns-repeated="2"/>
          <table:table-cell/>
          <table:table-cell table:formula="of:=SUM([.B5:.C5])" office:value-type="float" office:value="110">
            <text:p>110</text:p>
          </table:table-cell>
          <table:table-cell table:style-name="ce11" table:formula="of:=SUM([.D5:.F5])"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giv</text:p>
          </table:table-cell>
          <table:table-cell office:value-type="float" office:value="20">
            <text:p>20</text:p>
          </table:table-cell>
          <table:table-cell/>
          <table:table-cell table:style-name="ce10" office:value-type="float" office:value="37">
            <text:p>37</text:p>
          </table:table-cell>
          <table:table-cell table:style-name="ce10"/>
          <table:table-cell table:style-name="ce10" office:value-type="float" office:value="6">
            <text:p>6</text:p>
          </table:table-cell>
          <table:table-cell/>
          <table:table-cell table:formula="of:=SUM([.B6:.C6])" office:value-type="float" office:value="20">
            <text:p>20</text:p>
          </table:table-cell>
          <table:table-cell table:style-name="ce11" table:formula="of:=SUM([.D6:.F6])" office:value-type="float" office:value="43">
            <text:p>43</text:p>
          </table:table-cell>
          <table:table-cell table:number-columns-repeated="1015"/>
        </table:table-row>
        <table:table-row table:style-name="ro2">
          <table:table-cell office:value-type="string">
            <text:p>giv2</text:p>
          </table:table-cell>
          <table:table-cell table:number-columns-repeated="2"/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2">
            <text:p>2</text:p>
          </table:table-cell>
          <table:table-cell/>
          <table:table-cell table:formula="of:=SUM([.B7:.C7])" office:value-type="float" office:value="0">
            <text:p>0</text:p>
          </table:table-cell>
          <table:table-cell table:style-name="ce11" table:formula="of:=SUM([.D7:.F7])"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giv3</text:p>
          </table:table-cell>
          <table:table-cell office:value-type="float" office:value="2">
            <text:p>2</text:p>
          </table:table-cell>
          <table:table-cell/>
          <table:table-cell table:style-name="ce10" office:value-type="float" office:value="41">
            <text:p>41</text:p>
          </table:table-cell>
          <table:table-cell table:style-name="ce10" table:number-columns-repeated="2"/>
          <table:table-cell/>
          <table:table-cell table:formula="of:=SUM([.B8:.C8])" office:value-type="float" office:value="2">
            <text:p>2</text:p>
          </table:table-cell>
          <table:table-cell table:style-name="ce11" table:formula="of:=SUM([.D8:.F8])" office:value-type="float" office:value="41">
            <text:p>41</text:p>
          </table:table-cell>
          <table:table-cell table:number-columns-repeated="1015"/>
        </table:table-row>
        <table:table-row table:style-name="ro4">
          <table:table-cell office:value-type="string">
            <text:p>hadv</text:p>
          </table:table-cell>
          <table:table-cell office:value-type="float" office:value="58">
            <text:p>58</text:p>
          </table:table-cell>
          <table:table-cell/>
          <table:table-cell table:style-name="ce10" table:number-columns-repeated="3"/>
          <table:table-cell/>
          <table:table-cell table:formula="of:=SUM([.B9:.C9])" office:value-type="float" office:value="58">
            <text:p>58</text:p>
          </table:table-cell>
          <table:table-cell table:style-name="ce16" table:formula="of:=SUM([.D9:.F9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piv1</text:p>
          </table:table-cell>
          <table:table-cell office:value-type="float" office:value="29">
            <text:p>29</text:p>
          </table:table-cell>
          <table:table-cell/>
          <table:table-cell table:style-name="ce10" table:number-columns-repeated="3"/>
          <table:table-cell/>
          <table:table-cell table:formula="of:=SUM([.B10:.C10])" office:value-type="float" office:value="29">
            <text:p>29</text:p>
          </table:table-cell>
          <table:table-cell table:style-name="ce16" table:formula="of:=SUM([.D10:.F10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hpiv3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11:.C11])" office:value-type="float" office:value="0">
            <text:p>0</text:p>
          </table:table-cell>
          <table:table-cell table:style-name="ce16" table:formula="of:=SUM([.D11:.F11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2">
          <table:table-cell office:value-type="string">
            <text:p>hrv2</text:p>
          </table:table-cell>
          <table:table-cell/>
          <table:table-cell office:value-type="float" office:value="5">
            <text:p>5</text:p>
          </table:table-cell>
          <table:table-cell table:style-name="ce10" table:number-columns-repeated="3"/>
          <table:table-cell/>
          <table:table-cell table:formula="of:=SUM([.B12:.C12])" office:value-type="float" office:value="5">
            <text:p>5</text:p>
          </table:table-cell>
          <table:table-cell table:style-name="ce16" table:formula="of:=SUM([.D12:.F12])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>
            <text:p>jev</text:p>
          </table:table-cell>
          <table:table-cell office:value-type="float" office:value="1">
            <text:p>1</text:p>
          </table:table-cell>
          <table:table-cell/>
          <table:table-cell table:style-name="ce10" table:number-columns-repeated="3"/>
          <table:table-cell/>
          <table:table-cell table:formula="of:=SUM([.B13:.C13])" office:value-type="float" office:value="1">
            <text:p>1</text:p>
          </table:table-cell>
          <table:table-cell table:style-name="ce16" table:formula="of:=SUM([.D13:.F13])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mp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14:.C14])" office:value-type="float" office:value="0">
            <text:p>0</text:p>
          </table:table-cell>
          <table:table-cell table:style-name="ce16" table:formula="of:=SUM([.D14:.F14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4">
          <table:table-cell office:value-type="string">
            <text:p>mpv</text:p>
          </table:table-cell>
          <table:table-cell office:value-type="float" office:value="61">
            <text:p>61</text:p>
          </table:table-cell>
          <table:table-cell/>
          <table:table-cell table:style-name="ce10"/>
          <table:table-cell table:style-name="ce10" office:value-type="float" office:value="42">
            <text:p>42</text:p>
          </table:table-cell>
          <table:table-cell table:style-name="ce10"/>
          <table:table-cell/>
          <table:table-cell table:formula="of:=SUM([.B15:.C15])" office:value-type="float" office:value="61">
            <text:p>61</text:p>
          </table:table-cell>
          <table:table-cell table:style-name="ce11" table:formula="of:=SUM([.D15:.F15])" office:value-type="float" office:value="42">
            <text:p>42</text:p>
          </table:table-cell>
          <table:table-cell table:number-columns-repeated="1015"/>
        </table:table-row>
        <table:table-row table:style-name="ro4">
          <table:table-cell office:value-type="string">
            <text:p>msl</text:p>
          </table:table-cell>
          <table:table-cell/>
          <table:table-cell office:value-type="float" office:value="1">
            <text:p>1</text:p>
          </table:table-cell>
          <table:table-cell table:style-name="ce10" table:number-columns-repeated="3"/>
          <table:table-cell/>
          <table:table-cell table:formula="of:=SUM([.B16:.C16])" office:value-type="float" office:value="1">
            <text:p>1</text:p>
          </table:table-cell>
          <table:table-cell table:style-name="ce11" table:formula="of:=SUM([.D16:.F16])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>
            <text:p>norv</text:p>
          </table:table-cell>
          <table:table-cell table:number-columns-repeated="2"/>
          <table:table-cell table:style-name="ce10" table:number-columns-repeated="2"/>
          <table:table-cell table:style-name="ce10" office:value-type="float" office:value="5">
            <text:p>5</text:p>
          </table:table-cell>
          <table:table-cell/>
          <table:table-cell table:formula="of:=SUM([.B17:.C17])" office:value-type="float" office:value="0">
            <text:p>0</text:p>
          </table:table-cell>
          <table:table-cell table:style-name="ce11" table:formula="of:=SUM([.D17:.F17])" office:value-type="float" office:value="5">
            <text:p>5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piv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18:.C18])" office:value-type="float" office:value="0">
            <text:p>0</text:p>
          </table:table-cell>
          <table:table-cell table:style-name="ce16" table:formula="of:=SUM([.D18:.F18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4">
          <table:table-cell table:style-name="ce3" office:value-type="string">
            <text:p>rbl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19:.C19])" office:value-type="float" office:value="0">
            <text:p>0</text:p>
          </table:table-cell>
          <table:table-cell table:style-name="ce16" table:formula="of:=SUM([.D19:.F19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4">
          <table:table-cell office:value-type="string">
            <text:p>rsv</text:p>
          </table:table-cell>
          <table:table-cell office:value-type="float" office:value="105">
            <text:p>105</text:p>
          </table:table-cell>
          <table:table-cell/>
          <table:table-cell table:style-name="ce10" table:number-columns-repeated="3"/>
          <table:table-cell/>
          <table:table-cell table:formula="of:=SUM([.B20:.C20])" office:value-type="float" office:value="105">
            <text:p>105</text:p>
          </table:table-cell>
          <table:table-cell table:style-name="ce16" table:formula="of:=SUM([.D20:.F20])" office:value-type="float" office:value="0">
            <text:p>0</text:p>
          </table:table-cell>
          <table:table-cell table:number-columns-repeated="1015"/>
        </table:table-row>
        <table:table-row table:style-name="ro4">
          <table:table-cell office:value-type="string">
            <text:p>rtv</text:p>
          </table:table-cell>
          <table:table-cell office:value-type="float" office:value="135">
            <text:p>135</text:p>
          </table:table-cell>
          <table:table-cell/>
          <table:table-cell table:style-name="ce10" table:number-columns-repeated="2"/>
          <table:table-cell table:style-name="ce10" office:value-type="float" office:value="4">
            <text:p>4</text:p>
          </table:table-cell>
          <table:table-cell/>
          <table:table-cell table:formula="of:=SUM([.B21:.C21])" office:value-type="float" office:value="135">
            <text:p>135</text:p>
          </table:table-cell>
          <table:table-cell table:style-name="ce11" table:formula="of:=SUM([.D21:.F21])"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wiv</text:p>
          </table:table-cell>
          <table:table-cell table:number-columns-repeated="2"/>
          <table:table-cell table:style-name="ce10" office:value-type="float" office:value="100">
            <text:p>100</text:p>
          </table:table-cell>
          <table:table-cell table:style-name="ce10" table:number-columns-repeated="2"/>
          <table:table-cell/>
          <table:table-cell table:formula="of:=SUM([.B22:.C22])" office:value-type="float" office:value="0">
            <text:p>0</text:p>
          </table:table-cell>
          <table:table-cell table:style-name="ce11" table:formula="of:=SUM([.D22:.F22])" office:value-type="float" office:value="100">
            <text:p>10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ynflu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23:.C23])" office:value-type="float" office:value="0">
            <text:p>0</text:p>
          </table:table-cell>
          <table:table-cell table:style-name="ce16" table:formula="of:=SUM([.D23:.F23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4">
          <table:table-cell office:value-type="string">
            <text:p>vd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/>
          <table:table-cell/>
          <table:table-cell table:formula="of:=SUM([.B24:.C24])" office:value-type="float" office:value="5">
            <text:p>5</text:p>
          </table:table-cell>
          <table:table-cell table:style-name="ce11" table:formula="of:=SUM([.D24:.F24])" office:value-type="float" office:value="1">
            <text:p>1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veev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25:.C25])" office:value-type="float" office:value="0">
            <text:p>0</text:p>
          </table:table-cell>
          <table:table-cell table:style-name="ce16" table:formula="of:=SUM([.D25:.F25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4">
          <table:table-cell table:style-name="ce3" office:value-type="string">
            <text:p>vzv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26:.C26])" office:value-type="float" office:value="0">
            <text:p>0</text:p>
          </table:table-cell>
          <table:table-cell table:style-name="ce16" table:formula="of:=SUM([.D26:.F26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4">
          <table:table-cell table:style-name="ce3" office:value-type="string">
            <text:p>yfv</text:p>
          </table:table-cell>
          <table:table-cell table:style-name="ce3" table:number-columns-repeated="2"/>
          <table:table-cell table:style-name="ce10" table:number-columns-repeated="3"/>
          <table:table-cell table:style-name="ce3"/>
          <table:table-cell table:formula="of:=SUM([.B27:.C27])" office:value-type="float" office:value="0">
            <text:p>0</text:p>
          </table:table-cell>
          <table:table-cell table:style-name="ce16" table:formula="of:=SUM([.D27:.F27])" office:value-type="float" office:value="0">
            <text:p>0</text:p>
          </table:table-cell>
          <table:table-cell table:number-columns-repeated="10"/>
          <table:table-cell table:style-name="ce3" table:number-columns-repeated="1005"/>
        </table:table-row>
        <table:table-row table:style-name="ro2">
          <table:table-cell table:number-columns-repeated="3"/>
          <table:table-cell table:style-name="ce10" table:number-columns-repeated="3"/>
          <table:table-cell/>
          <table:table-cell table:formula="of:=SUM([.B28:.C28])" office:value-type="float" office:value="0">
            <text:p>0</text:p>
          </table:table-cell>
          <table:table-cell table:style-name="ce16" table:formula="of:=SUM([.D28:.F28])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Total</text:p>
          </table:table-cell>
          <table:table-cell table:style-name="ce4" table:formula="of:=SUM([.B4:.B28])" office:value-type="float" office:value="524">
            <text:p>524</text:p>
          </table:table-cell>
          <table:table-cell table:style-name="ce4" table:formula="of:=SUM([.C4:.C28])" office:value-type="float" office:value="42">
            <text:p>42</text:p>
          </table:table-cell>
          <table:table-cell table:style-name="ce11" table:formula="of:=SUM([.D4:.D28])" office:value-type="float" office:value="183">
            <text:p>183</text:p>
          </table:table-cell>
          <table:table-cell table:style-name="ce11" table:formula="of:=SUM([.E4:.E28])" office:value-type="float" office:value="43">
            <text:p>43</text:p>
          </table:table-cell>
          <table:table-cell table:style-name="ce11" table:formula="of:=SUM([.F4:.F28])" office:value-type="float" office:value="20">
            <text:p>20</text:p>
          </table:table-cell>
          <table:table-cell table:style-name="ce4"/>
          <table:table-cell table:formula="of:=SUM([.B29:.C29])" office:value-type="float" office:value="566">
            <text:p>566</text:p>
          </table:table-cell>
          <table:table-cell table:style-name="ce11" table:formula="of:=SUM([.D29:.F29])" office:value-type="float" office:value="246">
            <text:p>246</text:p>
          </table:table-cell>
          <table:table-cell/>
          <table:table-cell table:style-name="ce4" table:number-columns-repeated="1014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>
            <text:p>Database stats</text:p>
          </table:table-cell>
          <table:table-cell table:number-columns-repeated="1023"/>
        </table:table-row>
        <table:table-row table:style-name="ro5">
          <table:table-cell table:style-name="ce5"/>
          <table:table-cell table:number-columns-repeated="19"/>
          <table:table-cell table:style-name="ce17" office:value-type="string">
            <text:p>Checks</text:p>
          </table:table-cell>
          <table:table-cell table:style-name="ce19" table:number-columns-repeated="4"/>
          <table:table-cell table:number-columns-repeated="999"/>
        </table:table-row>
        <table:table-row table:style-name="ro6">
          <table:table-cell table:style-name="ce6"/>
          <table:table-cell table:style-name="ce7" office:value-type="string" table:number-columns-spanned="5" table:number-rows-spanned="1">
            <text:p>CTM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style-name="ce6"/>
          <table:table-cell table:style-name="ce14" office:value-type="string" table:number-columns-spanned="3" table:number-rows-spanned="1">
            <text:p>GLK</text:p>
          </table:table-cell>
          <table:covered-table-cell table:style-name="ce6"/>
          <table:covered-table-cell table:style-name="ce6"/>
          <table:table-cell table:style-name="ce6"/>
          <table:table-cell table:style-name="ce14" office:value-type="string">
            <text:p>JIRA</text:p>
          </table:table-cell>
          <table:table-cell table:style-name="ce14" table:number-columns-repeated="4"/>
          <table:table-cell table:style-name="ce6" table:number-columns-repeated="4"/>
          <table:table-cell table:style-name="ce17" office:value-type="string" table:number-columns-spanned="2" table:number-rows-spanned="1">
            <text:p>CTM</text:p>
          </table:table-cell>
          <table:covered-table-cell table:style-name="ce17"/>
          <table:table-cell table:style-name="ce17"/>
          <table:table-cell table:style-name="ce17" office:value-type="string">
            <text:p>GLK</text:p>
          </table:table-cell>
          <table:table-cell table:style-name="ce17"/>
          <table:table-cell table:style-name="ce6"/>
          <table:table-cell table:style-name="ce21" office:value-type="string">
            <text:p>JIRA</text:p>
          </table:table-cell>
          <table:table-cell table:style-name="ce6" table:number-columns-repeated="997"/>
        </table:table-row>
        <table:table-row table:style-name="ro4">
          <table:table-cell table:style-name="ce2" office:value-type="string">
            <text:p>data_base</text:p>
          </table:table-cell>
          <table:table-cell table:style-name="ce2" office:value-type="string">
            <text:p>Deprecated</text:p>
          </table:table-cell>
          <table:table-cell table:style-name="ce2" office:value-type="string">
            <text:p>Published</text:p>
          </table:table-cell>
          <table:table-cell table:style-name="ce2" office:value-type="string">
            <text:p>Unresolved</text:p>
          </table:table-cell>
          <table:table-cell table:style-name="ce2" office:value-type="string">
            <text:p>Other</text:p>
          </table:table-cell>
          <table:table-cell table:style-name="ce12" office:value-type="string">
            <text:p>All</text:p>
          </table:table-cell>
          <table:table-cell table:style-name="ce2"/>
          <table:table-cell table:style-name="ce2" office:value-type="string">
            <text:p>Deprecated</text:p>
          </table:table-cell>
          <table:table-cell table:style-name="ce2" office:value-type="string">
            <text:p>Not-Deprecated</text:p>
          </table:table-cell>
          <table:table-cell table:style-name="ce12" office:value-type="string">
            <text:p>All</text:p>
          </table:table-cell>
          <table:table-cell table:style-name="ce2"/>
          <table:table-cell table:style-name="ce12" office:value-type="string">
            <text:p>All (from DB)</text:p>
          </table:table-cell>
          <table:table-cell table:style-name="ce12" office:value-type="string">
            <text:p>unresolved</text:p>
          </table:table-cell>
          <table:table-cell table:style-name="ce12" office:value-type="string">
            <text:p>deprecated</text:p>
          </table:table-cell>
          <table:table-cell table:style-name="ce12" office:value-type="string">
            <text:p>published</text:p>
          </table:table-cell>
          <table:table-cell table:style-name="ce12" office:value-type="string">
            <text:p>Other</text:p>
          </table:table-cell>
          <table:table-cell table:style-name="ce2" office:value-type="string">
            <text:p>All (from JIRA)</text:p>
          </table:table-cell>
          <table:table-cell table:style-name="ce2"/>
          <table:table-cell table:style-name="ce2" office:value-type="string">
            <text:p>data_base</text:p>
          </table:table-cell>
          <table:table-cell table:style-name="ce2"/>
          <table:table-cell table:style-name="ce18" office:value-type="string">
            <text:p>Sum</text:p>
          </table:table-cell>
          <table:table-cell table:style-name="ce18" office:value-type="string">
            <text:p>Diff</text:p>
          </table:table-cell>
          <table:table-cell table:style-name="ce18"/>
          <table:table-cell table:style-name="ce18" office:value-type="string">
            <text:p>Sum</text:p>
          </table:table-cell>
          <table:table-cell table:style-name="ce18" office:value-type="string">
            <text:p>Diff</text:p>
          </table:table-cell>
          <table:table-cell table:style-name="ce2"/>
          <table:table-cell table:style-name="ce22" office:value-type="string">
            <text:p>Diff</text:p>
          </table:table-cell>
          <table:table-cell table:style-name="ce2" table:number-columns-repeated="997"/>
        </table:table-row>
        <table:table-row table:style-name="ro4">
          <table:table-cell office:value-type="string">
            <text:p>barda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3" office:value-type="float" office:value="12">
            <text:p>12</text:p>
          </table:table-cell>
          <table:table-cell/>
          <table:table-cell table:style-name="Default" office:value-type="float" office:value="103">
            <text:p>103</text:p>
          </table:table-cell>
          <table:table-cell office:value-type="float" office:value="43">
            <text:p>43</text:p>
          </table:table-cell>
          <table:table-cell table:style-name="ce13" office:value-type="float" office:value="146">
            <text:p>146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/>
          <table:table-cell/>
          <table:table-cell office:value-type="string">
            <text:p>barda</text:p>
          </table:table-cell>
          <table:table-cell/>
          <table:table-cell table:style-name="ce19" table:formula="of:=SUM([.B35:.E35])" office:value-type="float" office:value="12">
            <text:p>12</text:p>
          </table:table-cell>
          <table:table-cell table:style-name="ce19" table:formula="of:=[.F35]-[.U35]" office:value-type="float" office:value="0">
            <text:p>0</text:p>
          </table:table-cell>
          <table:table-cell table:style-name="ce19"/>
          <table:table-cell table:style-name="ce19" table:formula="of:=SUM([.H35:.I35])" office:value-type="float" office:value="146">
            <text:p>146</text:p>
          </table:table-cell>
          <table:table-cell table:style-name="ce19" table:formula="of:=[.J35]-[.X35]" office:value-type="float" office:value="0">
            <text:p>0</text:p>
          </table:table-cell>
          <table:table-cell/>
          <table:table-cell table:style-name="ce23" table:formula="of:=[.Q35]-[.L35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gcv</text:p>
          </table:table-cell>
          <table:table-cell office:value-type="float" office:value="8">
            <text:p>8</text:p>
          </table:table-cell>
          <table:table-cell office:value-type="float" office:value="187">
            <text:p>187</text:p>
          </table:table-cell>
          <table:table-cell office:value-type="float" office:value="76">
            <text:p>76</text:p>
          </table:table-cell>
          <table:table-cell office:value-type="float" office:value="190">
            <text:p>190</text:p>
          </table:table-cell>
          <table:table-cell table:style-name="ce13" office:value-type="float" office:value="461">
            <text:p>461</text:p>
          </table:table-cell>
          <table:table-cell/>
          <table:table-cell table:style-name="Default" office:value-type="float" office:value="23">
            <text:p>23</text:p>
          </table:table-cell>
          <table:table-cell office:value-type="float" office:value="453">
            <text:p>453</text:p>
          </table:table-cell>
          <table:table-cell table:style-name="ce13" office:value-type="float" office:value="476">
            <text:p>476</text:p>
          </table:table-cell>
          <table:table-cell/>
          <table:table-cell table:style-name="ce13" office:value-type="float" office:value="87">
            <text:p>87</text:p>
          </table:table-cell>
          <table:table-cell table:style-name="ce13" office:value-type="float" office:value="2">
            <text:p>2</text:p>
          </table:table-cell>
          <table:table-cell table:style-name="ce13" table:number-columns-repeated="2"/>
          <table:table-cell table:style-name="ce13" office:value-type="float" office:value="85">
            <text:p>85</text:p>
          </table:table-cell>
          <table:table-cell table:formula="of:=SUM([.M36:.P36])" office:value-type="float" office:value="87">
            <text:p>87</text:p>
          </table:table-cell>
          <table:table-cell/>
          <table:table-cell office:value-type="string">
            <text:p>gcv</text:p>
          </table:table-cell>
          <table:table-cell/>
          <table:table-cell table:style-name="ce19" table:formula="of:=SUM([.B36:.E36])" office:value-type="float" office:value="461">
            <text:p>461</text:p>
          </table:table-cell>
          <table:table-cell table:style-name="ce19" table:formula="of:=[.F36]-[.U36]" office:value-type="float" office:value="0">
            <text:p>0</text:p>
          </table:table-cell>
          <table:table-cell table:style-name="ce19"/>
          <table:table-cell table:style-name="ce19" table:formula="of:=SUM([.H36:.I36])" office:value-type="float" office:value="476">
            <text:p>476</text:p>
          </table:table-cell>
          <table:table-cell table:style-name="ce19" table:formula="of:=[.J36]-[.X36]" office:value-type="float" office:value="0">
            <text:p>0</text:p>
          </table:table-cell>
          <table:table-cell/>
          <table:table-cell table:style-name="ce23" table:formula="of:=[.Q36]-[.L36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giv</text:p>
          </table:table-cell>
          <table:table-cell office:value-type="float" office:value="92">
            <text:p>92</text:p>
          </table:table-cell>
          <table:table-cell office:value-type="float" office:value="4729">
            <text:p>4729</text:p>
          </table:table-cell>
          <table:table-cell office:value-type="float" office:value="600">
            <text:p>600</text:p>
          </table:table-cell>
          <table:table-cell office:value-type="float" office:value="159">
            <text:p>159</text:p>
          </table:table-cell>
          <table:table-cell table:style-name="ce13" office:value-type="float" office:value="5580">
            <text:p>5580</text:p>
          </table:table-cell>
          <table:table-cell/>
          <table:table-cell table:style-name="Default" office:value-type="float" office:value="302">
            <text:p>302</text:p>
          </table:table-cell>
          <table:table-cell office:value-type="float" office:value="5482">
            <text:p>5482</text:p>
          </table:table-cell>
          <table:table-cell table:style-name="ce13" office:value-type="float" office:value="5784">
            <text:p>5784</text:p>
          </table:table-cell>
          <table:table-cell/>
          <table:table-cell table:style-name="ce13" office:value-type="float" office:value="485">
            <text:p>485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12">
            <text:p>312</text:p>
          </table:table-cell>
          <table:table-cell table:style-name="ce13" office:value-type="float" office:value="140">
            <text:p>140</text:p>
          </table:table-cell>
          <table:table-cell table:formula="of:=SUM([.M37:.P37])" office:value-type="float" office:value="485">
            <text:p>485</text:p>
          </table:table-cell>
          <table:table-cell/>
          <table:table-cell office:value-type="string">
            <text:p>giv</text:p>
          </table:table-cell>
          <table:table-cell/>
          <table:table-cell table:style-name="ce19" table:formula="of:=SUM([.B37:.E37])" office:value-type="float" office:value="5580">
            <text:p>5580</text:p>
          </table:table-cell>
          <table:table-cell table:style-name="ce19" table:formula="of:=[.F37]-[.U37]" office:value-type="float" office:value="0">
            <text:p>0</text:p>
          </table:table-cell>
          <table:table-cell table:style-name="ce19"/>
          <table:table-cell table:style-name="ce19" table:formula="of:=SUM([.H37:.I37])" office:value-type="float" office:value="5784">
            <text:p>5784</text:p>
          </table:table-cell>
          <table:table-cell table:style-name="ce19" table:formula="of:=[.J37]-[.X37]" office:value-type="float" office:value="0">
            <text:p>0</text:p>
          </table:table-cell>
          <table:table-cell/>
          <table:table-cell table:style-name="ce23" table:formula="of:=[.Q37]-[.L37]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string">
            <text:p>giv2</text:p>
          </table:table-cell>
          <table:table-cell office:value-type="float" office:value="30">
            <text:p>30</text:p>
          </table:table-cell>
          <table:table-cell office:value-type="float" office:value="478">
            <text:p>478</text:p>
          </table:table-cell>
          <table:table-cell office:value-type="float" office:value="78">
            <text:p>78</text:p>
          </table:table-cell>
          <table:table-cell office:value-type="float" office:value="547">
            <text:p>547</text:p>
          </table:table-cell>
          <table:table-cell table:style-name="ce13" office:value-type="float" office:value="1133">
            <text:p>1133</text:p>
          </table:table-cell>
          <table:table-cell/>
          <table:table-cell table:style-name="Default" office:value-type="float" office:value="39">
            <text:p>39</text:p>
          </table:table-cell>
          <table:table-cell office:value-type="float" office:value="1101">
            <text:p>1101</text:p>
          </table:table-cell>
          <table:table-cell table:style-name="ce13" office:value-type="float" office:value="1140">
            <text:p>1140</text:p>
          </table:table-cell>
          <table:table-cell/>
          <table:table-cell table:style-name="ce13" office:value-type="float" office:value="589">
            <text:p>589</text:p>
          </table:table-cell>
          <table:table-cell table:style-name="ce13" table:number-columns-repeated="2"/>
          <table:table-cell table:style-name="ce13" office:value-type="float" office:value="42">
            <text:p>42</text:p>
          </table:table-cell>
          <table:table-cell table:style-name="ce13" office:value-type="float" office:value="547">
            <text:p>547</text:p>
          </table:table-cell>
          <table:table-cell table:formula="of:=SUM([.M38:.P38])" office:value-type="float" office:value="589">
            <text:p>589</text:p>
          </table:table-cell>
          <table:table-cell/>
          <table:table-cell office:value-type="string">
            <text:p>giv2</text:p>
          </table:table-cell>
          <table:table-cell/>
          <table:table-cell table:style-name="ce19" table:formula="of:=SUM([.B38:.E38])" office:value-type="float" office:value="1133">
            <text:p>1133</text:p>
          </table:table-cell>
          <table:table-cell table:style-name="ce19" table:formula="of:=[.F38]-[.U38]" office:value-type="float" office:value="0">
            <text:p>0</text:p>
          </table:table-cell>
          <table:table-cell table:style-name="ce19"/>
          <table:table-cell table:style-name="ce19" table:formula="of:=SUM([.H38:.I38])" office:value-type="float" office:value="1140">
            <text:p>1140</text:p>
          </table:table-cell>
          <table:table-cell table:style-name="ce19" table:formula="of:=[.J38]-[.X38]" office:value-type="float" office:value="0">
            <text:p>0</text:p>
          </table:table-cell>
          <table:table-cell/>
          <table:table-cell table:style-name="ce23" table:formula="of:=[.Q38]-[.L38]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string">
            <text:p>giv3</text:p>
          </table:table-cell>
          <table:table-cell office:value-type="float" office:value="54">
            <text:p>54</text:p>
          </table:table-cell>
          <table:table-cell office:value-type="float" office:value="2414">
            <text:p>2414</text:p>
          </table:table-cell>
          <table:table-cell office:value-type="float" office:value="359">
            <text:p>359</text:p>
          </table:table-cell>
          <table:table-cell office:value-type="float" office:value="1701">
            <text:p>1701</text:p>
          </table:table-cell>
          <table:table-cell table:style-name="ce13" office:value-type="float" office:value="4528">
            <text:p>4528</text:p>
          </table:table-cell>
          <table:table-cell/>
          <table:table-cell table:style-name="Default" office:value-type="float" office:value="117">
            <text:p>117</text:p>
          </table:table-cell>
          <table:table-cell office:value-type="float" office:value="4474">
            <text:p>4474</text:p>
          </table:table-cell>
          <table:table-cell table:style-name="ce13" office:value-type="float" office:value="4591">
            <text:p>4591</text:p>
          </table:table-cell>
          <table:table-cell/>
          <table:table-cell table:style-name="ce13" office:value-type="float" office:value="2097">
            <text:p>2097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84">
            <text:p>384</text:p>
          </table:table-cell>
          <table:table-cell table:style-name="ce13" office:value-type="float" office:value="1700">
            <text:p>1700</text:p>
          </table:table-cell>
          <table:table-cell table:style-name="ce10" table:formula="of:=SUM([.M39:.P39])" office:value-type="float" office:value="2098">
            <text:p>2098</text:p>
          </table:table-cell>
          <table:table-cell table:style-name="ce10" office:value-type="string">
            <text:p>*1</text:p>
          </table:table-cell>
          <table:table-cell office:value-type="string">
            <text:p>giv3</text:p>
          </table:table-cell>
          <table:table-cell/>
          <table:table-cell table:style-name="ce19" table:formula="of:=SUM([.B39:.E39])" office:value-type="float" office:value="4528">
            <text:p>4528</text:p>
          </table:table-cell>
          <table:table-cell table:style-name="ce19" table:formula="of:=[.F39]-[.U39]" office:value-type="float" office:value="0">
            <text:p>0</text:p>
          </table:table-cell>
          <table:table-cell table:style-name="ce19"/>
          <table:table-cell table:style-name="ce19" table:formula="of:=SUM([.H39:.I39])" office:value-type="float" office:value="4591">
            <text:p>4591</text:p>
          </table:table-cell>
          <table:table-cell table:style-name="ce19" table:formula="of:=[.J39]-[.X39]" office:value-type="float" office:value="0">
            <text:p>0</text:p>
          </table:table-cell>
          <table:table-cell/>
          <table:table-cell table:style-name="ce10" table:formula="of:=[.Q39]-[.L39]" office:value-type="float" office:value="1">
            <text:p>1</text:p>
          </table:table-cell>
          <table:table-cell table:number-columns-repeated="997"/>
        </table:table-row>
        <table:table-row table:style-name="ro4">
          <table:table-cell office:value-type="string">
            <text:p>hadv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 table:style-name="ce13" office:value-type="float" office:value="153">
            <text:p>153</text:p>
          </table:table-cell>
          <table:table-cell/>
          <table:table-cell table:style-name="Default" office:value-type="float" office:value="4">
            <text:p>4</text:p>
          </table:table-cell>
          <table:table-cell office:value-type="float" office:value="149">
            <text:p>149</text:p>
          </table:table-cell>
          <table:table-cell table:style-name="ce13" office:value-type="float" office:value="153">
            <text:p>153</text:p>
          </table:table-cell>
          <table:table-cell/>
          <table:table-cell table:style-name="ce13" office:value-type="float" office:value="50">
            <text:p>50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13" office:value-type="float" office:value="49">
            <text:p>49</text:p>
          </table:table-cell>
          <table:table-cell table:formula="of:=SUM([.M40:.P40])" office:value-type="float" office:value="50">
            <text:p>50</text:p>
          </table:table-cell>
          <table:table-cell/>
          <table:table-cell office:value-type="string">
            <text:p>hadv</text:p>
          </table:table-cell>
          <table:table-cell/>
          <table:table-cell table:style-name="ce19" table:formula="of:=SUM([.B40:.E40])" office:value-type="float" office:value="153">
            <text:p>153</text:p>
          </table:table-cell>
          <table:table-cell table:style-name="ce19" table:formula="of:=[.F40]-[.U40]" office:value-type="float" office:value="0">
            <text:p>0</text:p>
          </table:table-cell>
          <table:table-cell table:style-name="ce19"/>
          <table:table-cell table:style-name="ce19" table:formula="of:=SUM([.H40:.I40])" office:value-type="float" office:value="153">
            <text:p>153</text:p>
          </table:table-cell>
          <table:table-cell table:style-name="ce19" table:formula="of:=[.J40]-[.X40]" office:value-type="float" office:value="0">
            <text:p>0</text:p>
          </table:table-cell>
          <table:table-cell/>
          <table:table-cell table:style-name="ce23" table:formula="of:=[.Q40]-[.L40]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string">
            <text:p>hpiv1</text:p>
          </table:table-cell>
          <table:table-cell table:number-columns-repeated="3" office:value-type="float" office:value="0">
            <text:p>0</text:p>
          </table:table-cell>
          <table:table-cell office:value-type="float" office:value="54">
            <text:p>54</text:p>
          </table:table-cell>
          <table:table-cell table:style-name="ce13" office:value-type="float" office:value="54">
            <text:p>54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54">
            <text:p>54</text:p>
          </table:table-cell>
          <table:table-cell table:style-name="ce13" office:value-type="float" office:value="54">
            <text:p>54</text:p>
          </table:table-cell>
          <table:table-cell/>
          <table:table-cell table:style-name="ce13" office:value-type="float" office:value="54">
            <text:p>54</text:p>
          </table:table-cell>
          <table:table-cell table:style-name="ce13" table:number-columns-repeated="3"/>
          <table:table-cell table:style-name="ce13" office:value-type="float" office:value="54">
            <text:p>54</text:p>
          </table:table-cell>
          <table:table-cell table:formula="of:=SUM([.M41:.P41])" office:value-type="float" office:value="54">
            <text:p>54</text:p>
          </table:table-cell>
          <table:table-cell/>
          <table:table-cell office:value-type="string">
            <text:p>hpiv1</text:p>
          </table:table-cell>
          <table:table-cell/>
          <table:table-cell table:style-name="ce19" table:formula="of:=SUM([.B41:.E41])" office:value-type="float" office:value="54">
            <text:p>54</text:p>
          </table:table-cell>
          <table:table-cell table:style-name="ce19" table:formula="of:=[.F41]-[.U41]" office:value-type="float" office:value="0">
            <text:p>0</text:p>
          </table:table-cell>
          <table:table-cell table:style-name="ce19"/>
          <table:table-cell table:style-name="ce19" table:formula="of:=SUM([.H41:.I41])" office:value-type="float" office:value="54">
            <text:p>54</text:p>
          </table:table-cell>
          <table:table-cell table:style-name="ce19" table:formula="of:=[.J41]-[.X41]" office:value-type="float" office:value="0">
            <text:p>0</text:p>
          </table:table-cell>
          <table:table-cell/>
          <table:table-cell table:style-name="ce23" table:formula="of:=[.Q41]-[.L41]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string">
            <text:p>hpiv3</text:p>
          </table:table-cell>
          <table:table-cell table:number-columns-repeated="3" office:value-type="float" office:value="0">
            <text:p>0</text:p>
          </table:table-cell>
          <table:table-cell office:value-type="float" office:value="102">
            <text:p>102</text:p>
          </table:table-cell>
          <table:table-cell table:style-name="ce13" office:value-type="float" office:value="102">
            <text:p>102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02">
            <text:p>102</text:p>
          </table:table-cell>
          <table:table-cell table:style-name="ce13" office:value-type="float" office:value="102">
            <text:p>102</text:p>
          </table:table-cell>
          <table:table-cell/>
          <table:table-cell table:style-name="ce13" office:value-type="float" office:value="102">
            <text:p>102</text:p>
          </table:table-cell>
          <table:table-cell table:style-name="ce13" table:number-columns-repeated="3"/>
          <table:table-cell table:style-name="ce13" office:value-type="float" office:value="102">
            <text:p>102</text:p>
          </table:table-cell>
          <table:table-cell table:formula="of:=SUM([.M42:.P42])" office:value-type="float" office:value="102">
            <text:p>102</text:p>
          </table:table-cell>
          <table:table-cell/>
          <table:table-cell office:value-type="string">
            <text:p>hpiv3</text:p>
          </table:table-cell>
          <table:table-cell/>
          <table:table-cell table:style-name="ce19" table:formula="of:=SUM([.B42:.E42])" office:value-type="float" office:value="102">
            <text:p>102</text:p>
          </table:table-cell>
          <table:table-cell table:style-name="ce19" table:formula="of:=[.F42]-[.U42]" office:value-type="float" office:value="0">
            <text:p>0</text:p>
          </table:table-cell>
          <table:table-cell table:style-name="ce19"/>
          <table:table-cell table:style-name="ce19" table:formula="of:=SUM([.H42:.I42])" office:value-type="float" office:value="102">
            <text:p>102</text:p>
          </table:table-cell>
          <table:table-cell table:style-name="ce19" table:formula="of:=[.J42]-[.X42]" office:value-type="float" office:value="0">
            <text:p>0</text:p>
          </table:table-cell>
          <table:table-cell/>
          <table:table-cell table:style-name="ce23" table:formula="of:=[.Q42]-[.L42]" office:value-type="float" office:value="0">
            <text:p>0</text:p>
          </table:table-cell>
          <table:table-cell table:number-columns-repeated="997"/>
        </table:table-row>
        <table:table-row table:style-name="ro2">
          <table:table-cell office:value-type="string">
            <text:p>hrv2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style-name="ce13" office:value-type="float" office:value="112">
            <text:p>112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17">
            <text:p>117</text:p>
          </table:table-cell>
          <table:table-cell table:style-name="ce13" office:value-type="float" office:value="117">
            <text:p>117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43:.P43])" office:value-type="float" office:value="0">
            <text:p>0</text:p>
          </table:table-cell>
          <table:table-cell/>
          <table:table-cell office:value-type="string">
            <text:p>hrv2</text:p>
          </table:table-cell>
          <table:table-cell/>
          <table:table-cell table:style-name="ce19" table:formula="of:=SUM([.B43:.E43])" office:value-type="float" office:value="112">
            <text:p>112</text:p>
          </table:table-cell>
          <table:table-cell table:style-name="ce19" table:formula="of:=[.F43]-[.U43]" office:value-type="float" office:value="0">
            <text:p>0</text:p>
          </table:table-cell>
          <table:table-cell table:style-name="ce19"/>
          <table:table-cell table:style-name="ce19" table:formula="of:=SUM([.H43:.I43])" office:value-type="float" office:value="117">
            <text:p>117</text:p>
          </table:table-cell>
          <table:table-cell table:style-name="ce19" table:formula="of:=[.J43]-[.X43]" office:value-type="float" office:value="0">
            <text:p>0</text:p>
          </table:table-cell>
          <table:table-cell/>
          <table:table-cell table:style-name="ce23" table:formula="of:=[.Q43]-[.L43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jev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44:.P44])" office:value-type="float" office:value="0">
            <text:p>0</text:p>
          </table:table-cell>
          <table:table-cell/>
          <table:table-cell office:value-type="string">
            <text:p>jev</text:p>
          </table:table-cell>
          <table:table-cell/>
          <table:table-cell table:style-name="ce19" table:formula="of:=SUM([.B44:.E44])" office:value-type="float" office:value="1">
            <text:p>1</text:p>
          </table:table-cell>
          <table:table-cell table:style-name="ce19" table:formula="of:=[.F44]-[.U44]" office:value-type="float" office:value="0">
            <text:p>0</text:p>
          </table:table-cell>
          <table:table-cell table:style-name="ce19"/>
          <table:table-cell table:style-name="ce19" table:formula="of:=SUM([.H44:.I44])" office:value-type="float" office:value="1">
            <text:p>1</text:p>
          </table:table-cell>
          <table:table-cell table:style-name="ce19" table:formula="of:=[.J44]-[.X44]" office:value-type="float" office:value="0">
            <text:p>0</text:p>
          </table:table-cell>
          <table:table-cell/>
          <table:table-cell table:style-name="ce23" table:formula="of:=[.Q44]-[.L44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mmp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8">
            <text:p>8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3" office:value-type="float" office:value="8">
            <text:p>8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45:.P45])" office:value-type="float" office:value="0">
            <text:p>0</text:p>
          </table:table-cell>
          <table:table-cell/>
          <table:table-cell office:value-type="string">
            <text:p>mmp</text:p>
          </table:table-cell>
          <table:table-cell/>
          <table:table-cell table:style-name="ce19" table:formula="of:=SUM([.B45:.E45])" office:value-type="float" office:value="8">
            <text:p>8</text:p>
          </table:table-cell>
          <table:table-cell table:style-name="ce19" table:formula="of:=[.F45]-[.U45]" office:value-type="float" office:value="0">
            <text:p>0</text:p>
          </table:table-cell>
          <table:table-cell table:style-name="ce19"/>
          <table:table-cell table:style-name="ce19" table:formula="of:=SUM([.H45:.I45])" office:value-type="float" office:value="8">
            <text:p>8</text:p>
          </table:table-cell>
          <table:table-cell table:style-name="ce19" table:formula="of:=[.J45]-[.X45]" office:value-type="float" office:value="0">
            <text:p>0</text:p>
          </table:table-cell>
          <table:table-cell/>
          <table:table-cell table:style-name="ce23" table:formula="of:=[.Q45]-[.L45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mpv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style-name="ce13" office:value-type="float" office:value="123">
            <text:p>123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23">
            <text:p>123</text:p>
          </table:table-cell>
          <table:table-cell table:style-name="ce13" office:value-type="float" office:value="123">
            <text:p>123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46:.P46])" office:value-type="float" office:value="0">
            <text:p>0</text:p>
          </table:table-cell>
          <table:table-cell/>
          <table:table-cell office:value-type="string">
            <text:p>mpv</text:p>
          </table:table-cell>
          <table:table-cell/>
          <table:table-cell table:style-name="ce19" table:formula="of:=SUM([.B46:.E46])" office:value-type="float" office:value="123">
            <text:p>123</text:p>
          </table:table-cell>
          <table:table-cell table:style-name="ce19" table:formula="of:=[.F46]-[.U46]" office:value-type="float" office:value="0">
            <text:p>0</text:p>
          </table:table-cell>
          <table:table-cell table:style-name="ce19"/>
          <table:table-cell table:style-name="ce19" table:formula="of:=SUM([.H46:.I46])" office:value-type="float" office:value="123">
            <text:p>123</text:p>
          </table:table-cell>
          <table:table-cell table:style-name="ce19" table:formula="of:=[.J46]-[.X46]" office:value-type="float" office:value="0">
            <text:p>0</text:p>
          </table:table-cell>
          <table:table-cell/>
          <table:table-cell table:style-name="ce23" table:formula="of:=[.Q46]-[.L46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ms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47:.P47])" office:value-type="float" office:value="0">
            <text:p>0</text:p>
          </table:table-cell>
          <table:table-cell/>
          <table:table-cell office:value-type="string">
            <text:p>msl</text:p>
          </table:table-cell>
          <table:table-cell/>
          <table:table-cell table:style-name="ce19" table:formula="of:=SUM([.B47:.E47])" office:value-type="float" office:value="10">
            <text:p>10</text:p>
          </table:table-cell>
          <table:table-cell table:style-name="ce19" table:formula="of:=[.F47]-[.U47]" office:value-type="float" office:value="0">
            <text:p>0</text:p>
          </table:table-cell>
          <table:table-cell table:style-name="ce19"/>
          <table:table-cell table:style-name="ce19" table:formula="of:=SUM([.H47:.I47])" office:value-type="float" office:value="12">
            <text:p>12</text:p>
          </table:table-cell>
          <table:table-cell table:style-name="ce19" table:formula="of:=[.J47]-[.X47]" office:value-type="float" office:value="0">
            <text:p>0</text:p>
          </table:table-cell>
          <table:table-cell/>
          <table:table-cell table:style-name="ce23" table:formula="of:=[.Q47]-[.L47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norv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36">
            <text:p>36</text:p>
          </table:table-cell>
          <table:table-cell office:value-type="float" office:value="77">
            <text:p>77</text:p>
          </table:table-cell>
          <table:table-cell table:style-name="ce13" office:value-type="float" office:value="278">
            <text:p>278</text:p>
          </table:table-cell>
          <table:table-cell/>
          <table:table-cell table:style-name="Default" office:value-type="float" office:value="5">
            <text:p>5</text:p>
          </table:table-cell>
          <table:table-cell office:value-type="float" office:value="273">
            <text:p>273</text:p>
          </table:table-cell>
          <table:table-cell table:style-name="ce13" office:value-type="float" office:value="278">
            <text:p>278</text:p>
          </table:table-cell>
          <table:table-cell/>
          <table:table-cell table:style-name="ce13" office:value-type="float" office:value="273">
            <text:p>273</text:p>
          </table:table-cell>
          <table:table-cell table:style-name="ce13" office:value-type="float" office:value="29">
            <text:p>29</text:p>
          </table:table-cell>
          <table:table-cell table:style-name="ce13"/>
          <table:table-cell table:style-name="ce13" office:value-type="float" office:value="78">
            <text:p>78</text:p>
          </table:table-cell>
          <table:table-cell table:style-name="ce13" office:value-type="float" office:value="171">
            <text:p>171</text:p>
          </table:table-cell>
          <table:table-cell table:formula="of:=SUM([.M48:.P48])" office:value-type="float" office:value="278">
            <text:p>278</text:p>
          </table:table-cell>
          <table:table-cell table:style-name="ce10" office:value-type="string">
            <text:p>*2</text:p>
          </table:table-cell>
          <table:table-cell office:value-type="string">
            <text:p>norv</text:p>
          </table:table-cell>
          <table:table-cell/>
          <table:table-cell table:style-name="ce19" table:formula="of:=SUM([.B48:.E48])" office:value-type="float" office:value="278">
            <text:p>278</text:p>
          </table:table-cell>
          <table:table-cell table:style-name="ce19" table:formula="of:=[.F48]-[.U48]" office:value-type="float" office:value="0">
            <text:p>0</text:p>
          </table:table-cell>
          <table:table-cell table:style-name="ce19"/>
          <table:table-cell table:style-name="ce19" table:formula="of:=SUM([.H48:.I48])" office:value-type="float" office:value="278">
            <text:p>278</text:p>
          </table:table-cell>
          <table:table-cell table:style-name="ce19" table:formula="of:=[.J48]-[.X48]" office:value-type="float" office:value="0">
            <text:p>0</text:p>
          </table:table-cell>
          <table:table-cell/>
          <table:table-cell table:style-name="ce10" table:formula="of:=[.Q48]-[.L48]" office:value-type="float" office:value="5">
            <text:p>5</text:p>
          </table:table-cell>
          <table:table-cell table:number-columns-repeated="997"/>
        </table:table-row>
        <table:table-row table:style-name="ro4">
          <table:table-cell office:value-type="string">
            <text:p>piv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44">
            <text:p>44</text:p>
          </table:table-cell>
          <table:table-cell office:value-type="float" office:value="287">
            <text:p>287</text:p>
          </table:table-cell>
          <table:table-cell table:style-name="ce13" office:value-type="float" office:value="544">
            <text:p>544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544">
            <text:p>544</text:p>
          </table:table-cell>
          <table:table-cell table:style-name="ce13" office:value-type="float" office:value="544">
            <text:p>544</text:p>
          </table:table-cell>
          <table:table-cell/>
          <table:table-cell table:style-name="ce13" office:value-type="float" office:value="508">
            <text:p>508</text:p>
          </table:table-cell>
          <table:table-cell table:style-name="ce13" office:value-type="float" office:value="44">
            <text:p>44</text:p>
          </table:table-cell>
          <table:table-cell table:style-name="ce13"/>
          <table:table-cell table:style-name="ce13" office:value-type="float" office:value="177">
            <text:p>177</text:p>
          </table:table-cell>
          <table:table-cell table:style-name="ce13" office:value-type="float" office:value="287">
            <text:p>287</text:p>
          </table:table-cell>
          <table:table-cell table:formula="of:=SUM([.M49:.P49])" office:value-type="float" office:value="508">
            <text:p>508</text:p>
          </table:table-cell>
          <table:table-cell/>
          <table:table-cell office:value-type="string">
            <text:p>piv</text:p>
          </table:table-cell>
          <table:table-cell/>
          <table:table-cell table:style-name="ce19" table:formula="of:=SUM([.B49:.E49])" office:value-type="float" office:value="544">
            <text:p>544</text:p>
          </table:table-cell>
          <table:table-cell table:style-name="ce19" table:formula="of:=[.F49]-[.U49]" office:value-type="float" office:value="0">
            <text:p>0</text:p>
          </table:table-cell>
          <table:table-cell table:style-name="ce19"/>
          <table:table-cell table:style-name="ce19" table:formula="of:=SUM([.H49:.I49])" office:value-type="float" office:value="544">
            <text:p>544</text:p>
          </table:table-cell>
          <table:table-cell table:style-name="ce19" table:formula="of:=[.J49]-[.X49]" office:value-type="float" office:value="0">
            <text:p>0</text:p>
          </table:table-cell>
          <table:table-cell/>
          <table:table-cell table:style-name="ce23" table:formula="of:=[.Q49]-[.L49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rb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16">
            <text:p>16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50:.P50])" office:value-type="float" office:value="0">
            <text:p>0</text:p>
          </table:table-cell>
          <table:table-cell/>
          <table:table-cell office:value-type="string">
            <text:p>rbl</text:p>
          </table:table-cell>
          <table:table-cell/>
          <table:table-cell table:style-name="ce19" table:formula="of:=SUM([.B50:.E50])" office:value-type="float" office:value="16">
            <text:p>16</text:p>
          </table:table-cell>
          <table:table-cell table:style-name="ce19" table:formula="of:=[.F50]-[.U50]" office:value-type="float" office:value="0">
            <text:p>0</text:p>
          </table:table-cell>
          <table:table-cell table:style-name="ce19"/>
          <table:table-cell table:style-name="ce19" table:formula="of:=SUM([.H50:.I50])" office:value-type="float" office:value="17">
            <text:p>17</text:p>
          </table:table-cell>
          <table:table-cell table:style-name="ce19" table:formula="of:=[.J50]-[.X50]" office:value-type="float" office:value="0">
            <text:p>0</text:p>
          </table:table-cell>
          <table:table-cell/>
          <table:table-cell table:style-name="ce23" table:formula="of:=[.Q50]-[.L50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rsv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style-name="ce13" office:value-type="float" office:value="159">
            <text:p>159</text:p>
          </table:table-cell>
          <table:table-cell/>
          <table:table-cell table:style-name="Default" office:value-type="float" office:value="51">
            <text:p>51</text:p>
          </table:table-cell>
          <table:table-cell office:value-type="float" office:value="114">
            <text:p>114</text:p>
          </table:table-cell>
          <table:table-cell table:style-name="ce13" office:value-type="float" office:value="165">
            <text:p>165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formula="of:=SUM([.M51:.P51])" office:value-type="float" office:value="0">
            <text:p>0</text:p>
          </table:table-cell>
          <table:table-cell/>
          <table:table-cell office:value-type="string">
            <text:p>rsv</text:p>
          </table:table-cell>
          <table:table-cell/>
          <table:table-cell table:style-name="ce19" table:formula="of:=SUM([.B51:.E51])" office:value-type="float" office:value="159">
            <text:p>159</text:p>
          </table:table-cell>
          <table:table-cell table:style-name="ce19" table:formula="of:=[.F51]-[.U51]" office:value-type="float" office:value="0">
            <text:p>0</text:p>
          </table:table-cell>
          <table:table-cell table:style-name="ce19"/>
          <table:table-cell table:style-name="ce19" table:formula="of:=SUM([.H51:.I51])" office:value-type="float" office:value="165">
            <text:p>165</text:p>
          </table:table-cell>
          <table:table-cell table:style-name="ce19" table:formula="of:=[.J51]-[.X51]" office:value-type="float" office:value="0">
            <text:p>0</text:p>
          </table:table-cell>
          <table:table-cell/>
          <table:table-cell table:style-name="ce23" table:formula="of:=[.Q51]-[.L51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rtv</text:p>
          </table:table-cell>
          <table:table-cell office:value-type="float" office:value="33">
            <text:p>33</text:p>
          </table:table-cell>
          <table:table-cell office:value-type="float" office:value="352">
            <text:p>352</text:p>
          </table:table-cell>
          <table:table-cell office:value-type="float" office:value="398">
            <text:p>398</text:p>
          </table:table-cell>
          <table:table-cell office:value-type="float" office:value="222">
            <text:p>222</text:p>
          </table:table-cell>
          <table:table-cell table:style-name="ce13" office:value-type="float" office:value="1005">
            <text:p>1005</text:p>
          </table:table-cell>
          <table:table-cell/>
          <table:table-cell table:style-name="Default" office:value-type="float" office:value="88">
            <text:p>88</text:p>
          </table:table-cell>
          <table:table-cell office:value-type="float" office:value="968">
            <text:p>968</text:p>
          </table:table-cell>
          <table:table-cell table:style-name="ce13" office:value-type="float" office:value="1056">
            <text:p>1056</text:p>
          </table:table-cell>
          <table:table-cell/>
          <table:table-cell table:style-name="ce13" office:value-type="float" office:value="87">
            <text:p>87</text:p>
          </table:table-cell>
          <table:table-cell table:style-name="ce13" table:number-columns-repeated="3"/>
          <table:table-cell table:style-name="ce13" office:value-type="float" office:value="87">
            <text:p>87</text:p>
          </table:table-cell>
          <table:table-cell table:formula="of:=SUM([.M52:.P52])" office:value-type="float" office:value="87">
            <text:p>87</text:p>
          </table:table-cell>
          <table:table-cell/>
          <table:table-cell office:value-type="string">
            <text:p>rtv</text:p>
          </table:table-cell>
          <table:table-cell/>
          <table:table-cell table:style-name="ce19" table:formula="of:=SUM([.B52:.E52])" office:value-type="float" office:value="1005">
            <text:p>1005</text:p>
          </table:table-cell>
          <table:table-cell table:style-name="ce19" table:formula="of:=[.F52]-[.U52]" office:value-type="float" office:value="0">
            <text:p>0</text:p>
          </table:table-cell>
          <table:table-cell table:style-name="ce19"/>
          <table:table-cell table:style-name="ce19" table:formula="of:=SUM([.H52:.I52])" office:value-type="float" office:value="1056">
            <text:p>1056</text:p>
          </table:table-cell>
          <table:table-cell table:style-name="ce19" table:formula="of:=[.J52]-[.X52]" office:value-type="float" office:value="0">
            <text:p>0</text:p>
          </table:table-cell>
          <table:table-cell/>
          <table:table-cell table:style-name="ce23" table:formula="of:=[.Q52]-[.L52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swiv</text:p>
          </table:table-cell>
          <table:table-cell office:value-type="float" office:value="116">
            <text:p>116</text:p>
          </table:table-cell>
          <table:table-cell office:value-type="float" office:value="2416">
            <text:p>241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style-name="ce13" office:value-type="float" office:value="2579">
            <text:p>2579</text:p>
          </table:table-cell>
          <table:table-cell/>
          <table:table-cell table:style-name="Default" office:value-type="float" office:value="127">
            <text:p>127</text:p>
          </table:table-cell>
          <table:table-cell office:value-type="float" office:value="2463">
            <text:p>2463</text:p>
          </table:table-cell>
          <table:table-cell table:style-name="ce13" office:value-type="float" office:value="2590">
            <text:p>2590</text:p>
          </table:table-cell>
          <table:table-cell/>
          <table:table-cell table:style-name="ce13" office:value-type="float" office:value="174">
            <text:p>174</text:p>
          </table:table-cell>
          <table:table-cell table:style-name="ce13" office:value-type="float" office:value="33">
            <text:p>33</text:p>
          </table:table-cell>
          <table:table-cell table:style-name="ce13"/>
          <table:table-cell table:style-name="ce13" office:value-type="float" office:value="140">
            <text:p>140</text:p>
          </table:table-cell>
          <table:table-cell table:style-name="ce13" office:value-type="float" office:value="2">
            <text:p>2</text:p>
          </table:table-cell>
          <table:table-cell table:style-name="ce10" table:formula="of:=SUM([.M53:.P53])" office:value-type="float" office:value="175">
            <text:p>175</text:p>
          </table:table-cell>
          <table:table-cell table:style-name="ce10" office:value-type="string">
            <text:p>*1</text:p>
          </table:table-cell>
          <table:table-cell office:value-type="string">
            <text:p>swiv</text:p>
          </table:table-cell>
          <table:table-cell/>
          <table:table-cell table:style-name="ce19" table:formula="of:=SUM([.B53:.E53])" office:value-type="float" office:value="2579">
            <text:p>2579</text:p>
          </table:table-cell>
          <table:table-cell table:style-name="ce19" table:formula="of:=[.F53]-[.U53]" office:value-type="float" office:value="0">
            <text:p>0</text:p>
          </table:table-cell>
          <table:table-cell table:style-name="ce19"/>
          <table:table-cell table:style-name="ce19" table:formula="of:=SUM([.H53:.I53])" office:value-type="float" office:value="2590">
            <text:p>2590</text:p>
          </table:table-cell>
          <table:table-cell table:style-name="ce19" table:formula="of:=[.J53]-[.X53]" office:value-type="float" office:value="0">
            <text:p>0</text:p>
          </table:table-cell>
          <table:table-cell/>
          <table:table-cell table:style-name="ce10" table:formula="of:=[.Q53]-[.L53]" office:value-type="float" office:value="1">
            <text:p>1</text:p>
          </table:table-cell>
          <table:table-cell table:number-columns-repeated="997"/>
        </table:table-row>
        <table:table-row table:style-name="ro4">
          <table:table-cell office:value-type="string">
            <text:p>synflu</text:p>
          </table:table-cell>
          <table:table-cell table:number-columns-repeated="4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/>
          <table:table-cell/>
          <table:table-cell office:value-type="string">
            <text:p>synflu</text:p>
          </table:table-cell>
          <table:table-cell/>
          <table:table-cell table:style-name="ce19" table:formula="of:=SUM([.B54:.E54])" office:value-type="float" office:value="0">
            <text:p>0</text:p>
          </table:table-cell>
          <table:table-cell table:style-name="ce19" table:formula="of:=[.F54]-[.U54]" office:value-type="float" office:value="0">
            <text:p>0</text:p>
          </table:table-cell>
          <table:table-cell table:style-name="ce19"/>
          <table:table-cell table:style-name="ce19" table:formula="of:=SUM([.H54:.I54])" office:value-type="float" office:value="0">
            <text:p>0</text:p>
          </table:table-cell>
          <table:table-cell table:style-name="ce19" table:formula="of:=[.J54]-[.X54]" office:value-type="float" office:value="0">
            <text:p>0</text:p>
          </table:table-cell>
          <table:table-cell/>
          <table:table-cell table:style-name="ce23" table:formula="of:=[.Q54]-[.L54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vd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float" office:value="9">
            <text:p>9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3" office:value-type="float" office:value="11">
            <text:p>11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/>
          <table:table-cell/>
          <table:table-cell office:value-type="string">
            <text:p>vda</text:p>
          </table:table-cell>
          <table:table-cell/>
          <table:table-cell table:style-name="ce19" table:formula="of:=SUM([.B55:.E55])" office:value-type="float" office:value="9">
            <text:p>9</text:p>
          </table:table-cell>
          <table:table-cell table:style-name="ce19" table:formula="of:=[.F55]-[.U55]" office:value-type="float" office:value="0">
            <text:p>0</text:p>
          </table:table-cell>
          <table:table-cell table:style-name="ce19"/>
          <table:table-cell table:style-name="ce19" table:formula="of:=SUM([.H55:.I55])" office:value-type="float" office:value="11">
            <text:p>11</text:p>
          </table:table-cell>
          <table:table-cell table:style-name="ce19" table:formula="of:=[.J55]-[.X55]" office:value-type="float" office:value="0">
            <text:p>0</text:p>
          </table:table-cell>
          <table:table-cell/>
          <table:table-cell table:style-name="ce23" table:formula="of:=[.Q55]-[.L55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veev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3" office:value-type="float" office:value="109">
            <text:p>109</text:p>
          </table:table-cell>
          <table:table-cell/>
          <table:table-cell table:style-name="Default" office:value-type="float" office:value="9">
            <text:p>9</text:p>
          </table:table-cell>
          <table:table-cell office:value-type="float" office:value="104">
            <text:p>104</text:p>
          </table:table-cell>
          <table:table-cell table:style-name="ce13" office:value-type="float" office:value="113">
            <text:p>113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/>
          <table:table-cell/>
          <table:table-cell office:value-type="string">
            <text:p>veev</text:p>
          </table:table-cell>
          <table:table-cell/>
          <table:table-cell table:style-name="ce19" table:formula="of:=SUM([.B56:.E56])" office:value-type="float" office:value="109">
            <text:p>109</text:p>
          </table:table-cell>
          <table:table-cell table:style-name="ce19" table:formula="of:=[.F56]-[.U56]" office:value-type="float" office:value="0">
            <text:p>0</text:p>
          </table:table-cell>
          <table:table-cell table:style-name="ce19"/>
          <table:table-cell table:style-name="ce19" table:formula="of:=SUM([.H56:.I56])" office:value-type="float" office:value="113">
            <text:p>113</text:p>
          </table:table-cell>
          <table:table-cell table:style-name="ce19" table:formula="of:=[.J56]-[.X56]" office:value-type="float" office:value="0">
            <text:p>0</text:p>
          </table:table-cell>
          <table:table-cell/>
          <table:table-cell table:style-name="ce23" table:formula="of:=[.Q56]-[.L56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vz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/>
          <table:table-cell/>
          <table:table-cell office:value-type="string">
            <text:p>vzv</text:p>
          </table:table-cell>
          <table:table-cell/>
          <table:table-cell table:style-name="ce19" table:formula="of:=SUM([.B57:.E57])" office:value-type="float" office:value="1">
            <text:p>1</text:p>
          </table:table-cell>
          <table:table-cell table:style-name="ce19" table:formula="of:=[.F57]-[.U57]" office:value-type="float" office:value="0">
            <text:p>0</text:p>
          </table:table-cell>
          <table:table-cell table:style-name="ce19"/>
          <table:table-cell table:style-name="ce19" table:formula="of:=SUM([.H57:.I57])" office:value-type="float" office:value="1">
            <text:p>1</text:p>
          </table:table-cell>
          <table:table-cell table:style-name="ce19" table:formula="of:=[.J57]-[.X57]" office:value-type="float" office:value="0">
            <text:p>0</text:p>
          </table:table-cell>
          <table:table-cell/>
          <table:table-cell table:style-name="ce23" table:formula="of:=[.Q57]-[.L57]" office:value-type="float" office:value="0">
            <text:p>0</text:p>
          </table:table-cell>
          <table:table-cell table:number-columns-repeated="997"/>
        </table:table-row>
        <table:table-row table:style-name="ro4">
          <table:table-cell office:value-type="string">
            <text:p>yf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3" table:number-columns-repeated="4"/>
          <table:table-cell/>
          <table:table-cell/>
          <table:table-cell office:value-type="string">
            <text:p>yfv</text:p>
          </table:table-cell>
          <table:table-cell/>
          <table:table-cell table:style-name="ce19" table:formula="of:=SUM([.B58:.E58])" office:value-type="float" office:value="1">
            <text:p>1</text:p>
          </table:table-cell>
          <table:table-cell table:style-name="ce19" table:formula="of:=[.F58]-[.U58]" office:value-type="float" office:value="0">
            <text:p>0</text:p>
          </table:table-cell>
          <table:table-cell table:style-name="ce19"/>
          <table:table-cell table:style-name="ce19" table:formula="of:=SUM([.H58:.I58])" office:value-type="float" office:value="1">
            <text:p>1</text:p>
          </table:table-cell>
          <table:table-cell table:style-name="ce19" table:formula="of:=[.J58]-[.X58]" office:value-type="float" office:value="0">
            <text:p>0</text:p>
          </table:table-cell>
          <table:table-cell/>
          <table:table-cell table:style-name="ce23" table:formula="of:=[.Q58]-[.L58]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number-columns-repeated="5"/>
          <table:table-cell table:style-name="ce13"/>
          <table:table-cell/>
          <table:table-cell table:style-name="Default"/>
          <table:table-cell/>
          <table:table-cell table:style-name="ce13"/>
          <table:table-cell/>
          <table:table-cell table:style-name="ce13" table:number-columns-repeated="5"/>
          <table:table-cell table:number-columns-repeated="4"/>
          <table:table-cell table:style-name="ce19" table:number-columns-repeated="5"/>
          <table:table-cell table:number-columns-repeated="999"/>
        </table:table-row>
        <table:table-row table:style-name="ro2">
          <table:table-cell table:style-name="ce4" office:value-type="string">
            <text:p>Total</text:p>
          </table:table-cell>
          <table:table-cell table:style-name="ce8" table:formula="of:=SUM([.B35:.B58])" office:value-type="float" office:value="430">
            <text:p>430</text:p>
          </table:table-cell>
          <table:table-cell table:style-name="ce8" table:formula="of:=SUM([.C35:.C58])" office:value-type="float" office:value="11196">
            <text:p>11196</text:p>
          </table:table-cell>
          <table:table-cell table:style-name="ce8" table:formula="of:=SUM([.D35:.D58])" office:value-type="float" office:value="1737">
            <text:p>1737</text:p>
          </table:table-cell>
          <table:table-cell table:style-name="ce8" table:formula="of:=SUM([.E35:.E58])" office:value-type="float" office:value="3615">
            <text:p>3615</text:p>
          </table:table-cell>
          <table:table-cell table:style-name="ce8" table:formula="of:=SUM([.F35:.F58])" office:value-type="float" office:value="16978">
            <text:p>16978</text:p>
          </table:table-cell>
          <table:table-cell table:style-name="ce4"/>
          <table:table-cell table:style-name="ce8" table:formula="of:=SUM([.H35:.H58])" office:value-type="float" office:value="870">
            <text:p>870</text:p>
          </table:table-cell>
          <table:table-cell table:style-name="ce8" table:formula="of:=SUM([.I35:.I58])" office:value-type="float" office:value="16613">
            <text:p>16613</text:p>
          </table:table-cell>
          <table:table-cell table:style-name="ce8" table:formula="of:=SUM([.J35:.J58])" office:value-type="float" office:value="17483">
            <text:p>17483</text:p>
          </table:table-cell>
          <table:table-cell table:style-name="ce4"/>
          <table:table-cell table:style-name="ce8" table:formula="of:=SUM([.L35:.L58])" office:value-type="float" office:value="4506">
            <text:p>4506</text:p>
          </table:table-cell>
          <table:table-cell table:style-name="ce8" table:number-columns-repeated="4"/>
          <table:table-cell table:style-name="ce11" table:formula="of:=SUM([.Q35:.Q59])" office:value-type="float" office:value="4513">
            <text:p>4513</text:p>
          </table:table-cell>
          <table:table-cell table:style-name="ce11" office:value-type="string">
            <text:p>*1,2</text:p>
          </table:table-cell>
          <table:table-cell table:style-name="ce4" office:value-type="string">
            <text:p>Total</text:p>
          </table:table-cell>
          <table:table-cell table:style-name="ce4"/>
          <table:table-cell table:style-name="ce19" table:formula="of:=SUM([.B60:.E60])" office:value-type="float" office:value="16978">
            <text:p>16978</text:p>
          </table:table-cell>
          <table:table-cell table:style-name="ce19" table:formula="of:=[.F60]-[.U60]" office:value-type="float" office:value="0">
            <text:p>0</text:p>
          </table:table-cell>
          <table:table-cell table:style-name="ce20"/>
          <table:table-cell table:style-name="ce19" table:formula="of:=SUM([.H60:.I60])" office:value-type="float" office:value="17483">
            <text:p>17483</text:p>
          </table:table-cell>
          <table:table-cell table:style-name="ce19" table:formula="of:=[.J60]-[.X60]" office:value-type="float" office:value="0">
            <text:p>0</text:p>
          </table:table-cell>
          <table:table-cell table:style-name="ce4"/>
          <table:table-cell table:style-name="ce10" table:formula="of:=[.Q60]-[.L60]" office:value-type="float" office:value="7">
            <text:p>7</text:p>
          </table:table-cell>
          <table:table-cell table:style-name="ce4"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12"/>
          <table:table-cell table:style-name="ce10" office:value-type="string">
            <text:p>*1 ST-7988 is double counted as it is in the giv3 and swiv databases</text:p>
          </table:table-cell>
          <table:table-cell table:number-columns-repeated="1011"/>
        </table:table-row>
        <table:table-row table:style-name="ro2">
          <table:table-cell table:number-columns-repeated="12"/>
          <table:table-cell table:style-name="ce10" office:value-type="string">
            <text:p>*2 ST-20087 -&gt; ST-20891 are marked as Deprecated in the GLK, unresolved in JIRA and Received in the CTM</text:p>
          </table:table-cell>
          <table:table-cell table:number-columns-repeated="1011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 CTM not JIRA" table:style-name="ta1" table:print="false">
        <table:table-column table:style-name="co13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4">
          <table:table-cell office:value-type="string">
            <text:p>Extent_id</text:p>
          </table:table-cell>
          <table:table-cell office:value-type="string">
            <text:p>data_base</text:p>
          </table:table-cell>
          <table:table-cell office:value-type="string">
            <text:p>jira_id</text:p>
          </table:table-cell>
          <table:table-cell office:value-type="string">
            <text:p>status</text:p>
          </table:table-cell>
          <table:table-cell office:value-type="string">
            <text:p>reason</text:p>
          </table:table-cell>
        </table:table-row>
        <table:table-row table:style-name="ro4">
          <table:table-cell office:value-type="float" office:value="1122233907207">
            <text:p>1122233907207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09">
            <text:p>1122233907209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5">
            <text:p>1122233907215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7">
            <text:p>1122233907217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135372001">
            <text:p>1125135372001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7">
            <text:p>1127650007807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05">
            <text:p>1128693778505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600">
            <text:p>1128693778600</text:p>
          </table:table-cell>
          <table:table-cell office:value-type="string">
            <text:p>gc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17">
            <text:p>1127189694717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18">
            <text:p>1127189694718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19">
            <text:p>1127189694719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0">
            <text:p>1127189694720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1">
            <text:p>1127189694721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2">
            <text:p>1127189694722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3">
            <text:p>1127189694723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4">
            <text:p>1127189694724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5">
            <text:p>1127189694725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6">
            <text:p>1127189694726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7">
            <text:p>1127189694727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8">
            <text:p>1127189694728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29">
            <text:p>1127189694729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30">
            <text:p>1127189694730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31">
            <text:p>1127189694731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32">
            <text:p>1127189694732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33">
            <text:p>1127189694733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89694734">
            <text:p>1127189694734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1">
            <text:p>1127650007801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2">
            <text:p>1127650007802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3">
            <text:p>1127650007803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4">
            <text:p>1127650007804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5">
            <text:p>1127650007805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6">
            <text:p>1127650007806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8">
            <text:p>1127650007808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09">
            <text:p>1127650007809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0">
            <text:p>1127650007810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1">
            <text:p>1127650007811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2">
            <text:p>1127650007812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3">
            <text:p>1127650007813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4">
            <text:p>1127650007814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5">
            <text:p>1127650007815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6">
            <text:p>1127650007816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7">
            <text:p>1127650007817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8">
            <text:p>1127650007818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19">
            <text:p>1127650007819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50007820">
            <text:p>1127650007820</text:p>
          </table:table-cell>
          <table:table-cell office:value-type="string">
            <text:p>gcv</text:p>
          </table:table-cell>
          <table:table-cell/>
          <table:table-cell office:value-type="string">
            <text:p>Assembly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054452451">
            <text:p>1122054452451</text:p>
          </table:table-cell>
          <table:table-cell office:value-type="string">
            <text:p>gcv</text:p>
          </table:table-cell>
          <table:table-cell/>
          <table:table-cell office:value-type="string">
            <text:p>Closure NF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13127350501">
            <text:p>1113127350501</text:p>
          </table:table-cell>
          <table:table-cell office:value-type="string">
            <text:p>gc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17732145532">
            <text:p>1117732145532</text:p>
          </table:table-cell>
          <table:table-cell office:value-type="string">
            <text:p>gc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08">
            <text:p>1122233907208</text:p>
          </table:table-cell>
          <table:table-cell office:value-type="string">
            <text:p>gc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1">
            <text:p>1122233907211</text:p>
          </table:table-cell>
          <table:table-cell office:value-type="string">
            <text:p>gc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2">
            <text:p>1122233907212</text:p>
          </table:table-cell>
          <table:table-cell office:value-type="string">
            <text:p>gc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3">
            <text:p>1122233907213</text:p>
          </table:table-cell>
          <table:table-cell office:value-type="string">
            <text:p>gc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4">
            <text:p>1122233907214</text:p>
          </table:table-cell>
          <table:table-cell office:value-type="string">
            <text:p>gc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6">
            <text:p>1122233907216</text:p>
          </table:table-cell>
          <table:table-cell office:value-type="string">
            <text:p>gc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55">
            <text:p>1120568095055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57">
            <text:p>1120568095057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58">
            <text:p>1120568095058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59">
            <text:p>1120568095059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0">
            <text:p>1120568095060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1">
            <text:p>1120568095061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3">
            <text:p>1120568095063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4">
            <text:p>1120568095064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5">
            <text:p>1120568095065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6">
            <text:p>1120568095066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7">
            <text:p>1120568095067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568095068">
            <text:p>1120568095068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2">
            <text:p>1126537758002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3">
            <text:p>1126537758003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4">
            <text:p>1126537758004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5">
            <text:p>1126537758005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6">
            <text:p>1126537758006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7">
            <text:p>1126537758007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0">
            <text:p>1126537758010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1">
            <text:p>1126537758011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2">
            <text:p>1126537758012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3">
            <text:p>1126537758013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4">
            <text:p>1126537758014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5">
            <text:p>1126537758015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8">
            <text:p>1126537758018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9">
            <text:p>1126537758019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20">
            <text:p>1126537758020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0">
            <text:p>1128693778530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1">
            <text:p>1128693778531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2">
            <text:p>1128693778532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3">
            <text:p>1128693778533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4">
            <text:p>1128693778534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5">
            <text:p>1128693778535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36">
            <text:p>1128693778536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56">
            <text:p>1128693778556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76">
            <text:p>1128693778576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77">
            <text:p>1128693778577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78">
            <text:p>1128693778578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79">
            <text:p>1128693778579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80">
            <text:p>1128693778580</text:p>
          </table:table-cell>
          <table:table-cell office:value-type="string">
            <text:p>gcv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04">
            <text:p>1122233907204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05">
            <text:p>1122233907205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06">
            <text:p>1122233907206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2233907210">
            <text:p>1122233907210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135372002">
            <text:p>1125135372002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09">
            <text:p>1126537758009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6">
            <text:p>1126537758016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17">
            <text:p>1126537758017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21">
            <text:p>1126537758021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37758022">
            <text:p>1126537758022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06">
            <text:p>1128693778506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07">
            <text:p>1128693778507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27">
            <text:p>1128693778527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28">
            <text:p>1128693778528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693778529">
            <text:p>1128693778529</text:p>
          </table:table-cell>
          <table:table-cell office:value-type="string">
            <text:p>gc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8179795162">
            <text:p>1128179795162</text:p>
          </table:table-cell>
          <table:table-cell office:value-type="string">
            <text:p>gc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2:.$B$111])" office:value-type="float" office:value="110">
            <text:p>110</text:p>
          </table:table-cell>
          <table:table-cell table:number-columns-repeated="3"/>
        </table:table-row>
        <table:table-row table:style-name="ro4">
          <table:table-cell office:value-type="float" office:value="1130777808989">
            <text:p>1130777808989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8991">
            <text:p>1130777808991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05">
            <text:p>1130777809005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06">
            <text:p>1130777809006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07">
            <text:p>1130777809007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11">
            <text:p>1130777809011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13">
            <text:p>1130777809013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15">
            <text:p>1130777809015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16">
            <text:p>1130777809016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18">
            <text:p>1130777809018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20">
            <text:p>1130777809020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22">
            <text:p>1130777809022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23">
            <text:p>1130777809023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24">
            <text:p>1130777809024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26">
            <text:p>1130777809026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27">
            <text:p>1130777809027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30">
            <text:p>1130777809030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31">
            <text:p>1130777809031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35">
            <text:p>1130777809035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0777809038">
            <text:p>1130777809038</text:p>
          </table:table-cell>
          <table:table-cell office:value-type="string">
            <text:p>giv</text:p>
          </table:table-cell>
          <table:table-cell/>
          <table:table-cell office:value-type="string">
            <text:p>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113:.$B$132])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1131973014562">
            <text:p>1131973014562</text:p>
          </table:table-cell>
          <table:table-cell office:value-type="string">
            <text:p>giv3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191610413">
            <text:p>1132191610413</text:p>
          </table:table-cell>
          <table:table-cell office:value-type="string">
            <text:p>giv3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/>
          <table:table-cell table:style-name="Result" table:formula="of:=SUBTOTAL(3;[.$B$134:.$B$135])"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float" office:value="1132506183849">
            <text:p>1132506183849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1">
            <text:p>1132506183851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2">
            <text:p>1132506183852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4">
            <text:p>1132506183854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5">
            <text:p>1132506183855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6">
            <text:p>1132506183856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7">
            <text:p>1132506183857</text:p>
          </table:table-cell>
          <table:table-cell office:value-type="string">
            <text:p>had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57">
            <text:p>1132333442757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1">
            <text:p>1132506183841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3">
            <text:p>1132506183843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4">
            <text:p>1132506183844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7">
            <text:p>1132506183847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8">
            <text:p>1132506183848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0">
            <text:p>1132506183850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9">
            <text:p>1132506183859</text:p>
          </table:table-cell>
          <table:table-cell office:value-type="string">
            <text:p>hadv</text:p>
          </table:table-cell>
          <table:table-cell/>
          <table:table-cell office:value-type="string">
            <text:p>Closure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2">
            <text:p>1126932851942</text:p>
          </table:table-cell>
          <table:table-cell office:value-type="string">
            <text:p>had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60">
            <text:p>1126932851960</text:p>
          </table:table-cell>
          <table:table-cell office:value-type="string">
            <text:p>had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0">
            <text:p>1126932851940</text:p>
          </table:table-cell>
          <table:table-cell office:value-type="string">
            <text:p>hadv</text:p>
          </table:table-cell>
          <table:table-cell/>
          <table:table-cell office:value-type="string">
            <text:p>Edit NF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3">
            <text:p>1126932851953</text:p>
          </table:table-cell>
          <table:table-cell office:value-type="string">
            <text:p>hadv</text:p>
          </table:table-cell>
          <table:table-cell/>
          <table:table-cell office:value-type="string">
            <text:p>Edit NF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5">
            <text:p>1126932851955</text:p>
          </table:table-cell>
          <table:table-cell office:value-type="string">
            <text:p>hadv</text:p>
          </table:table-cell>
          <table:table-cell/>
          <table:table-cell office:value-type="string">
            <text:p>Edit NF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1">
            <text:p>1126932851941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3">
            <text:p>1126932851943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4">
            <text:p>1126932851944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5">
            <text:p>1126932851945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6">
            <text:p>1126932851946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7">
            <text:p>1126932851947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8">
            <text:p>1126932851948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49">
            <text:p>1126932851949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0">
            <text:p>1126932851950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1">
            <text:p>1126932851951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2">
            <text:p>1126932851952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4">
            <text:p>1126932851954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6">
            <text:p>1126932851956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7">
            <text:p>1126932851957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932851958">
            <text:p>1126932851958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66">
            <text:p>1129990130366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67">
            <text:p>1129990130367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68">
            <text:p>1129990130368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69">
            <text:p>1129990130369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70">
            <text:p>1129990130370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71">
            <text:p>1129990130371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72">
            <text:p>1129990130372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73">
            <text:p>1129990130373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990130374">
            <text:p>1129990130374</text:p>
          </table:table-cell>
          <table:table-cell office:value-type="string">
            <text:p>had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37">
            <text:p>1132333442737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42">
            <text:p>1132333442742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54">
            <text:p>1132333442754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55">
            <text:p>1132333442755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56">
            <text:p>1132333442756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58">
            <text:p>1132333442758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333442759">
            <text:p>1132333442759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0">
            <text:p>1132506183840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2">
            <text:p>1132506183842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5">
            <text:p>1132506183845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46">
            <text:p>1132506183846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3">
            <text:p>1132506183853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58">
            <text:p>1132506183858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2506183860">
            <text:p>1132506183860</text:p>
          </table:table-cell>
          <table:table-cell office:value-type="string">
            <text:p>hadv</text:p>
          </table:table-cell>
          <table:table-cell/>
          <table:table-cell office:value-type="string">
            <text:p>Validat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137:.$B$194])" office:value-type="float" office:value="58">
            <text:p>58</text:p>
          </table:table-cell>
          <table:table-cell table:number-columns-repeated="3"/>
        </table:table-row>
        <table:table-row table:style-name="ro2">
          <table:table-cell office:value-type="float" office:value="1132640707614">
            <text:p>1132640707614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15">
            <text:p>1132640707615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16">
            <text:p>1132640707616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17">
            <text:p>1132640707617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18">
            <text:p>1132640707618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19">
            <text:p>1132640707619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0">
            <text:p>1132640707620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1">
            <text:p>1132640707621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2">
            <text:p>1132640707622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3">
            <text:p>1132640707623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4">
            <text:p>1132640707624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5">
            <text:p>1132640707625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6">
            <text:p>1132640707626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7">
            <text:p>1132640707627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8">
            <text:p>1132640707628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29">
            <text:p>1132640707629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0">
            <text:p>1132640707630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1">
            <text:p>1132640707631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2">
            <text:p>1132640707632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3">
            <text:p>1132640707633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4">
            <text:p>1132640707634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5">
            <text:p>1132640707635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6">
            <text:p>1132640707636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7">
            <text:p>1132640707637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8">
            <text:p>1132640707638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39">
            <text:p>1132640707639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40">
            <text:p>1132640707640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41">
            <text:p>1132640707641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 office:value-type="float" office:value="1132640707642">
            <text:p>1132640707642</text:p>
          </table:table-cell>
          <table:table-cell office:value-type="string">
            <text:p>hpiv1</text:p>
          </table:table-cell>
          <table:table-cell/>
          <table:table-cell office:value-type="string">
            <text:p>Received</text:p>
          </table:table-cell>
          <table:table-cell office:value-type="string">
            <text:p>In CTM not in JIRA</text:p>
          </table:table-cell>
        </table:table-row>
        <table:table-row table:style-name="ro2">
          <table:table-cell/>
          <table:table-cell table:style-name="Result" table:formula="of:=SUBTOTAL(3;[.$B$196:.$B$224])" office:value-type="float" office:value="29">
            <text:p>29</text:p>
          </table:table-cell>
          <table:table-cell table:number-columns-repeated="3"/>
        </table:table-row>
        <table:table-row table:style-name="ro4">
          <table:table-cell office:value-type="float" office:value="1129887480875">
            <text:p>1129887480875</text:p>
          </table:table-cell>
          <table:table-cell office:value-type="string">
            <text:p>je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226:.$B$226])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float" office:value="1126572238096">
            <text:p>1126572238096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97">
            <text:p>1126572238097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98">
            <text:p>1126572238098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45">
            <text:p>1126572238145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12">
            <text:p>1127793796612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25">
            <text:p>1127793796625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2">
            <text:p>1127793796632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3">
            <text:p>1127793796633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4">
            <text:p>1127793796634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7">
            <text:p>1127793796637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8">
            <text:p>1127793796638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841659615">
            <text:p>1129841659615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841659627">
            <text:p>1129841659627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841659631">
            <text:p>1129841659631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152373415">
            <text:p>1131152373415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152373416">
            <text:p>1131152373416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152373420">
            <text:p>1131152373420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152373422">
            <text:p>1131152373422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152373423">
            <text:p>1131152373423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152373426">
            <text:p>1131152373426</text:p>
          </table:table-cell>
          <table:table-cell office:value-type="string">
            <text:p>mpv</text:p>
          </table:table-cell>
          <table:table-cell/>
          <table:table-cell office:value-type="string">
            <text:p>RT-PCR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81">
            <text:p>1126572238081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82">
            <text:p>1126572238082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83">
            <text:p>1126572238083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84">
            <text:p>1126572238084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93">
            <text:p>1126572238093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94">
            <text:p>1126572238094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095">
            <text:p>1126572238095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00">
            <text:p>1126572238100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02">
            <text:p>1126572238102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03">
            <text:p>1126572238103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46">
            <text:p>1126572238146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47">
            <text:p>1126572238147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48">
            <text:p>1126572238148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56">
            <text:p>1126572238156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57">
            <text:p>1126572238157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8158">
            <text:p>1126572238158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1">
            <text:p>1127793796591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2">
            <text:p>1127793796592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4">
            <text:p>1127793796594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5">
            <text:p>1127793796595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6">
            <text:p>1127793796596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7">
            <text:p>1127793796597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8">
            <text:p>1127793796598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599">
            <text:p>1127793796599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00">
            <text:p>1127793796600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01">
            <text:p>1127793796601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02">
            <text:p>1127793796602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04">
            <text:p>1127793796604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06">
            <text:p>1127793796606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07">
            <text:p>1127793796607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13">
            <text:p>1127793796613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29">
            <text:p>1127793796629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0">
            <text:p>1127793796630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793796636">
            <text:p>1127793796636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34">
            <text:p>1129763885334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35">
            <text:p>1129763885335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52">
            <text:p>1129763885352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54">
            <text:p>1129763885354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55">
            <text:p>1129763885355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56">
            <text:p>1129763885356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3885390">
            <text:p>1129763885390</text:p>
          </table:table-cell>
          <table:table-cell office:value-type="string">
            <text:p>mp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228:.$B$288])" office:value-type="float" office:value="61">
            <text:p>61</text:p>
          </table:table-cell>
          <table:table-cell table:number-columns-repeated="3"/>
        </table:table-row>
        <table:table-row table:style-name="ro4">
          <table:table-cell office:value-type="float" office:value="1127177794691">
            <text:p>1127177794691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8">
            <text:p>112717779469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867">
            <text:p>112976416086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868">
            <text:p>112976416086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869">
            <text:p>1129764160869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870">
            <text:p>1129764160870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887">
            <text:p>112976416088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891">
            <text:p>1129764160891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21">
            <text:p>1129764160921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22">
            <text:p>1129764160922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23">
            <text:p>1129764160923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24">
            <text:p>1129764160924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25">
            <text:p>1129764160925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42">
            <text:p>1129764160942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59">
            <text:p>1129764160959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0">
            <text:p>1129764160960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1">
            <text:p>1129764160961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2">
            <text:p>1129764160962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3">
            <text:p>1129764160963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4">
            <text:p>1129764160964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5">
            <text:p>1129764160965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66">
            <text:p>1129764160966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83">
            <text:p>1129764160983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0984">
            <text:p>1129764160984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017">
            <text:p>112976416101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018">
            <text:p>112976416101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035">
            <text:p>1129764161035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068">
            <text:p>112976416106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069">
            <text:p>1129764161069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070">
            <text:p>1129764161070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03">
            <text:p>1129764161103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04">
            <text:p>1129764161104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05">
            <text:p>1129764161105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06">
            <text:p>1129764161106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07">
            <text:p>112976416110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40">
            <text:p>1129764161140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41">
            <text:p>1129764161141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58">
            <text:p>112976416115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59">
            <text:p>1129764161159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76">
            <text:p>1129764161176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77">
            <text:p>112976416117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78">
            <text:p>112976416117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93">
            <text:p>1129764161193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96">
            <text:p>1129764161196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97">
            <text:p>112976416119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198">
            <text:p>112976416119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9764161231">
            <text:p>1129764161231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380099974">
            <text:p>1131380099974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380099975">
            <text:p>1131380099975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380099976">
            <text:p>1131380099976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380099977">
            <text:p>1131380099977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31380099978">
            <text:p>1131380099978</text:p>
          </table:table-cell>
          <table:table-cell office:value-type="string">
            <text:p>rsv</text:p>
          </table:table-cell>
          <table:table-cell/>
          <table:table-cell office:value-type="string">
            <text:p>454 Sequenc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6">
            <text:p>1127177794686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8">
            <text:p>1127177794688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2">
            <text:p>1127177794692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3">
            <text:p>1127177794703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5">
            <text:p>1127177794715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7">
            <text:p>1127177794727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31">
            <text:p>1127177794731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32">
            <text:p>1127177794732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33">
            <text:p>1127177794733</text:p>
          </table:table-cell>
          <table:table-cell office:value-type="string">
            <text:p>rs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3">
            <text:p>1127177794713</text:p>
          </table:table-cell>
          <table:table-cell office:value-type="string">
            <text:p>rsv</text:p>
          </table:table-cell>
          <table:table-cell/>
          <table:table-cell office:value-type="string">
            <text:p>Edit TT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546729484">
            <text:p>112554672948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546729485">
            <text:p>1125546729485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79">
            <text:p>1127177794679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0">
            <text:p>1127177794680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1">
            <text:p>1127177794681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2">
            <text:p>1127177794682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3">
            <text:p>1127177794683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4">
            <text:p>112717779468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5">
            <text:p>1127177794685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7">
            <text:p>1127177794687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89">
            <text:p>1127177794689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0">
            <text:p>1127177794690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3">
            <text:p>1127177794693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4">
            <text:p>112717779469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5">
            <text:p>1127177794695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6">
            <text:p>1127177794696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7">
            <text:p>1127177794697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699">
            <text:p>1127177794699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0">
            <text:p>1127177794700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1">
            <text:p>1127177794701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2">
            <text:p>1127177794702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4">
            <text:p>112717779470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5">
            <text:p>1127177794705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6">
            <text:p>1127177794706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7">
            <text:p>1127177794707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8">
            <text:p>1127177794708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09">
            <text:p>1127177794709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0">
            <text:p>1127177794710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1">
            <text:p>1127177794711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2">
            <text:p>1127177794712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4">
            <text:p>112717779471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6">
            <text:p>1127177794716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19">
            <text:p>1127177794719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0">
            <text:p>1127177794720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1">
            <text:p>1127177794721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3">
            <text:p>1127177794723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4">
            <text:p>112717779472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5">
            <text:p>1127177794725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6">
            <text:p>1127177794726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8">
            <text:p>1127177794728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29">
            <text:p>1127177794729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30">
            <text:p>1127177794730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177794734">
            <text:p>1127177794734</text:p>
          </table:table-cell>
          <table:table-cell office:value-type="string">
            <text:p>rsv</text:p>
          </table:table-cell>
          <table:table-cell/>
          <table:table-cell office:value-type="string">
            <text:p>Pending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290:.$B$394])" office:value-type="float" office:value="105">
            <text:p>105</text:p>
          </table:table-cell>
          <table:table-cell table:number-columns-repeated="3"/>
        </table:table-row>
        <table:table-row table:style-name="ro4">
          <table:table-cell office:value-type="float" office:value="1122235198749">
            <text:p>1122235198749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3125">
            <text:p>1126572233125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572233219">
            <text:p>1126572233219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05">
            <text:p>1127626100705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07">
            <text:p>1127626100707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08">
            <text:p>1127626100708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09">
            <text:p>1127626100709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11">
            <text:p>1127626100711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14">
            <text:p>1127626100714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15">
            <text:p>1127626100715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16">
            <text:p>1127626100716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18">
            <text:p>1127626100718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19">
            <text:p>1127626100719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20">
            <text:p>1127626100720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21">
            <text:p>1127626100721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23">
            <text:p>1127626100723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29">
            <text:p>1127626100729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30">
            <text:p>1127626100730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40">
            <text:p>1127626100740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48">
            <text:p>1127626100748</text:p>
          </table:table-cell>
          <table:table-cell office:value-type="string">
            <text:p>rtv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308560894">
            <text:p>112030856089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308560895">
            <text:p>112030856089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308560899">
            <text:p>112030856089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308560902">
            <text:p>112030856090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09">
            <text:p>112042475470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11">
            <text:p>112042475471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17">
            <text:p>112042475471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24">
            <text:p>112042475472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25">
            <text:p>112042475472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28">
            <text:p>112042475472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29">
            <text:p>112042475472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46">
            <text:p>112042475474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72">
            <text:p>112042475477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83">
            <text:p>112042475478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91">
            <text:p>112042475479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792">
            <text:p>112042475479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901">
            <text:p>112042475490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904">
            <text:p>112042475490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905">
            <text:p>112042475490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0424754906">
            <text:p>112042475490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01">
            <text:p>112507881620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05">
            <text:p>112507881620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08">
            <text:p>112507881620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11">
            <text:p>112507881621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13">
            <text:p>112507881621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19">
            <text:p>112507881621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21">
            <text:p>112507881622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22">
            <text:p>112507881622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27">
            <text:p>112507881622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28">
            <text:p>112507881622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30">
            <text:p>112507881623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31">
            <text:p>112507881623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34">
            <text:p>112507881623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35">
            <text:p>112507881623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39">
            <text:p>112507881623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0">
            <text:p>112507881624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1">
            <text:p>112507881624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2">
            <text:p>112507881624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3">
            <text:p>112507881624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4">
            <text:p>112507881624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5">
            <text:p>112507881624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46">
            <text:p>112507881624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51">
            <text:p>112507881625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52">
            <text:p>112507881625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53">
            <text:p>112507881625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58">
            <text:p>112507881625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63">
            <text:p>112507881626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65">
            <text:p>112507881626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67">
            <text:p>112507881626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68">
            <text:p>112507881626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70">
            <text:p>112507881627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71">
            <text:p>112507881627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72">
            <text:p>112507881627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73">
            <text:p>112507881627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84">
            <text:p>112507881628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85">
            <text:p>112507881628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86">
            <text:p>112507881628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87">
            <text:p>112507881628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290">
            <text:p>112507881629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05">
            <text:p>112507881630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08">
            <text:p>112507881630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0">
            <text:p>112507881631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1">
            <text:p>112507881631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3">
            <text:p>112507881631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4">
            <text:p>112507881631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5">
            <text:p>112507881631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6">
            <text:p>112507881631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7">
            <text:p>112507881631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8">
            <text:p>112507881631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19">
            <text:p>112507881631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0">
            <text:p>112507881632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1">
            <text:p>112507881632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2">
            <text:p>112507881632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3">
            <text:p>112507881632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4">
            <text:p>112507881632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5">
            <text:p>112507881632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6">
            <text:p>112507881632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7">
            <text:p>112507881632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8">
            <text:p>112507881632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29">
            <text:p>112507881632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30">
            <text:p>112507881633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34">
            <text:p>112507881633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35">
            <text:p>112507881633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36">
            <text:p>112507881633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37">
            <text:p>112507881633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61">
            <text:p>112507881636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62">
            <text:p>112507881636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63">
            <text:p>112507881636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69">
            <text:p>112507881636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70">
            <text:p>112507881637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0">
            <text:p>112507881638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1">
            <text:p>112507881638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2">
            <text:p>112507881638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3">
            <text:p>112507881638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5">
            <text:p>1125078816385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6">
            <text:p>112507881638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7">
            <text:p>112507881638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89">
            <text:p>112507881638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90">
            <text:p>1125078816390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91">
            <text:p>112507881639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92">
            <text:p>1125078816392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93">
            <text:p>112507881639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5078816394">
            <text:p>1125078816394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468">
            <text:p>112685056146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473">
            <text:p>112685056147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477">
            <text:p>1126850561477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498">
            <text:p>1126850561498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506">
            <text:p>1126850561506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509">
            <text:p>112685056150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511">
            <text:p>112685056151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529">
            <text:p>1126850561529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531">
            <text:p>112685056153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6850561533">
            <text:p>112685056153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31">
            <text:p>1127626100731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626100743">
            <text:p>1127626100743</text:p>
          </table:table-cell>
          <table:table-cell office:value-type="string">
            <text:p>rtv</text:p>
          </table:table-cell>
          <table:table-cell/>
          <table:table-cell office:value-type="string">
            <text:p>Submitted to Genbank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396:.$B$530])" office:value-type="float" office:value="135">
            <text:p>135</text:p>
          </table:table-cell>
          <table:table-cell table:number-columns-repeated="3"/>
        </table:table-row>
        <table:table-row table:style-name="ro4">
          <table:table-cell office:value-type="float" office:value="1127820528869">
            <text:p>1127820528869</text:p>
          </table:table-cell>
          <table:table-cell office:value-type="string">
            <text:p>vda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820528880">
            <text:p>1127820528880</text:p>
          </table:table-cell>
          <table:table-cell office:value-type="string">
            <text:p>vda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 office:value-type="float" office:value="1127820528881">
            <text:p>1127820528881</text:p>
          </table:table-cell>
          <table:table-cell office:value-type="string">
            <text:p>vda</text:p>
          </table:table-cell>
          <table:table-cell/>
          <table:table-cell office:value-type="string">
            <text:p>Draft Submission</text:p>
          </table:table-cell>
          <table:table-cell office:value-type="string">
            <text:p>In CTM not in JIRA</text:p>
          </table:table-cell>
        </table:table-row>
        <table:table-row table:style-name="ro4">
          <table:table-cell/>
          <table:table-cell table:style-name="Result" table:formula="of:=SUBTOTAL(3;[.$B$532:.$B$534])" office:value-type="float" office:value="3">
            <text:p>3</text:p>
          </table:table-cell>
          <table:table-cell table:number-columns-repeated="3"/>
        </table:table-row>
        <table:table-row table:style-name="ro4">
          <table:table-cell/>
          <table:table-cell table:style-name="Result" table:formula="of:=SUBTOTAL(3;[.$B$2:.$B$535])" office:value-type="float" office:value="524">
            <text:p>524</text:p>
          </table:table-cell>
          <table:table-cell table:number-columns-repeated="3"/>
        </table:table-row>
      </table:table>
      <table:table table:name="In CTM not GLK" table:style-name="ta1" table:print="false">
        <table:table-column table:style-name="co11" table:number-columns-repeated="5" table:default-cell-style-name="Default"/>
        <table:table-row table:style-name="ro4">
          <table:table-cell office:value-type="string">
            <text:p>Extent_id</text:p>
          </table:table-cell>
          <table:table-cell office:value-type="string">
            <text:p>data_base</text:p>
          </table:table-cell>
          <table:table-cell office:value-type="string">
            <text:p>jira_id</text:p>
          </table:table-cell>
          <table:table-cell office:value-type="string">
            <text:p>status</text:p>
          </table:table-cell>
          <table:table-cell office:value-type="string">
            <text:p>reason</text:p>
          </table:table-cell>
        </table:table-row>
        <table:table-row table:style-name="ro4">
          <table:table-cell office:value-type="float" office:value="1104357789812">
            <text:p>1104357789812</text:p>
          </table:table-cell>
          <table:table-cell office:value-type="string">
            <text:p>gc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04357794313">
            <text:p>1104357794313</text:p>
          </table:table-cell>
          <table:table-cell office:value-type="string">
            <text:p>gc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04357795214">
            <text:p>1104357795214</text:p>
          </table:table-cell>
          <table:table-cell office:value-type="string">
            <text:p>gc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/>
          <table:table-cell table:style-name="Result" table:formula="of:=SUBTOTAL(3;[.$B$2:.$B$4])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float" office:value="1119750532231">
            <text:p>1119750532231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2">
            <text:p>1119750532332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3">
            <text:p>1119750532333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4">
            <text:p>1119750532334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5">
            <text:p>1119750532335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6">
            <text:p>1119750532336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7">
            <text:p>1119750532337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8">
            <text:p>1119750532338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39">
            <text:p>1119750532339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0">
            <text:p>1119750532340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1">
            <text:p>1119750532341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2">
            <text:p>1119750532342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3">
            <text:p>1119750532343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4">
            <text:p>1119750532344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5">
            <text:p>1119750532345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6">
            <text:p>1119750532346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7">
            <text:p>1119750532347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8">
            <text:p>1119750532348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49">
            <text:p>1119750532349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0">
            <text:p>1119750532350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1">
            <text:p>1119750532351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2">
            <text:p>1119750532352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3">
            <text:p>1119750532353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4">
            <text:p>1119750532354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5">
            <text:p>1119750532355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6">
            <text:p>1119750532356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7">
            <text:p>1119750532357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8">
            <text:p>1119750532358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59">
            <text:p>1119750532359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0">
            <text:p>1119750532360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1">
            <text:p>1119750532361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2">
            <text:p>1119750532362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3">
            <text:p>1119750532363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4">
            <text:p>1119750532364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5">
            <text:p>1119750532365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6">
            <text:p>1119750532366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19750532367">
            <text:p>1119750532367</text:p>
          </table:table-cell>
          <table:table-cell office:value-type="string">
            <text:p>g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/>
          <table:table-cell table:style-name="Result" table:formula="of:=SUBTOTAL(3;[.$B$6:.$B$42])" office:value-type="float" office:value="37">
            <text:p>37</text:p>
          </table:table-cell>
          <table:table-cell table:number-columns-repeated="3"/>
        </table:table-row>
        <table:table-row table:style-name="ro2">
          <table:table-cell office:value-type="float" office:value="1099565463420">
            <text:p>1099565463420</text:p>
          </table:table-cell>
          <table:table-cell office:value-type="string">
            <text:p>giv2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01352348020">
            <text:p>1101352348020</text:p>
          </table:table-cell>
          <table:table-cell office:value-type="string">
            <text:p>giv2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/>
          <table:table-cell table:style-name="Result" table:formula="of:=SUBTOTAL(3;[.$B$44:.$B$45])"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float" office:value="1117604563025">
            <text:p>1117604563025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26">
            <text:p>1117604563026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27">
            <text:p>1117604563027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28">
            <text:p>1117604563028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29">
            <text:p>1117604563029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30">
            <text:p>1117604563030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31">
            <text:p>1117604563031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32">
            <text:p>1117604563032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33">
            <text:p>1117604563033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34">
            <text:p>1117604563034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37">
            <text:p>1117604563037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1">
            <text:p>1117604563041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2">
            <text:p>1117604563042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3">
            <text:p>1117604563043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4">
            <text:p>1117604563044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5">
            <text:p>1117604563045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6">
            <text:p>1117604563046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7">
            <text:p>1117604563047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8">
            <text:p>1117604563048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49">
            <text:p>1117604563049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50">
            <text:p>1117604563050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51">
            <text:p>1117604563051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52">
            <text:p>1117604563052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53">
            <text:p>1117604563053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68">
            <text:p>1117604563068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78">
            <text:p>1117604563078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79">
            <text:p>1117604563079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0">
            <text:p>1117604563080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1">
            <text:p>1117604563081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2">
            <text:p>1117604563082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3">
            <text:p>1117604563083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4">
            <text:p>1117604563084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5">
            <text:p>1117604563085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6">
            <text:p>1117604563086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7">
            <text:p>1117604563087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8">
            <text:p>1117604563088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89">
            <text:p>1117604563089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90">
            <text:p>1117604563090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91">
            <text:p>1117604563091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92">
            <text:p>1117604563092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 office:value-type="float" office:value="1117604563093">
            <text:p>1117604563093</text:p>
          </table:table-cell>
          <table:table-cell office:value-type="string">
            <text:p>giv3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2">
          <table:table-cell/>
          <table:table-cell table:style-name="Result" table:formula="of:=SUBTOTAL(3;[.$B$47:.$B$87])" office:value-type="float" office:value="41">
            <text:p>41</text:p>
          </table:table-cell>
          <table:table-cell table:number-columns-repeated="3"/>
        </table:table-row>
        <table:table-row table:style-name="ro4">
          <table:table-cell office:value-type="float" office:value="1132897324911">
            <text:p>113289732491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2">
            <text:p>113289732491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3">
            <text:p>113289732491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4">
            <text:p>113289732491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5">
            <text:p>113289732491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6">
            <text:p>113289732491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7">
            <text:p>113289732491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8">
            <text:p>113289732491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19">
            <text:p>113289732491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0">
            <text:p>113289732492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1">
            <text:p>113289732492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2">
            <text:p>113289732492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3">
            <text:p>113289732492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4">
            <text:p>113289732492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5">
            <text:p>113289732492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6">
            <text:p>113289732492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7">
            <text:p>113289732492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8">
            <text:p>113289732492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29">
            <text:p>113289732492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0">
            <text:p>113289732493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1">
            <text:p>113289732493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2">
            <text:p>113289732493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3">
            <text:p>113289732493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4">
            <text:p>113289732493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5">
            <text:p>113289732493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6">
            <text:p>113289732493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7">
            <text:p>113289732493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8">
            <text:p>113289732493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39">
            <text:p>113289732493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0">
            <text:p>113289732494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1">
            <text:p>113289732494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2">
            <text:p>113289732494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3">
            <text:p>113289732494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4">
            <text:p>113289732494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5">
            <text:p>113289732494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6">
            <text:p>113289732494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7">
            <text:p>113289732494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8">
            <text:p>113289732494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49">
            <text:p>113289732494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0">
            <text:p>113289732495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1">
            <text:p>113289732495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2">
            <text:p>113289732495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3">
            <text:p>113289732495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4">
            <text:p>113289732495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5">
            <text:p>113289732495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6">
            <text:p>113289732495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7">
            <text:p>113289732495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8">
            <text:p>113289732495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59">
            <text:p>113289732495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0">
            <text:p>113289732496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1">
            <text:p>113289732496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2">
            <text:p>113289732496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3">
            <text:p>113289732496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4">
            <text:p>113289732496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5">
            <text:p>113289732496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6">
            <text:p>113289732496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7">
            <text:p>113289732496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8">
            <text:p>113289732496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69">
            <text:p>113289732496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0">
            <text:p>113289732497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1">
            <text:p>113289732497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2">
            <text:p>113289732497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3">
            <text:p>113289732497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4">
            <text:p>113289732497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5">
            <text:p>113289732497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6">
            <text:p>113289732497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7">
            <text:p>113289732497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8">
            <text:p>113289732497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79">
            <text:p>113289732497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0">
            <text:p>113289732498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1">
            <text:p>113289732498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2">
            <text:p>113289732498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3">
            <text:p>113289732498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4">
            <text:p>113289732498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5">
            <text:p>113289732498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6">
            <text:p>113289732498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7">
            <text:p>113289732498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8">
            <text:p>113289732498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89">
            <text:p>113289732498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0">
            <text:p>113289732499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1">
            <text:p>113289732499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2">
            <text:p>113289732499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3">
            <text:p>113289732499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4">
            <text:p>113289732499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5">
            <text:p>113289732499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6">
            <text:p>113289732499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7">
            <text:p>113289732499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8">
            <text:p>113289732499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4999">
            <text:p>113289732499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0">
            <text:p>113289732500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1">
            <text:p>1132897325001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2">
            <text:p>1132897325002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3">
            <text:p>1132897325003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4">
            <text:p>1132897325004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5">
            <text:p>1132897325005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6">
            <text:p>1132897325006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7">
            <text:p>1132897325007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8">
            <text:p>1132897325008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09">
            <text:p>1132897325009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 office:value-type="float" office:value="1132897325010">
            <text:p>1132897325010</text:p>
          </table:table-cell>
          <table:table-cell office:value-type="string">
            <text:p>swiv</text:p>
          </table:table-cell>
          <table:table-cell/>
          <table:table-cell office:value-type="string">
            <text:p>Deprecated</text:p>
          </table:table-cell>
          <table:table-cell office:value-type="string">
            <text:p>Exists in the CTM but not the GLK</text:p>
          </table:table-cell>
        </table:table-row>
        <table:table-row table:style-name="ro4">
          <table:table-cell/>
          <table:table-cell table:style-name="Result" table:formula="of:=SUBTOTAL(3;[.$B$89:.$B$188])" office:value-type="float" office:value="100">
            <text:p>100</text:p>
          </table:table-cell>
          <table:table-cell table:number-columns-repeated="3"/>
        </table:table-row>
        <table:table-row table:style-name="ro4">
          <table:table-cell/>
          <table:table-cell table:style-name="Result" table:formula="of:=SUBTOTAL(3;[.$B$2:.$B$189])" office:value-type="float" office:value="183">
            <text:p>183</text:p>
          </table:table-cell>
          <table:table-cell table:number-columns-repeated="3"/>
        </table:table-row>
      </table:table>
      <table:table table:name="In GLK not CTM" table:style-name="ta1" table:print="false">
        <table:table-column table:style-name="co11" table:number-columns-repeated="5" table:default-cell-style-name="Default"/>
        <table:table-row table:style-name="ro4">
          <table:table-cell office:value-type="string">
            <text:p>Extent_id</text:p>
          </table:table-cell>
          <table:table-cell office:value-type="string">
            <text:p>data_base</text:p>
          </table:table-cell>
          <table:table-cell office:value-type="string">
            <text:p>jira_id</text:p>
          </table:table-cell>
          <table:table-cell office:value-type="string">
            <text:p>status</text:p>
          </table:table-cell>
          <table:table-cell office:value-type="string">
            <text:p>reason</text:p>
          </table:table-cell>
        </table:table-row>
        <table:table-row table:style-name="ro4">
          <table:table-cell office:value-type="float" office:value="1128142521856">
            <text:p>1128142521856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389849801">
            <text:p>1130389849801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389849802">
            <text:p>1130389849802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389849803">
            <text:p>1130389849803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389849804">
            <text:p>1130389849804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783787657">
            <text:p>1130783787657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783787658">
            <text:p>1130783787658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783787659">
            <text:p>1130783787659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0979471293">
            <text:p>1130979471293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086558181">
            <text:p>1131086558181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086558182">
            <text:p>1131086558182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122276301">
            <text:p>1131122276301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122276302">
            <text:p>1131122276302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122276303">
            <text:p>1131122276303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122276304">
            <text:p>1131122276304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1122276305">
            <text:p>1131122276305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17">
            <text:p>1132365743717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18">
            <text:p>1132365743718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19">
            <text:p>1132365743719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20">
            <text:p>1132365743720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21">
            <text:p>1132365743721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22">
            <text:p>1132365743722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23">
            <text:p>1132365743723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365743724">
            <text:p>1132365743724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0322489">
            <text:p>1132500322489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0322497">
            <text:p>1132500322497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0322498">
            <text:p>1132500322498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0322499">
            <text:p>1132500322499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6183967">
            <text:p>1132506183967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6183968">
            <text:p>1132506183968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6183969">
            <text:p>1132506183969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06183970">
            <text:p>1132506183970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90632316">
            <text:p>1132590632316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32590632317">
            <text:p>1132590632317</text:p>
          </table:table-cell>
          <table:table-cell office:value-type="string">
            <text:p>bar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/>
          <table:table-cell table:style-name="Result" table:formula="of:=SUBTOTAL(3;[.$B$2:.$B$35])" office:value-type="float" office:value="34">
            <text:p>34</text:p>
          </table:table-cell>
          <table:table-cell table:number-columns-repeated="3"/>
        </table:table-row>
        <table:table-row table:style-name="ro2">
          <table:table-cell office:value-type="float" office:value="1102146336624">
            <text:p>1102146336624</text:p>
          </table:table-cell>
          <table:table-cell office:value-type="string">
            <text:p>hrv2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2">
          <table:table-cell office:value-type="float" office:value="1102146336631">
            <text:p>1102146336631</text:p>
          </table:table-cell>
          <table:table-cell office:value-type="string">
            <text:p>hrv2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2">
          <table:table-cell office:value-type="float" office:value="1102146336635">
            <text:p>1102146336635</text:p>
          </table:table-cell>
          <table:table-cell office:value-type="string">
            <text:p>hrv2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2">
          <table:table-cell office:value-type="float" office:value="1102146336679">
            <text:p>1102146336679</text:p>
          </table:table-cell>
          <table:table-cell office:value-type="string">
            <text:p>hrv2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2">
          <table:table-cell office:value-type="float" office:value="1102146336680">
            <text:p>1102146336680</text:p>
          </table:table-cell>
          <table:table-cell office:value-type="string">
            <text:p>hrv2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2">
          <table:table-cell/>
          <table:table-cell table:style-name="Result" table:formula="of:=SUBTOTAL(3;[.$B$37:.$B$41])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float" office:value="1120584604267">
            <text:p>1120584604267</text:p>
          </table:table-cell>
          <table:table-cell office:value-type="string">
            <text:p>msl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/>
          <table:table-cell table:style-name="Result" table:formula="of:=SUBTOTAL(3;[.$B$43:.$B$43])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float" office:value="1106603564913">
            <text:p>1106603564913</text:p>
          </table:table-cell>
          <table:table-cell office:value-type="string">
            <text:p>v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 office:value-type="float" office:value="1106818749932">
            <text:p>1106818749932</text:p>
          </table:table-cell>
          <table:table-cell office:value-type="string">
            <text:p>vda</text:p>
          </table:table-cell>
          <table:table-cell table:number-columns-repeated="2"/>
          <table:table-cell office:value-type="string">
            <text:p>IN GLK not in CTM</text:p>
          </table:table-cell>
        </table:table-row>
        <table:table-row table:style-name="ro4">
          <table:table-cell/>
          <table:table-cell table:style-name="Result" table:formula="of:=SUBTOTAL(3;[.$B$45:.$B$46])" office:value-type="float" office:value="2">
            <text:p>2</text:p>
          </table:table-cell>
          <table:table-cell table:number-columns-repeated="3"/>
        </table:table-row>
        <table:table-row table:style-name="ro4">
          <table:table-cell/>
          <table:table-cell table:style-name="Result" table:formula="of:=SUBTOTAL(3;[.$B$2:.$B$47])" office:value-type="float" office:value="42">
            <text:p>42</text:p>
          </table:table-cell>
          <table:table-cell table:number-columns-repeated="3"/>
        </table:table-row>
      </table:table>
      <table:table table:name="Deprecated CTM not GLK" table:style-name="ta1" table:print="false">
        <table:table-column table:style-name="co11" table:number-columns-repeated="5" table:default-cell-style-name="Default"/>
        <table:table-row table:style-name="ro4">
          <table:table-cell office:value-type="string">
            <text:p>Extent_id</text:p>
          </table:table-cell>
          <table:table-cell office:value-type="string">
            <text:p>data_base</text:p>
          </table:table-cell>
          <table:table-cell office:value-type="string">
            <text:p>jira_id</text:p>
          </table:table-cell>
          <table:table-cell office:value-type="string">
            <text:p>status</text:p>
          </table:table-cell>
          <table:table-cell office:value-type="string">
            <text:p>reason</text:p>
          </table:table-cell>
        </table:table-row>
        <table:table-row table:style-name="ro4">
          <table:table-cell office:value-type="float" office:value="1127793796608">
            <text:p>1127793796608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09">
            <text:p>1127793796609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0">
            <text:p>1127793796610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1">
            <text:p>1127793796611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4">
            <text:p>1127793796614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5">
            <text:p>1127793796615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6">
            <text:p>1127793796616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7">
            <text:p>1127793796617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8">
            <text:p>1127793796618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19">
            <text:p>1127793796619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0">
            <text:p>1127793796620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1">
            <text:p>1127793796621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2">
            <text:p>1127793796622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3">
            <text:p>1127793796623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4">
            <text:p>1127793796624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6">
            <text:p>1127793796626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27">
            <text:p>1127793796627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31">
            <text:p>1127793796631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39">
            <text:p>1127793796639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7793796640">
            <text:p>1127793796640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16">
            <text:p>1129841659616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17">
            <text:p>1129841659617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18">
            <text:p>1129841659618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19">
            <text:p>1129841659619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0">
            <text:p>1129841659620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1">
            <text:p>1129841659621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2">
            <text:p>1129841659622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3">
            <text:p>1129841659623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4">
            <text:p>1129841659624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5">
            <text:p>1129841659625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6">
            <text:p>1129841659626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8">
            <text:p>1129841659628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29">
            <text:p>1129841659629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30">
            <text:p>1129841659630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32">
            <text:p>1129841659632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29841659633">
            <text:p>1129841659633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31152373417">
            <text:p>1131152373417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31152373418">
            <text:p>1131152373418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31152373419">
            <text:p>1131152373419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31152373421">
            <text:p>1131152373421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31152373424">
            <text:p>1131152373424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 office:value-type="float" office:value="1131152373425">
            <text:p>1131152373425</text:p>
          </table:table-cell>
          <table:table-cell office:value-type="string">
            <text:p>mpv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/>
          <table:table-cell table:style-name="Result" table:formula="of:=SUBTOTAL(3;[.$B$2:.$B$43])" office:value-type="float" office:value="42">
            <text:p>42</text:p>
          </table:table-cell>
          <table:table-cell table:number-columns-repeated="3"/>
        </table:table-row>
        <table:table-row table:style-name="ro4">
          <table:table-cell office:value-type="float" office:value="1122109994837">
            <text:p>1122109994837</text:p>
          </table:table-cell>
          <table:table-cell office:value-type="string">
            <text:p>vda</text:p>
          </table:table-cell>
          <table:table-cell/>
          <table:table-cell office:value-type="string">
            <text:p>Deprecated</text:p>
          </table:table-cell>
          <table:table-cell office:value-type="string">
            <text:p>Deprecated in the CTM but active in the</text:p>
          </table:table-cell>
        </table:table-row>
        <table:table-row table:style-name="ro4">
          <table:table-cell/>
          <table:table-cell table:style-name="Result" table:formula="of:=SUBTOTAL(3;[.$B$45:.$B$45])" office:value-type="float" office:value="1">
            <text:p>1</text:p>
          </table:table-cell>
          <table:table-cell table:number-columns-repeated="3"/>
        </table:table-row>
        <table:table-row table:style-name="ro4">
          <table:table-cell/>
          <table:table-cell table:style-name="Result" table:formula="of:=SUBTOTAL(3;[.$B$2:.$B$46])" office:value-type="float" office:value="43">
            <text:p>43</text:p>
          </table:table-cell>
          <table:table-cell table:number-columns-repeated="3"/>
        </table:table-row>
      </table:table>
      <table:table table:name="Deprecated GLK not CTM" table:style-name="ta1" table:print="false">
        <table:table-column table:style-name="co11" table:number-columns-repeated="5" table:default-cell-style-name="Default"/>
        <table:table-row table:style-name="ro4">
          <table:table-cell office:value-type="string">
            <text:p>Extent_id</text:p>
          </table:table-cell>
          <table:table-cell office:value-type="string">
            <text:p>data_base</text:p>
          </table:table-cell>
          <table:table-cell office:value-type="string">
            <text:p>jira_id</text:p>
          </table:table-cell>
          <table:table-cell office:value-type="string">
            <text:p>status</text:p>
          </table:table-cell>
          <table:table-cell office:value-type="string">
            <text:p>reason</text:p>
          </table:table-cell>
        </table:table-row>
        <table:table-row table:style-name="ro4">
          <table:table-cell office:value-type="float" office:value="1130010559243">
            <text:p>1130010559243</text:p>
          </table:table-cell>
          <table:table-cell office:value-type="string">
            <text:p>barda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0010559244">
            <text:p>1130010559244</text:p>
          </table:table-cell>
          <table:table-cell office:value-type="string">
            <text:p>barda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0010559245">
            <text:p>1130010559245</text:p>
          </table:table-cell>
          <table:table-cell office:value-type="string">
            <text:p>barda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/>
          <table:table-cell table:style-name="Result" table:formula="of:=SUBTOTAL(3;[.$B$2:.$B$4])"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float" office:value="1099495355784">
            <text:p>1099495355784</text:p>
          </table:table-cell>
          <table:table-cell office:value-type="string">
            <text:p>giv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099561525621">
            <text:p>1099561525621</text:p>
          </table:table-cell>
          <table:table-cell office:value-type="string">
            <text:p>giv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099645845034">
            <text:p>1099645845034</text:p>
          </table:table-cell>
          <table:table-cell office:value-type="string">
            <text:p>giv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03749670401">
            <text:p>1103749670401</text:p>
          </table:table-cell>
          <table:table-cell office:value-type="string">
            <text:p>giv</text:p>
          </table:table-cell>
          <table:table-cell/>
          <table:table-cell table:style-name="ce24" office:value-type="string">
            <text:p>Publish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05634214999">
            <text:p>1105634214999</text:p>
          </table:table-cell>
          <table:table-cell office:value-type="string">
            <text:p>giv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05634215000">
            <text:p>1105634215000</text:p>
          </table:table-cell>
          <table:table-cell office:value-type="string">
            <text:p>giv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/>
          <table:table-cell table:style-name="Result" table:formula="of:=SUBTOTAL(3;[.$B$6:.$B$11])"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1104952521979">
            <text:p>1104952521979</text:p>
          </table:table-cell>
          <table:table-cell office:value-type="string">
            <text:p>giv2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2">
          <table:table-cell office:value-type="float" office:value="1104952521980">
            <text:p>1104952521980</text:p>
          </table:table-cell>
          <table:table-cell office:value-type="string">
            <text:p>giv2</text:p>
          </table:table-cell>
          <table:table-cell/>
          <table:table-cell office:value-type="string">
            <text:p>Unresolved</text:p>
          </table:table-cell>
          <table:table-cell office:value-type="string">
            <text:p>Deprecated in the GLK but active in the</text:p>
          </table:table-cell>
        </table:table-row>
        <table:table-row table:style-name="ro2">
          <table:table-cell/>
          <table:table-cell table:style-name="Result" table:formula="of:=SUBTOTAL(3;[.$B$13:.$B$14])"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float" office:value="1133369059805">
            <text:p>1133369059805</text:p>
          </table:table-cell>
          <table:table-cell office:value-type="string">
            <text:p>nor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9059806">
            <text:p>1133369059806</text:p>
          </table:table-cell>
          <table:table-cell office:value-type="string">
            <text:p>nor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9059807">
            <text:p>1133369059807</text:p>
          </table:table-cell>
          <table:table-cell office:value-type="string">
            <text:p>nor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9059808">
            <text:p>1133369059808</text:p>
          </table:table-cell>
          <table:table-cell office:value-type="string">
            <text:p>nor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9059809">
            <text:p>1133369059809</text:p>
          </table:table-cell>
          <table:table-cell office:value-type="string">
            <text:p>nor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/>
          <table:table-cell table:style-name="Result" table:formula="of:=SUBTOTAL(3;[.$B$16:.$B$20])"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float" office:value="1133365029061">
            <text:p>1133365029061</text:p>
          </table:table-cell>
          <table:table-cell office:value-type="string">
            <text:p>rt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5029062">
            <text:p>1133365029062</text:p>
          </table:table-cell>
          <table:table-cell office:value-type="string">
            <text:p>rt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5029063">
            <text:p>1133365029063</text:p>
          </table:table-cell>
          <table:table-cell office:value-type="string">
            <text:p>rt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 office:value-type="float" office:value="1133365029064">
            <text:p>1133365029064</text:p>
          </table:table-cell>
          <table:table-cell office:value-type="string">
            <text:p>rtv</text:p>
          </table:table-cell>
          <table:table-cell/>
          <table:table-cell table:style-name="ce24" office:value-type="string">
            <text:p>Received</text:p>
          </table:table-cell>
          <table:table-cell office:value-type="string">
            <text:p>Deprecated in the GLK but active in the</text:p>
          </table:table-cell>
        </table:table-row>
        <table:table-row table:style-name="ro4">
          <table:table-cell/>
          <table:table-cell table:style-name="Result" table:formula="of:=SUBTOTAL(3;[.$B$22:.$B$25])" office:value-type="float" office:value="4">
            <text:p>4</text:p>
          </table:table-cell>
          <table:table-cell table:number-columns-repeated="3"/>
        </table:table-row>
        <table:table-row table:style-name="ro4">
          <table:table-cell/>
          <table:table-cell table:style-name="Result" table:formula="of:=SUBTOTAL(3;[.$B$2:.$B$26])" office:value-type="float" office:value="20">
            <text:p>20</text:p>
          </table:table-cell>
          <table:table-cell table:number-columns-repeated="3"/>
        </table:table-row>
      </table:table>
      <table:table table:name="Raw from Totals" table:style-name="ta1" table:print="false"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7" table:default-cell-style-name="Default"/>
        <table:table-row table:style-name="ro2">
          <table:table-cell office:value-type="string">
            <text:p>data_base</text:p>
          </table:table-cell>
          <table:table-cell office:value-type="string">
            <text:p>stat</text:p>
          </table:table-cell>
          <table:table-cell office:value-type="string">
            <text:p>total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GLK-Deprecated</text:p>
          </table:table-cell>
          <table:table-cell office:value-type="float" office:value="302">
            <text:p>302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GLK-Not-Deprecated</text:p>
          </table:table-cell>
          <table:table-cell office:value-type="float" office:value="5482">
            <text:p>5482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GLK-All</text:p>
          </table:table-cell>
          <table:table-cell office:value-type="float" office:value="5784">
            <text:p>5784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CTM-Deprecated</text:p>
          </table:table-cell>
          <table:table-cell office:value-type="float" office:value="92">
            <text:p>92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CTM-Unresolved</text:p>
          </table:table-cell>
          <table:table-cell office:value-type="float" office:value="600">
            <text:p>600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CTM-Published</text:p>
          </table:table-cell>
          <table:table-cell office:value-type="float" office:value="4729">
            <text:p>4729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CTM-Other</text:p>
          </table:table-cell>
          <table:table-cell office:value-type="float" office:value="159">
            <text:p>159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CTM-All</text:p>
          </table:table-cell>
          <table:table-cell office:value-type="float" office:value="5580">
            <text:p>5580</text:p>
          </table:table-cell>
          <table:table-cell table:number-columns-repeated="8"/>
        </table:table-row>
        <table:table-row table:style-name="ro2">
          <table:table-cell office:value-type="string">
            <text:p>giv</text:p>
          </table:table-cell>
          <table:table-cell office:value-type="string">
            <text:p>JIRA</text:p>
          </table:table-cell>
          <table:table-cell office:value-type="float" office:value="686">
            <text:p>686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GLK-Deprecated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GLK-Not-Deprecated</text:p>
          </table:table-cell>
          <table:table-cell office:value-type="float" office:value="1101">
            <text:p>1101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GLK-All</text:p>
          </table:table-cell>
          <table:table-cell office:value-type="float" office:value="1140">
            <text:p>1140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CTM-Deprecated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CTM-Unresolved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CTM-Published</text:p>
          </table:table-cell>
          <table:table-cell office:value-type="float" office:value="478">
            <text:p>478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CTM-Other</text:p>
          </table:table-cell>
          <table:table-cell office:value-type="float" office:value="547">
            <text:p>547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CTM-All</text:p>
          </table:table-cell>
          <table:table-cell office:value-type="float" office:value="1133">
            <text:p>1133</text:p>
          </table:table-cell>
          <table:table-cell table:number-columns-repeated="8"/>
        </table:table-row>
        <table:table-row table:style-name="ro2">
          <table:table-cell office:value-type="string">
            <text:p>giv2</text:p>
          </table:table-cell>
          <table:table-cell office:value-type="string">
            <text:p>JIRA</text:p>
          </table:table-cell>
          <table:table-cell office:value-type="float" office:value="589">
            <text:p>589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GLK-Deprecated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GLK-Not-Deprecated</text:p>
          </table:table-cell>
          <table:table-cell office:value-type="float" office:value="4474">
            <text:p>4474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GLK-All</text:p>
          </table:table-cell>
          <table:table-cell office:value-type="float" office:value="4591">
            <text:p>4591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CTM-Deprecated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CTM-Unresolved</text:p>
          </table:table-cell>
          <table:table-cell office:value-type="float" office:value="359">
            <text:p>359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CTM-Published</text:p>
          </table:table-cell>
          <table:table-cell office:value-type="float" office:value="2414">
            <text:p>2414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CTM-Other</text:p>
          </table:table-cell>
          <table:table-cell office:value-type="float" office:value="1701">
            <text:p>1701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CTM-All</text:p>
          </table:table-cell>
          <table:table-cell office:value-type="float" office:value="4528">
            <text:p>4528</text:p>
          </table:table-cell>
          <table:table-cell table:number-columns-repeated="8"/>
        </table:table-row>
        <table:table-row table:style-name="ro2">
          <table:table-cell office:value-type="string">
            <text:p>giv3</text:p>
          </table:table-cell>
          <table:table-cell office:value-type="string">
            <text:p>JIRA</text:p>
          </table:table-cell>
          <table:table-cell office:value-type="float" office:value="2141">
            <text:p>2141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GLK-Not-Deprecated</text:p>
          </table:table-cell>
          <table:table-cell office:value-type="float" office:value="544">
            <text:p>544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GLK-All</text:p>
          </table:table-cell>
          <table:table-cell office:value-type="float" office:value="544">
            <text:p>544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CTM-Unresolved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CTM-Published</text:p>
          </table:table-cell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CTM-Other</text:p>
          </table:table-cell>
          <table:table-cell office:value-type="float" office:value="287">
            <text:p>287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CTM-All</text:p>
          </table:table-cell>
          <table:table-cell office:value-type="float" office:value="544">
            <text:p>544</text:p>
          </table:table-cell>
          <table:table-cell table:number-columns-repeated="8"/>
        </table:table-row>
        <table:table-row table:style-name="ro2">
          <table:table-cell office:value-type="string">
            <text:p>piv</text:p>
          </table:table-cell>
          <table:table-cell office:value-type="string">
            <text:p>JIRA</text:p>
          </table:table-cell>
          <table:table-cell office:value-type="float" office:value="508">
            <text:p>508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GLK-Deprecated</text:p>
          </table:table-cell>
          <table:table-cell office:value-type="float" office:value="127">
            <text:p>127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GLK-Not-Deprecated</text:p>
          </table:table-cell>
          <table:table-cell office:value-type="float" office:value="2463">
            <text:p>2463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GLK-All</text:p>
          </table:table-cell>
          <table:table-cell office:value-type="float" office:value="2590">
            <text:p>2590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CTM-Deprecated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CTM-Unresolved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CTM-Published</text:p>
          </table:table-cell>
          <table:table-cell office:value-type="float" office:value="2416">
            <text:p>2416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CTM-All</text:p>
          </table:table-cell>
          <table:table-cell office:value-type="float" office:value="2579">
            <text:p>2579</text:p>
          </table:table-cell>
          <table:table-cell table:number-columns-repeated="8"/>
        </table:table-row>
        <table:table-row table:style-name="ro2">
          <table:table-cell office:value-type="string">
            <text:p>swiv</text:p>
          </table:table-cell>
          <table:table-cell office:value-type="string">
            <text:p>JIRA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GLK-Deprecated</text:p>
          </table:table-cell>
          <table:table-cell office:value-type="float" office:value="88">
            <text:p>88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GLK-Not-Deprecated</text:p>
          </table:table-cell>
          <table:table-cell office:value-type="float" office:value="968">
            <text:p>968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GLK-All</text:p>
          </table:table-cell>
          <table:table-cell office:value-type="float" office:value="1056">
            <text:p>1056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CTM-Deprecated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CTM-Unresolved</text:p>
          </table:table-cell>
          <table:table-cell office:value-type="float" office:value="398">
            <text:p>398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CTM-Published</text:p>
          </table:table-cell>
          <table:table-cell office:value-type="float" office:value="352">
            <text:p>352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CTM-Other</text:p>
          </table:table-cell>
          <table:table-cell office:value-type="float" office:value="222">
            <text:p>222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CTM-All</text:p>
          </table:table-cell>
          <table:table-cell office:value-type="float" office:value="1005">
            <text:p>1005</text:p>
          </table:table-cell>
          <table:table-cell table:number-columns-repeated="8"/>
        </table:table-row>
        <table:table-row table:style-name="ro2">
          <table:table-cell office:value-type="string">
            <text:p>rtv</text:p>
          </table:table-cell>
          <table:table-cell office:value-type="string">
            <text:p>JIRA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GLK-Deprecated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GLK-Not-Deprecated</text:p>
          </table:table-cell>
          <table:table-cell office:value-type="float" office:value="453">
            <text:p>453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GLK-All</text:p>
          </table:table-cell>
          <table:table-cell office:value-type="float" office:value="476">
            <text:p>476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CTM-Deprecated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CTM-Unresolved</text:p>
          </table:table-cell>
          <table:table-cell office:value-type="float" office:value="76">
            <text:p>76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CTM-Published</text:p>
          </table:table-cell>
          <table:table-cell office:value-type="float" office:value="187">
            <text:p>187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CTM-Other</text:p>
          </table:table-cell>
          <table:table-cell office:value-type="float" office:value="190">
            <text:p>190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CTM-All</text:p>
          </table:table-cell>
          <table:table-cell office:value-type="float" office:value="461">
            <text:p>461</text:p>
          </table:table-cell>
          <table:table-cell table:number-columns-repeated="8"/>
        </table:table-row>
        <table:table-row table:style-name="ro2">
          <table:table-cell office:value-type="string">
            <text:p>gcv</text:p>
          </table:table-cell>
          <table:table-cell office:value-type="string">
            <text:p>JIRA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GLK-Not-Deprecated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GLK-All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CTM-Unresolved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CTM-Published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CTM-All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2">
          <table:table-cell office:value-type="string">
            <text:p>hrv2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GLK-Not-Deprecated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GLK-All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CTM-Deprecated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CTM-Unresolved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CTM-Other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CTM-All</text:p>
          </table:table-cell>
          <table:table-cell office:value-type="float" office:value="123">
            <text:p>123</text:p>
          </table:table-cell>
          <table:table-cell table:number-columns-repeated="8"/>
        </table:table-row>
        <table:table-row table:style-name="ro2">
          <table:table-cell office:value-type="string">
            <text:p>mpv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GLK-Deprecated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GLK-Not-Deprecated</text:p>
          </table:table-cell>
          <table:table-cell office:value-type="float" office:value="114">
            <text:p>114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GLK-All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CTM-Deprecated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CTM-Unresolved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CTM-Published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CTM-Other</text:p>
          </table:table-cell>
          <table:table-cell office:value-type="float" office:value="105">
            <text:p>105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CTM-All</text:p>
          </table:table-cell>
          <table:table-cell office:value-type="float" office:value="159">
            <text:p>159</text:p>
          </table:table-cell>
          <table:table-cell table:number-columns-repeated="8"/>
        </table:table-row>
        <table:table-row table:style-name="ro2">
          <table:table-cell office:value-type="string">
            <text:p>rsv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GLK-Not-Deprecated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GLK-All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CTM-Other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CTM-All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string">
            <text:p>hpiv1</text:p>
          </table:table-cell>
          <table:table-cell office:value-type="string">
            <text:p>JIRA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GLK-Not-Deprecated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GLK-All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CTM-Other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CTM-All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string">
            <text:p>hpiv3</text:p>
          </table:table-cell>
          <table:table-cell office:value-type="string">
            <text:p>JIRA</text:p>
          </table:table-cell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GLK-Deprecated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GLK-Not-Deprecated</text:p>
          </table:table-cell>
          <table:table-cell office:value-type="float" office:value="149">
            <text:p>149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GLK-All</text:p>
          </table:table-cell>
          <table:table-cell office:value-type="float" office:value="153">
            <text:p>153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CTM-Deprecated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CTM-Unresolved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CTM-Published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CTM-Other</text:p>
          </table:table-cell>
          <table:table-cell office:value-type="float" office:value="106">
            <text:p>106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CTM-All</text:p>
          </table:table-cell>
          <table:table-cell office:value-type="float" office:value="153">
            <text:p>153</text:p>
          </table:table-cell>
          <table:table-cell table:number-columns-repeated="8"/>
        </table:table-row>
        <table:table-row table:style-name="ro2">
          <table:table-cell office:value-type="string">
            <text:p>hadv</text:p>
          </table:table-cell>
          <table:table-cell office:value-type="string">
            <text:p>JIRA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GLK-Not-Deprecat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GLK-Al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CTM-Other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CTM-Al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ev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GLK-Deprecated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GLK-Not-Deprecated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GLK-All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CTM-Deprecated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CTM-Unresolv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CTM-Published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CTM-All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2">
          <table:table-cell office:value-type="string">
            <text:p>veev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GLK-Not-Deprecat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GLK-Al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CTM-Publish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CTM-Al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yfv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GLK-Not-Deprecated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GLK-All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CTM-Deprecat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CTM-Unresolved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CTM-Other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CTM-All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string">
            <text:p>vda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GLK-Deprecat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GLK-Not-Deprecated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GLK-All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CTM-Published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CTM-All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string">
            <text:p>msl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GLK-Not-Deprecated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GLK-All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CTM-Unresolv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CTM-Published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CTM-All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string">
            <text:p>mmp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GLK-Deprecat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GLK-Not-Deprecated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GLK-All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CTM-Published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CTM-All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string">
            <text:p>rbl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GLK-Not-Deprecat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GLK-Al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CTM-Published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CTM-All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vzv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GLK-Deprecated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GLK-Not-Deprecated</text:p>
          </table:table-cell>
          <table:table-cell office:value-type="float" office:value="273">
            <text:p>273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GLK-All</text:p>
          </table:table-cell>
          <table:table-cell office:value-type="float" office:value="278">
            <text:p>278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CTM-Unresolved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CTM-Published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CTM-Other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CTM-All</text:p>
          </table:table-cell>
          <table:table-cell office:value-type="float" office:value="278">
            <text:p>278</text:p>
          </table:table-cell>
          <table:table-cell table:number-columns-repeated="8"/>
        </table:table-row>
        <table:table-row table:style-name="ro2">
          <table:table-cell office:value-type="string">
            <text:p>norv</text:p>
          </table:table-cell>
          <table:table-cell office:value-type="string">
            <text:p>JIRA</text:p>
          </table:table-cell>
          <table:table-cell office:value-type="float" office:value="273">
            <text:p>273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GLK-Deprecated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GLK-Not-Deprecated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GLK-All</text:p>
          </table:table-cell>
          <table:table-cell office:value-type="float" office:value="146">
            <text:p>146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CTM-Unresolved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CTM-All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string">
            <text:p>barda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GLK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GLK-Not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GLK-All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CTM-Deprecat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CTM-Unresolv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CTM-Published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CTM-Other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CTM-All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string">
            <text:p>synflu</text:p>
          </table:table-cell>
          <table:table-cell office:value-type="string">
            <text:p>JIR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Filter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25" office:value-type="string">
            <text:p>Sum - total</text:p>
          </table:table-cell>
          <table:table-cell table:style-name="ce30" office:value-type="string">
            <text:p>stat</text:p>
          </table:table-cell>
          <table:table-cell table:style-name="ce35" table:number-columns-repeated="8"/>
          <table:table-cell table:style-name="ce39"/>
        </table:table-row>
        <table:table-row table:style-name="ro2">
          <table:table-cell table:style-name="ce26" office:value-type="string">
            <text:p>data_base</text:p>
          </table:table-cell>
          <table:table-cell table:style-name="ce31" office:value-type="string">
            <text:p>CTM-All</text:p>
          </table:table-cell>
          <table:table-cell table:style-name="ce36" office:value-type="string">
            <text:p>CTM-Deprecated</text:p>
          </table:table-cell>
          <table:table-cell table:style-name="ce36" office:value-type="string">
            <text:p>CTM-Other</text:p>
          </table:table-cell>
          <table:table-cell table:style-name="ce36" office:value-type="string">
            <text:p>CTM-Published</text:p>
          </table:table-cell>
          <table:table-cell table:style-name="ce36" office:value-type="string">
            <text:p>CTM-Unresolved</text:p>
          </table:table-cell>
          <table:table-cell table:style-name="ce36" office:value-type="string">
            <text:p>GLK-All</text:p>
          </table:table-cell>
          <table:table-cell table:style-name="ce36" office:value-type="string">
            <text:p>GLK-Deprecated</text:p>
          </table:table-cell>
          <table:table-cell table:style-name="ce36" office:value-type="string">
            <text:p>GLK-Not-Deprecated</text:p>
          </table:table-cell>
          <table:table-cell table:style-name="ce36" office:value-type="string">
            <text:p>JIRA</text:p>
          </table:table-cell>
          <table:table-cell table:style-name="ce40" office:value-type="string">
            <text:p>Total Result</text:p>
          </table:table-cell>
        </table:table-row>
        <table:table-row table:style-name="ro2">
          <table:table-cell table:style-name="ce27" office:value-type="string">
            <text:p>barda</text:p>
          </table:table-cell>
          <table:table-cell table:style-name="ce32" office:value-type="float" office:value="12">
            <text:p>12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46">
            <text:p>146</text:p>
          </table:table-cell>
          <table:table-cell table:style-name="ce37" office:value-type="float" office:value="103">
            <text:p>103</text:p>
          </table:table-cell>
          <table:table-cell table:style-name="ce37" office:value-type="float" office:value="43">
            <text:p>43</text:p>
          </table:table-cell>
          <table:table-cell table:style-name="ce37" office:value-type="float" office:value="0">
            <text:p>0</text:p>
          </table:table-cell>
          <table:table-cell table:style-name="ce41" office:value-type="float" office:value="316">
            <text:p>316</text:p>
          </table:table-cell>
        </table:table-row>
        <table:table-row table:style-name="ro2">
          <table:table-cell table:style-name="ce28" office:value-type="string">
            <text:p>gcv</text:p>
          </table:table-cell>
          <table:table-cell table:style-name="ce33" office:value-type="float" office:value="461">
            <text:p>461</text:p>
          </table:table-cell>
          <table:table-cell table:style-name="DataPilot_20_Value" office:value-type="float" office:value="8">
            <text:p>8</text:p>
          </table:table-cell>
          <table:table-cell table:style-name="DataPilot_20_Value" office:value-type="float" office:value="190">
            <text:p>190</text:p>
          </table:table-cell>
          <table:table-cell table:style-name="DataPilot_20_Value" office:value-type="float" office:value="187">
            <text:p>187</text:p>
          </table:table-cell>
          <table:table-cell table:style-name="DataPilot_20_Value" office:value-type="float" office:value="76">
            <text:p>76</text:p>
          </table:table-cell>
          <table:table-cell table:style-name="DataPilot_20_Value" office:value-type="float" office:value="476">
            <text:p>476</text:p>
          </table:table-cell>
          <table:table-cell table:style-name="DataPilot_20_Value" office:value-type="float" office:value="23">
            <text:p>23</text:p>
          </table:table-cell>
          <table:table-cell table:style-name="DataPilot_20_Value" office:value-type="float" office:value="453">
            <text:p>453</text:p>
          </table:table-cell>
          <table:table-cell table:style-name="DataPilot_20_Value" office:value-type="float" office:value="87">
            <text:p>87</text:p>
          </table:table-cell>
          <table:table-cell table:style-name="ce42" office:value-type="float" office:value="1961">
            <text:p>1961</text:p>
          </table:table-cell>
        </table:table-row>
        <table:table-row table:style-name="ro2">
          <table:table-cell table:style-name="ce28" office:value-type="string">
            <text:p>giv</text:p>
          </table:table-cell>
          <table:table-cell table:style-name="ce33" office:value-type="float" office:value="5580">
            <text:p>5580</text:p>
          </table:table-cell>
          <table:table-cell table:style-name="DataPilot_20_Value" office:value-type="float" office:value="92">
            <text:p>92</text:p>
          </table:table-cell>
          <table:table-cell table:style-name="DataPilot_20_Value" office:value-type="float" office:value="159">
            <text:p>159</text:p>
          </table:table-cell>
          <table:table-cell table:style-name="DataPilot_20_Value" office:value-type="float" office:value="4729">
            <text:p>4729</text:p>
          </table:table-cell>
          <table:table-cell table:style-name="DataPilot_20_Value" office:value-type="float" office:value="600">
            <text:p>600</text:p>
          </table:table-cell>
          <table:table-cell table:style-name="DataPilot_20_Value" office:value-type="float" office:value="5784">
            <text:p>5784</text:p>
          </table:table-cell>
          <table:table-cell table:style-name="DataPilot_20_Value" office:value-type="float" office:value="302">
            <text:p>302</text:p>
          </table:table-cell>
          <table:table-cell table:style-name="DataPilot_20_Value" office:value-type="float" office:value="5482">
            <text:p>5482</text:p>
          </table:table-cell>
          <table:table-cell table:style-name="DataPilot_20_Value" office:value-type="float" office:value="686">
            <text:p>686</text:p>
          </table:table-cell>
          <table:table-cell table:style-name="ce42" office:value-type="float" office:value="23414">
            <text:p>23414</text:p>
          </table:table-cell>
        </table:table-row>
        <table:table-row table:style-name="ro2">
          <table:table-cell table:style-name="ce28" office:value-type="string">
            <text:p>giv2</text:p>
          </table:table-cell>
          <table:table-cell table:style-name="ce33" office:value-type="float" office:value="1133">
            <text:p>1133</text:p>
          </table:table-cell>
          <table:table-cell table:style-name="DataPilot_20_Value" office:value-type="float" office:value="30">
            <text:p>30</text:p>
          </table:table-cell>
          <table:table-cell table:style-name="DataPilot_20_Value" office:value-type="float" office:value="547">
            <text:p>547</text:p>
          </table:table-cell>
          <table:table-cell table:style-name="DataPilot_20_Value" office:value-type="float" office:value="478">
            <text:p>478</text:p>
          </table:table-cell>
          <table:table-cell table:style-name="DataPilot_20_Value" office:value-type="float" office:value="78">
            <text:p>78</text:p>
          </table:table-cell>
          <table:table-cell table:style-name="DataPilot_20_Value" office:value-type="float" office:value="1140">
            <text:p>1140</text:p>
          </table:table-cell>
          <table:table-cell table:style-name="DataPilot_20_Value" office:value-type="float" office:value="39">
            <text:p>39</text:p>
          </table:table-cell>
          <table:table-cell table:style-name="DataPilot_20_Value" office:value-type="float" office:value="1101">
            <text:p>1101</text:p>
          </table:table-cell>
          <table:table-cell table:style-name="DataPilot_20_Value" office:value-type="float" office:value="589">
            <text:p>589</text:p>
          </table:table-cell>
          <table:table-cell table:style-name="ce42" office:value-type="float" office:value="5135">
            <text:p>5135</text:p>
          </table:table-cell>
        </table:table-row>
        <table:table-row table:style-name="ro2">
          <table:table-cell table:style-name="ce28" office:value-type="string">
            <text:p>giv3</text:p>
          </table:table-cell>
          <table:table-cell table:style-name="ce33" office:value-type="float" office:value="4528">
            <text:p>4528</text:p>
          </table:table-cell>
          <table:table-cell table:style-name="DataPilot_20_Value" office:value-type="float" office:value="54">
            <text:p>54</text:p>
          </table:table-cell>
          <table:table-cell table:style-name="DataPilot_20_Value" office:value-type="float" office:value="1701">
            <text:p>1701</text:p>
          </table:table-cell>
          <table:table-cell table:style-name="DataPilot_20_Value" office:value-type="float" office:value="2414">
            <text:p>2414</text:p>
          </table:table-cell>
          <table:table-cell table:style-name="DataPilot_20_Value" office:value-type="float" office:value="359">
            <text:p>359</text:p>
          </table:table-cell>
          <table:table-cell table:style-name="DataPilot_20_Value" office:value-type="float" office:value="4591">
            <text:p>4591</text:p>
          </table:table-cell>
          <table:table-cell table:style-name="DataPilot_20_Value" office:value-type="float" office:value="117">
            <text:p>117</text:p>
          </table:table-cell>
          <table:table-cell table:style-name="DataPilot_20_Value" office:value-type="float" office:value="4474">
            <text:p>4474</text:p>
          </table:table-cell>
          <table:table-cell table:style-name="DataPilot_20_Value" office:value-type="float" office:value="2141">
            <text:p>2141</text:p>
          </table:table-cell>
          <table:table-cell table:style-name="ce42" office:value-type="float" office:value="20379">
            <text:p>20379</text:p>
          </table:table-cell>
        </table:table-row>
        <table:table-row table:style-name="ro2">
          <table:table-cell table:style-name="ce28" office:value-type="string">
            <text:p>hadv</text:p>
          </table:table-cell>
          <table:table-cell table:style-name="ce33" office:value-type="float" office:value="153">
            <text:p>153</text:p>
          </table:table-cell>
          <table:table-cell table:style-name="DataPilot_20_Value" office:value-type="float" office:value="4">
            <text:p>4</text:p>
          </table:table-cell>
          <table:table-cell table:style-name="DataPilot_20_Value" office:value-type="float" office:value="106">
            <text:p>106</text:p>
          </table:table-cell>
          <table:table-cell table:style-name="DataPilot_20_Value" office:value-type="float" office:value="20">
            <text:p>20</text:p>
          </table:table-cell>
          <table:table-cell table:style-name="DataPilot_20_Value" office:value-type="float" office:value="23">
            <text:p>23</text:p>
          </table:table-cell>
          <table:table-cell table:style-name="DataPilot_20_Value" office:value-type="float" office:value="153">
            <text:p>153</text:p>
          </table:table-cell>
          <table:table-cell table:style-name="DataPilot_20_Value" office:value-type="float" office:value="4">
            <text:p>4</text:p>
          </table:table-cell>
          <table:table-cell table:style-name="DataPilot_20_Value" office:value-type="float" office:value="149">
            <text:p>149</text:p>
          </table:table-cell>
          <table:table-cell table:style-name="DataPilot_20_Value" office:value-type="float" office:value="50">
            <text:p>50</text:p>
          </table:table-cell>
          <table:table-cell table:style-name="ce42" office:value-type="float" office:value="662">
            <text:p>662</text:p>
          </table:table-cell>
        </table:table-row>
        <table:table-row table:style-name="ro2">
          <table:table-cell table:style-name="ce28" office:value-type="string">
            <text:p>hpiv1</text:p>
          </table:table-cell>
          <table:table-cell table:style-name="ce33" office:value-type="float" office:value="54">
            <text:p>54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54">
            <text:p>54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54">
            <text:p>54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54">
            <text:p>54</text:p>
          </table:table-cell>
          <table:table-cell table:style-name="DataPilot_20_Value" office:value-type="float" office:value="25">
            <text:p>25</text:p>
          </table:table-cell>
          <table:table-cell table:style-name="ce42" office:value-type="float" office:value="241">
            <text:p>241</text:p>
          </table:table-cell>
        </table:table-row>
        <table:table-row table:style-name="ro2">
          <table:table-cell table:style-name="ce28" office:value-type="string">
            <text:p>hpiv3</text:p>
          </table:table-cell>
          <table:table-cell table:style-name="ce33" office:value-type="float" office:value="102">
            <text:p>102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02">
            <text:p>102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02">
            <text:p>102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02">
            <text:p>102</text:p>
          </table:table-cell>
          <table:table-cell table:style-name="DataPilot_20_Value" office:value-type="float" office:value="102">
            <text:p>102</text:p>
          </table:table-cell>
          <table:table-cell table:style-name="ce42" office:value-type="float" office:value="510">
            <text:p>510</text:p>
          </table:table-cell>
        </table:table-row>
        <table:table-row table:style-name="ro2">
          <table:table-cell table:style-name="ce28" office:value-type="string">
            <text:p>hrv2</text:p>
          </table:table-cell>
          <table:table-cell table:style-name="ce33" office:value-type="float" office:value="112">
            <text:p>112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78">
            <text:p>78</text:p>
          </table:table-cell>
          <table:table-cell table:style-name="DataPilot_20_Value" office:value-type="float" office:value="34">
            <text:p>34</text:p>
          </table:table-cell>
          <table:table-cell table:style-name="DataPilot_20_Value" office:value-type="float" office:value="117">
            <text:p>117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17">
            <text:p>117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58">
            <text:p>458</text:p>
          </table:table-cell>
        </table:table-row>
        <table:table-row table:style-name="ro2">
          <table:table-cell table:style-name="ce28" office:value-type="string">
            <text:p>jev</text:p>
          </table:table-cell>
          <table:table-cell table:style-name="ce33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">
            <text:p>4</text:p>
          </table:table-cell>
        </table:table-row>
        <table:table-row table:style-name="ro2">
          <table:table-cell table:style-name="ce28" office:value-type="string">
            <text:p>mmp</text:p>
          </table:table-cell>
          <table:table-cell table:style-name="ce33" office:value-type="float" office:value="8">
            <text:p>8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7">
            <text:p>7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8">
            <text:p>8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8">
            <text:p>8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32">
            <text:p>32</text:p>
          </table:table-cell>
        </table:table-row>
        <table:table-row table:style-name="ro2">
          <table:table-cell table:style-name="ce28" office:value-type="string">
            <text:p>mpv</text:p>
          </table:table-cell>
          <table:table-cell table:style-name="ce33" office:value-type="float" office:value="123">
            <text:p>123</text:p>
          </table:table-cell>
          <table:table-cell table:style-name="DataPilot_20_Value" office:value-type="float" office:value="42">
            <text:p>42</text:p>
          </table:table-cell>
          <table:table-cell table:style-name="DataPilot_20_Value" office:value-type="float" office:value="61">
            <text:p>6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20">
            <text:p>20</text:p>
          </table:table-cell>
          <table:table-cell table:style-name="DataPilot_20_Value" office:value-type="float" office:value="123">
            <text:p>123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23">
            <text:p>123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92">
            <text:p>492</text:p>
          </table:table-cell>
        </table:table-row>
        <table:table-row table:style-name="ro2">
          <table:table-cell table:style-name="ce28" office:value-type="string">
            <text:p>msl</text:p>
          </table:table-cell>
          <table:table-cell table:style-name="ce33" office:value-type="float" office:value="10">
            <text:p>1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0">
            <text:p>1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2">
            <text:p>12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1">
            <text:p>11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4">
            <text:p>44</text:p>
          </table:table-cell>
        </table:table-row>
        <table:table-row table:style-name="ro2">
          <table:table-cell table:style-name="ce28" office:value-type="string">
            <text:p>norv</text:p>
          </table:table-cell>
          <table:table-cell table:style-name="ce33" office:value-type="float" office:value="278">
            <text:p>278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77">
            <text:p>77</text:p>
          </table:table-cell>
          <table:table-cell table:style-name="DataPilot_20_Value" office:value-type="float" office:value="165">
            <text:p>165</text:p>
          </table:table-cell>
          <table:table-cell table:style-name="DataPilot_20_Value" office:value-type="float" office:value="36">
            <text:p>36</text:p>
          </table:table-cell>
          <table:table-cell table:style-name="DataPilot_20_Value" office:value-type="float" office:value="278">
            <text:p>278</text:p>
          </table:table-cell>
          <table:table-cell table:style-name="DataPilot_20_Value" office:value-type="float" office:value="5">
            <text:p>5</text:p>
          </table:table-cell>
          <table:table-cell table:style-name="DataPilot_20_Value" office:value-type="float" office:value="273">
            <text:p>273</text:p>
          </table:table-cell>
          <table:table-cell table:style-name="DataPilot_20_Value" office:value-type="float" office:value="273">
            <text:p>273</text:p>
          </table:table-cell>
          <table:table-cell table:style-name="ce42" office:value-type="float" office:value="1385">
            <text:p>1385</text:p>
          </table:table-cell>
        </table:table-row>
        <table:table-row table:style-name="ro2">
          <table:table-cell table:style-name="ce28" office:value-type="string">
            <text:p>piv</text:p>
          </table:table-cell>
          <table:table-cell table:style-name="ce33" office:value-type="float" office:value="544">
            <text:p>544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287">
            <text:p>287</text:p>
          </table:table-cell>
          <table:table-cell table:style-name="DataPilot_20_Value" office:value-type="float" office:value="213">
            <text:p>213</text:p>
          </table:table-cell>
          <table:table-cell table:style-name="DataPilot_20_Value" office:value-type="float" office:value="44">
            <text:p>44</text:p>
          </table:table-cell>
          <table:table-cell table:style-name="DataPilot_20_Value" office:value-type="float" office:value="544">
            <text:p>544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544">
            <text:p>544</text:p>
          </table:table-cell>
          <table:table-cell table:style-name="DataPilot_20_Value" office:value-type="float" office:value="508">
            <text:p>508</text:p>
          </table:table-cell>
          <table:table-cell table:style-name="ce42" office:value-type="float" office:value="2684">
            <text:p>2684</text:p>
          </table:table-cell>
        </table:table-row>
        <table:table-row table:style-name="ro2">
          <table:table-cell table:style-name="ce28" office:value-type="string">
            <text:p>rbl</text:p>
          </table:table-cell>
          <table:table-cell table:style-name="ce33" office:value-type="float" office:value="16">
            <text:p>16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6">
            <text:p>16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7">
            <text:p>17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6">
            <text:p>16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66">
            <text:p>66</text:p>
          </table:table-cell>
        </table:table-row>
        <table:table-row table:style-name="ro2">
          <table:table-cell table:style-name="ce28" office:value-type="string">
            <text:p>rsv</text:p>
          </table:table-cell>
          <table:table-cell table:style-name="ce33" office:value-type="float" office:value="159">
            <text:p>159</text:p>
          </table:table-cell>
          <table:table-cell table:style-name="DataPilot_20_Value" office:value-type="float" office:value="45">
            <text:p>45</text:p>
          </table:table-cell>
          <table:table-cell table:style-name="DataPilot_20_Value" office:value-type="float" office:value="105">
            <text:p>105</text:p>
          </table:table-cell>
          <table:table-cell table:style-name="DataPilot_20_Value" office:value-type="float" office:value="6">
            <text:p>6</text:p>
          </table:table-cell>
          <table:table-cell table:style-name="DataPilot_20_Value" office:value-type="float" office:value="3">
            <text:p>3</text:p>
          </table:table-cell>
          <table:table-cell table:style-name="DataPilot_20_Value" office:value-type="float" office:value="165">
            <text:p>165</text:p>
          </table:table-cell>
          <table:table-cell table:style-name="DataPilot_20_Value" office:value-type="float" office:value="51">
            <text:p>51</text:p>
          </table:table-cell>
          <table:table-cell table:style-name="DataPilot_20_Value" office:value-type="float" office:value="114">
            <text:p>114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648">
            <text:p>648</text:p>
          </table:table-cell>
        </table:table-row>
        <table:table-row table:style-name="ro2">
          <table:table-cell table:style-name="ce28" office:value-type="string">
            <text:p>rtv</text:p>
          </table:table-cell>
          <table:table-cell table:style-name="ce33" office:value-type="float" office:value="1005">
            <text:p>1005</text:p>
          </table:table-cell>
          <table:table-cell table:style-name="DataPilot_20_Value" office:value-type="float" office:value="33">
            <text:p>33</text:p>
          </table:table-cell>
          <table:table-cell table:style-name="DataPilot_20_Value" office:value-type="float" office:value="222">
            <text:p>222</text:p>
          </table:table-cell>
          <table:table-cell table:style-name="DataPilot_20_Value" office:value-type="float" office:value="352">
            <text:p>352</text:p>
          </table:table-cell>
          <table:table-cell table:style-name="DataPilot_20_Value" office:value-type="float" office:value="398">
            <text:p>398</text:p>
          </table:table-cell>
          <table:table-cell table:style-name="DataPilot_20_Value" office:value-type="float" office:value="1056">
            <text:p>1056</text:p>
          </table:table-cell>
          <table:table-cell table:style-name="DataPilot_20_Value" office:value-type="float" office:value="88">
            <text:p>88</text:p>
          </table:table-cell>
          <table:table-cell table:style-name="DataPilot_20_Value" office:value-type="float" office:value="968">
            <text:p>968</text:p>
          </table:table-cell>
          <table:table-cell table:style-name="DataPilot_20_Value" office:value-type="float" office:value="83">
            <text:p>83</text:p>
          </table:table-cell>
          <table:table-cell table:style-name="ce42" office:value-type="float" office:value="4205">
            <text:p>4205</text:p>
          </table:table-cell>
        </table:table-row>
        <table:table-row table:style-name="ro2">
          <table:table-cell table:style-name="ce28" office:value-type="string">
            <text:p>swiv</text:p>
          </table:table-cell>
          <table:table-cell table:style-name="ce33" office:value-type="float" office:value="2579">
            <text:p>2579</text:p>
          </table:table-cell>
          <table:table-cell table:style-name="DataPilot_20_Value" office:value-type="float" office:value="116">
            <text:p>116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2416">
            <text:p>2416</text:p>
          </table:table-cell>
          <table:table-cell table:style-name="DataPilot_20_Value" office:value-type="float" office:value="47">
            <text:p>47</text:p>
          </table:table-cell>
          <table:table-cell table:style-name="DataPilot_20_Value" office:value-type="float" office:value="2590">
            <text:p>2590</text:p>
          </table:table-cell>
          <table:table-cell table:style-name="DataPilot_20_Value" office:value-type="float" office:value="127">
            <text:p>127</text:p>
          </table:table-cell>
          <table:table-cell table:style-name="DataPilot_20_Value" office:value-type="float" office:value="2463">
            <text:p>2463</text:p>
          </table:table-cell>
          <table:table-cell table:style-name="DataPilot_20_Value" office:value-type="float" office:value="174">
            <text:p>174</text:p>
          </table:table-cell>
          <table:table-cell table:style-name="ce42" office:value-type="float" office:value="10512">
            <text:p>10512</text:p>
          </table:table-cell>
        </table:table-row>
        <table:table-row table:style-name="ro2">
          <table:table-cell table:style-name="ce28" office:value-type="string">
            <text:p>synflu</text:p>
          </table:table-cell>
          <table:table-cell table:style-name="ce33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0">
            <text:p>0</text:p>
          </table:table-cell>
        </table:table-row>
        <table:table-row table:style-name="ro2">
          <table:table-cell table:style-name="ce28" office:value-type="string">
            <text:p>vda</text:p>
          </table:table-cell>
          <table:table-cell table:style-name="ce33" office:value-type="float" office:value="9">
            <text:p>9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3">
            <text:p>3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5">
            <text:p>5</text:p>
          </table:table-cell>
          <table:table-cell table:style-name="DataPilot_20_Value" office:value-type="float" office:value="11">
            <text:p>1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1">
            <text:p>11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0">
            <text:p>40</text:p>
          </table:table-cell>
        </table:table-row>
        <table:table-row table:style-name="ro2">
          <table:table-cell table:style-name="ce28" office:value-type="string">
            <text:p>veev</text:p>
          </table:table-cell>
          <table:table-cell table:style-name="ce33" office:value-type="float" office:value="109">
            <text:p>109</text:p>
          </table:table-cell>
          <table:table-cell table:style-name="DataPilot_20_Value" office:value-type="float" office:value="5">
            <text:p>5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03">
            <text:p>103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113">
            <text:p>113</text:p>
          </table:table-cell>
          <table:table-cell table:style-name="DataPilot_20_Value" office:value-type="float" office:value="9">
            <text:p>9</text:p>
          </table:table-cell>
          <table:table-cell table:style-name="DataPilot_20_Value" office:value-type="float" office:value="104">
            <text:p>104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44">
            <text:p>444</text:p>
          </table:table-cell>
        </table:table-row>
        <table:table-row table:style-name="ro2">
          <table:table-cell table:style-name="ce28" office:value-type="string">
            <text:p>vzv</text:p>
          </table:table-cell>
          <table:table-cell table:style-name="ce33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">
            <text:p>4</text:p>
          </table:table-cell>
        </table:table-row>
        <table:table-row table:style-name="ro2">
          <table:table-cell table:style-name="ce28" office:value-type="string">
            <text:p>yfv</text:p>
          </table:table-cell>
          <table:table-cell table:style-name="ce33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DataPilot_20_Value" office:value-type="float" office:value="1">
            <text:p>1</text:p>
          </table:table-cell>
          <table:table-cell table:style-name="DataPilot_20_Value" office:value-type="float" office:value="0">
            <text:p>0</text:p>
          </table:table-cell>
          <table:table-cell table:style-name="ce42" office:value-type="float" office:value="4">
            <text:p>4</text:p>
          </table:table-cell>
        </table:table-row>
        <table:table-row table:style-name="ro2">
          <table:table-cell table:style-name="ce29" office:value-type="string">
            <text:p>Total Result</text:p>
          </table:table-cell>
          <table:table-cell table:style-name="ce34" office:value-type="float" office:value="16978">
            <text:p>16978</text:p>
          </table:table-cell>
          <table:table-cell table:style-name="ce38" office:value-type="float" office:value="430">
            <text:p>430</text:p>
          </table:table-cell>
          <table:table-cell table:style-name="ce38" office:value-type="float" office:value="3615">
            <text:p>3615</text:p>
          </table:table-cell>
          <table:table-cell table:style-name="ce38" office:value-type="float" office:value="11196">
            <text:p>11196</text:p>
          </table:table-cell>
          <table:table-cell table:style-name="ce38" office:value-type="float" office:value="1737">
            <text:p>1737</text:p>
          </table:table-cell>
          <table:table-cell table:style-name="ce38" office:value-type="float" office:value="17483">
            <text:p>17483</text:p>
          </table:table-cell>
          <table:table-cell table:style-name="ce38" office:value-type="float" office:value="870">
            <text:p>870</text:p>
          </table:table-cell>
          <table:table-cell table:style-name="ce38" office:value-type="float" office:value="16613">
            <text:p>16613</text:p>
          </table:table-cell>
          <table:table-cell table:style-name="ce38" office:value-type="float" office:value="4718">
            <text:p>4718</text:p>
          </table:table-cell>
          <table:table-cell table:style-name="ce43" office:value-type="float" office:value="73640">
            <text:p>73640</text:p>
          </table:table-cell>
        </table:table-row>
      </table:table>
      <table:table table:name="Samples in JIRA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4" table:default-cell-style-name="Default"/>
        <table:table-row table:style-name="ro2">
          <table:table-cell table:style-name="ce4" office:value-type="string">
            <text:p>db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value</text:p>
          </table:table-cell>
          <table:table-cell table:number-columns-repeated="4"/>
        </table:table-row>
        <table:table-row table:style-name="ro4">
          <table:table-cell office:value-type="string">
            <text:p>gcv</text:p>
          </table:table-cell>
          <table:table-cell office:value-type="string">
            <text:p>Other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4">
          <table:table-cell office:value-type="string">
            <text:p>gcv</text:p>
          </table:table-cell>
          <table:table-cell office:value-type="string">
            <text:p>Unresolved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4">
          <table:table-cell office:value-type="string">
            <text:p>giv</text:p>
          </table:table-cell>
          <table:table-cell office:value-type="string">
            <text:p>Other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4">
          <table:table-cell office:value-type="string">
            <text:p>giv</text:p>
          </table:table-cell>
          <table:table-cell office:value-type="string">
            <text:p>Sample Published</text:p>
          </table:table-cell>
          <table:table-cell office:value-type="float" office:value="312">
            <text:p>312</text:p>
          </table:table-cell>
          <table:table-cell table:number-columns-repeated="4"/>
        </table:table-row>
        <table:table-row table:style-name="ro4">
          <table:table-cell office:value-type="string">
            <text:p>giv</text:p>
          </table:table-cell>
          <table:table-cell office:value-type="string">
            <text:p>Unresolved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2">
          <table:table-cell office:value-type="string">
            <text:p>giv2</text:p>
          </table:table-cell>
          <table:table-cell office:value-type="string">
            <text:p>Other</text:p>
          </table:table-cell>
          <table:table-cell office:value-type="float" office:value="547">
            <text:p>547</text:p>
          </table:table-cell>
          <table:table-cell table:number-columns-repeated="4"/>
        </table:table-row>
        <table:table-row table:style-name="ro2">
          <table:table-cell office:value-type="string">
            <text:p>giv2</text:p>
          </table:table-cell>
          <table:table-cell office:value-type="string">
            <text:p>Sample Published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2">
          <table:table-cell office:value-type="string">
            <text:p>giv3</text:p>
          </table:table-cell>
          <table:table-cell table:style-name="ce10" office:value-type="string">
            <text:p>Deprecated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giv3</text:p>
          </table:table-cell>
          <table:table-cell office:value-type="string">
            <text:p>Other</text:p>
          </table:table-cell>
          <table:table-cell office:value-type="float" office:value="1700">
            <text:p>1700</text:p>
          </table:table-cell>
          <table:table-cell table:number-columns-repeated="4"/>
        </table:table-row>
        <table:table-row table:style-name="ro2">
          <table:table-cell office:value-type="string">
            <text:p>giv3</text:p>
          </table:table-cell>
          <table:table-cell office:value-type="string">
            <text:p>Sample Published</text:p>
          </table:table-cell>
          <table:table-cell office:value-type="float" office:value="384">
            <text:p>384</text:p>
          </table:table-cell>
          <table:table-cell table:number-columns-repeated="4"/>
        </table:table-row>
        <table:table-row table:style-name="ro2">
          <table:table-cell office:value-type="string">
            <text:p>giv3</text:p>
          </table:table-cell>
          <table:table-cell office:value-type="string">
            <text:p>Unresolved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4">
          <table:table-cell office:value-type="string">
            <text:p>hadv</text:p>
          </table:table-cell>
          <table:table-cell office:value-type="string">
            <text:p>Other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4">
          <table:table-cell office:value-type="string">
            <text:p>hadv</text:p>
          </table:table-cell>
          <table:table-cell office:value-type="string">
            <text:p>Unresolved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hpiv1</text:p>
          </table:table-cell>
          <table:table-cell office:value-type="string">
            <text:p>Other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2">
          <table:table-cell office:value-type="string">
            <text:p>hpiv3</text:p>
          </table:table-cell>
          <table:table-cell office:value-type="string">
            <text:p>Other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4">
          <table:table-cell office:value-type="string">
            <text:p>norv</text:p>
          </table:table-cell>
          <table:table-cell office:value-type="string">
            <text:p>Other</text:p>
          </table:table-cell>
          <table:table-cell office:value-type="float" office:value="171">
            <text:p>171</text:p>
          </table:table-cell>
          <table:table-cell table:number-columns-repeated="4"/>
        </table:table-row>
        <table:table-row table:style-name="ro4">
          <table:table-cell office:value-type="string">
            <text:p>norv</text:p>
          </table:table-cell>
          <table:table-cell office:value-type="string">
            <text:p>Sample Published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4">
          <table:table-cell office:value-type="string">
            <text:p>norv</text:p>
          </table:table-cell>
          <table:table-cell office:value-type="string">
            <text:p>Unresolved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4">
          <table:table-cell office:value-type="string">
            <text:p>piv</text:p>
          </table:table-cell>
          <table:table-cell office:value-type="string">
            <text:p>Other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4">
          <table:table-cell office:value-type="string">
            <text:p>piv</text:p>
          </table:table-cell>
          <table:table-cell office:value-type="string">
            <text:p>Sample Published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4">
          <table:table-cell office:value-type="string">
            <text:p>piv</text:p>
          </table:table-cell>
          <table:table-cell office:value-type="string">
            <text:p>Unresolved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4">
          <table:table-cell office:value-type="string">
            <text:p>rtv</text:p>
          </table:table-cell>
          <table:table-cell office:value-type="string">
            <text:p>Other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4">
          <table:table-cell office:value-type="string">
            <text:p>swiv</text:p>
          </table:table-cell>
          <table:table-cell office:value-type="string">
            <text:p>Other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4">
          <table:table-cell office:value-type="string">
            <text:p>swiv</text:p>
          </table:table-cell>
          <table:table-cell office:value-type="string">
            <text:p>Sample Published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4">
          <table:table-cell office:value-type="string">
            <text:p>swiv</text:p>
          </table:table-cell>
          <table:table-cell office:value-type="string">
            <text:p>Unresolved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5" office:value-type="string">
            <text:p>Sum - value</text:p>
          </table:table-cell>
          <table:table-cell table:style-name="ce30" office:value-type="string">
            <text:p>status</text:p>
          </table:table-cell>
          <table:table-cell table:style-name="ce35" table:number-columns-repeated="3"/>
          <table:table-cell table:style-name="ce39"/>
          <table:table-cell/>
        </table:table-row>
        <table:table-row table:style-name="ro2">
          <table:table-cell table:style-name="ce26" office:value-type="string">
            <text:p>db</text:p>
          </table:table-cell>
          <table:table-cell table:style-name="ce31" office:value-type="string">
            <text:p>Deprecated</text:p>
          </table:table-cell>
          <table:table-cell table:style-name="ce36" office:value-type="string">
            <text:p>Other</text:p>
          </table:table-cell>
          <table:table-cell table:style-name="ce36" office:value-type="string">
            <text:p>Sample Published</text:p>
          </table:table-cell>
          <table:table-cell table:style-name="ce36" office:value-type="string">
            <text:p>Unresolved</text:p>
          </table:table-cell>
          <table:table-cell table:style-name="ce40" office:value-type="string">
            <text:p>Total Result</text:p>
          </table:table-cell>
          <table:table-cell/>
        </table:table-row>
        <table:table-row table:style-name="ro2">
          <table:table-cell table:style-name="ce27" office:value-type="string">
            <text:p>gcv</text:p>
          </table:table-cell>
          <table:table-cell table:style-name="ce32"/>
          <table:table-cell table:style-name="ce37" office:value-type="float" office:value="85">
            <text:p>85</text:p>
          </table:table-cell>
          <table:table-cell table:style-name="ce37"/>
          <table:table-cell table:style-name="ce37" office:value-type="float" office:value="2">
            <text:p>2</text:p>
          </table:table-cell>
          <table:table-cell table:style-name="ce41" office:value-type="float" office:value="87">
            <text:p>87</text:p>
          </table:table-cell>
          <table:table-cell/>
        </table:table-row>
        <table:table-row table:style-name="ro2">
          <table:table-cell table:style-name="ce28" office:value-type="string">
            <text:p>giv</text:p>
          </table:table-cell>
          <table:table-cell table:style-name="ce33"/>
          <table:table-cell table:style-name="DataPilot_20_Value" office:value-type="float" office:value="140">
            <text:p>140</text:p>
          </table:table-cell>
          <table:table-cell table:style-name="DataPilot_20_Value" office:value-type="float" office:value="312">
            <text:p>312</text:p>
          </table:table-cell>
          <table:table-cell table:style-name="DataPilot_20_Value" office:value-type="float" office:value="33">
            <text:p>33</text:p>
          </table:table-cell>
          <table:table-cell table:style-name="ce42" office:value-type="float" office:value="485">
            <text:p>485</text:p>
          </table:table-cell>
          <table:table-cell/>
        </table:table-row>
        <table:table-row table:style-name="ro2">
          <table:table-cell table:style-name="ce28" office:value-type="string">
            <text:p>giv2</text:p>
          </table:table-cell>
          <table:table-cell table:style-name="ce33"/>
          <table:table-cell table:style-name="DataPilot_20_Value" office:value-type="float" office:value="547">
            <text:p>547</text:p>
          </table:table-cell>
          <table:table-cell table:style-name="DataPilot_20_Value" office:value-type="float" office:value="42">
            <text:p>42</text:p>
          </table:table-cell>
          <table:table-cell table:style-name="DataPilot_20_Value"/>
          <table:table-cell table:style-name="ce42" office:value-type="float" office:value="589">
            <text:p>589</text:p>
          </table:table-cell>
          <table:table-cell/>
        </table:table-row>
        <table:table-row table:style-name="ro2">
          <table:table-cell table:style-name="ce28" office:value-type="string">
            <text:p>giv3</text:p>
          </table:table-cell>
          <table:table-cell table:style-name="ce33" office:value-type="float" office:value="1">
            <text:p>1</text:p>
          </table:table-cell>
          <table:table-cell table:style-name="DataPilot_20_Value" office:value-type="float" office:value="1700">
            <text:p>1700</text:p>
          </table:table-cell>
          <table:table-cell table:style-name="DataPilot_20_Value" office:value-type="float" office:value="384">
            <text:p>384</text:p>
          </table:table-cell>
          <table:table-cell table:style-name="DataPilot_20_Value" office:value-type="float" office:value="13">
            <text:p>13</text:p>
          </table:table-cell>
          <table:table-cell table:style-name="ce42" office:value-type="float" office:value="2098">
            <text:p>2098</text:p>
          </table:table-cell>
          <table:table-cell/>
        </table:table-row>
        <table:table-row table:style-name="ro2">
          <table:table-cell table:style-name="ce28" office:value-type="string">
            <text:p>hadv</text:p>
          </table:table-cell>
          <table:table-cell table:style-name="ce33"/>
          <table:table-cell table:style-name="DataPilot_20_Value" office:value-type="float" office:value="49">
            <text:p>49</text:p>
          </table:table-cell>
          <table:table-cell table:style-name="DataPilot_20_Value"/>
          <table:table-cell table:style-name="DataPilot_20_Value" office:value-type="float" office:value="1">
            <text:p>1</text:p>
          </table:table-cell>
          <table:table-cell table:style-name="ce42" office:value-type="float" office:value="50">
            <text:p>50</text:p>
          </table:table-cell>
          <table:table-cell/>
        </table:table-row>
        <table:table-row table:style-name="ro2">
          <table:table-cell table:style-name="ce28" office:value-type="string">
            <text:p>hpiv1</text:p>
          </table:table-cell>
          <table:table-cell table:style-name="ce33"/>
          <table:table-cell table:style-name="DataPilot_20_Value" office:value-type="float" office:value="54">
            <text:p>54</text:p>
          </table:table-cell>
          <table:table-cell table:style-name="DataPilot_20_Value" table:number-columns-repeated="2"/>
          <table:table-cell table:style-name="ce42" office:value-type="float" office:value="54">
            <text:p>54</text:p>
          </table:table-cell>
          <table:table-cell/>
        </table:table-row>
        <table:table-row table:style-name="ro2">
          <table:table-cell table:style-name="ce28" office:value-type="string">
            <text:p>hpiv3</text:p>
          </table:table-cell>
          <table:table-cell table:style-name="ce33"/>
          <table:table-cell table:style-name="DataPilot_20_Value" office:value-type="float" office:value="102">
            <text:p>102</text:p>
          </table:table-cell>
          <table:table-cell table:style-name="DataPilot_20_Value" table:number-columns-repeated="2"/>
          <table:table-cell table:style-name="ce42" office:value-type="float" office:value="102">
            <text:p>102</text:p>
          </table:table-cell>
          <table:table-cell/>
        </table:table-row>
        <table:table-row table:style-name="ro2">
          <table:table-cell table:style-name="ce28" office:value-type="string">
            <text:p>norv</text:p>
          </table:table-cell>
          <table:table-cell table:style-name="ce33"/>
          <table:table-cell table:style-name="DataPilot_20_Value" office:value-type="float" office:value="171">
            <text:p>171</text:p>
          </table:table-cell>
          <table:table-cell table:style-name="DataPilot_20_Value" office:value-type="float" office:value="78">
            <text:p>78</text:p>
          </table:table-cell>
          <table:table-cell table:style-name="DataPilot_20_Value" office:value-type="float" office:value="29">
            <text:p>29</text:p>
          </table:table-cell>
          <table:table-cell table:style-name="ce42" office:value-type="float" office:value="278">
            <text:p>278</text:p>
          </table:table-cell>
          <table:table-cell/>
        </table:table-row>
        <table:table-row table:style-name="ro2">
          <table:table-cell table:style-name="ce28" office:value-type="string">
            <text:p>piv</text:p>
          </table:table-cell>
          <table:table-cell table:style-name="ce33"/>
          <table:table-cell table:style-name="DataPilot_20_Value" office:value-type="float" office:value="287">
            <text:p>287</text:p>
          </table:table-cell>
          <table:table-cell table:style-name="DataPilot_20_Value" office:value-type="float" office:value="177">
            <text:p>177</text:p>
          </table:table-cell>
          <table:table-cell table:style-name="DataPilot_20_Value" office:value-type="float" office:value="44">
            <text:p>44</text:p>
          </table:table-cell>
          <table:table-cell table:style-name="ce42" office:value-type="float" office:value="508">
            <text:p>508</text:p>
          </table:table-cell>
          <table:table-cell/>
        </table:table-row>
        <table:table-row table:style-name="ro2">
          <table:table-cell table:style-name="ce28" office:value-type="string">
            <text:p>rtv</text:p>
          </table:table-cell>
          <table:table-cell table:style-name="ce33"/>
          <table:table-cell table:style-name="DataPilot_20_Value" office:value-type="float" office:value="87">
            <text:p>87</text:p>
          </table:table-cell>
          <table:table-cell table:style-name="DataPilot_20_Value" table:number-columns-repeated="2"/>
          <table:table-cell table:style-name="ce42" office:value-type="float" office:value="87">
            <text:p>87</text:p>
          </table:table-cell>
          <table:table-cell/>
        </table:table-row>
        <table:table-row table:style-name="ro2">
          <table:table-cell table:style-name="ce28" office:value-type="string">
            <text:p>swiv</text:p>
          </table:table-cell>
          <table:table-cell table:style-name="ce33"/>
          <table:table-cell table:style-name="DataPilot_20_Value" office:value-type="float" office:value="2">
            <text:p>2</text:p>
          </table:table-cell>
          <table:table-cell table:style-name="DataPilot_20_Value" office:value-type="float" office:value="140">
            <text:p>140</text:p>
          </table:table-cell>
          <table:table-cell table:style-name="DataPilot_20_Value" office:value-type="float" office:value="33">
            <text:p>33</text:p>
          </table:table-cell>
          <table:table-cell table:style-name="ce42" office:value-type="float" office:value="175">
            <text:p>175</text:p>
          </table:table-cell>
          <table:table-cell/>
        </table:table-row>
        <table:table-row table:style-name="ro2">
          <table:table-cell table:style-name="ce29" office:value-type="string">
            <text:p>Total Result</text:p>
          </table:table-cell>
          <table:table-cell table:style-name="ce34" office:value-type="float" office:value="1">
            <text:p>1</text:p>
          </table:table-cell>
          <table:table-cell table:style-name="ce38" office:value-type="float" office:value="3224">
            <text:p>3224</text:p>
          </table:table-cell>
          <table:table-cell table:style-name="ce38" office:value-type="float" office:value="1133">
            <text:p>1133</text:p>
          </table:table-cell>
          <table:table-cell table:style-name="ce38" office:value-type="float" office:value="155">
            <text:p>155</text:p>
          </table:table-cell>
          <table:table-cell table:style-name="ce43" office:value-type="float" office:value="4513">
            <text:p>4513</text:p>
          </table:table-cell>
          <table:table-cell table:formula="of:=[.F43]-[.C43]" office:value-type="float" office:value="1289">
            <text:p>1289</text:p>
          </table:table-cell>
        </table:table-row>
      </table:table>
      <table:table table:name="Missmatched Status, finished Samples" table:style-name="ta1" table:print="false"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1" table:number-columns-repeated="1020" table:default-cell-style-name="Default"/>
        <table:table-row table:style-name="ro4">
          <table:table-cell table:style-name="ce4" office:value-type="string">
            <text:p>jira_id</text:p>
          </table:table-cell>
          <table:table-cell table:style-name="ce4" office:value-type="string">
            <text:p>sample_id</text:p>
          </table:table-cell>
          <table:table-cell table:style-name="ce4" office:value-type="string">
            <text:p>jira_status</text:p>
          </table:table-cell>
          <table:table-cell table:style-name="ce4" office:value-type="string">
            <text:p>ctm_status</text:p>
          </table:table-cell>
          <table:table-cell table:number-columns-repeated="1020"/>
        </table:table-row>
        <table:table-row table:style-name="ro4">
          <table:table-cell table:style-name="ce10" office:value-type="string">
            <text:p>ST-10417</text:p>
          </table:table-cell>
          <table:table-cell table:style-name="ce10" office:value-type="string">
            <text:p>norv_NORV01_35222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4">
          <table:table-cell table:style-name="ce10" office:value-type="string">
            <text:p>ST-10418</text:p>
          </table:table-cell>
          <table:table-cell table:style-name="ce10" office:value-type="string">
            <text:p>norv_NORV01_35223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2">
          <table:table-cell office:value-type="string">
            <text:p>ST-10419</text:p>
          </table:table-cell>
          <table:table-cell office:value-type="string">
            <text:p>norv_NORV01_3522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4">
          <table:table-cell table:style-name="ce10" office:value-type="string">
            <text:p>ST-10421</text:p>
          </table:table-cell>
          <table:table-cell table:style-name="ce10" office:value-type="string">
            <text:p>norv_NORV01_35226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4">
          <table:table-cell table:style-name="ce10" office:value-type="string">
            <text:p>ST-10422</text:p>
          </table:table-cell>
          <table:table-cell table:style-name="ce10" office:value-type="string">
            <text:p>norv_NORV01_35227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4">
          <table:table-cell table:style-name="ce10" office:value-type="string">
            <text:p>ST-10423</text:p>
          </table:table-cell>
          <table:table-cell table:style-name="ce10" office:value-type="string">
            <text:p>norv_NORV01_35228</text:p>
          </table:table-cell>
          <table:table-cell table:style-name="ce10" office:value-type="string">
            <text:p>Close Sample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2">
          <table:table-cell office:value-type="string">
            <text:p>ST-10424</text:p>
          </table:table-cell>
          <table:table-cell office:value-type="string">
            <text:p>norv_NORV01_3522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4">
          <table:table-cell table:style-name="ce10" office:value-type="string">
            <text:p>ST-10425</text:p>
          </table:table-cell>
          <table:table-cell table:style-name="ce10" office:value-type="string">
            <text:p>norv_NORV01_35230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2">
          <table:table-cell office:value-type="string">
            <text:p>ST-10428</text:p>
          </table:table-cell>
          <table:table-cell office:value-type="string">
            <text:p>norv_NORV02_3881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10430</text:p>
          </table:table-cell>
          <table:table-cell office:value-type="string">
            <text:p>norv_NORV02_3881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10438</text:p>
          </table:table-cell>
          <table:table-cell office:value-type="string">
            <text:p>norv_NORV02_3882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10446</text:p>
          </table:table-cell>
          <table:table-cell office:value-type="string">
            <text:p>norv_NORV02_38832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4">
          <table:table-cell table:style-name="ce23" office:value-type="string">
            <text:p>ST-1375</text:p>
          </table:table-cell>
          <table:table-cell table:style-name="ce23" office:value-type="string">
            <text:p>giv_RFH301_38117</text:p>
          </table:table-cell>
          <table:table-cell table:style-name="ce23" office:value-type="string">
            <text:p>Deliver Data</text:p>
          </table:table-cell>
          <table:table-cell table:style-name="ce23" office:value-type="string">
            <text:p>Published</text:p>
          </table:table-cell>
          <table:table-cell table:style-name="ce23" office:value-type="string">
            <text:p>Moved</text:p>
          </table:table-cell>
          <table:table-cell table:style-name="ce23" table:number-columns-repeated="1019"/>
        </table:table-row>
        <table:table-row table:style-name="ro4">
          <table:table-cell table:style-name="ce10" office:value-type="string">
            <text:p>ST-17312</text:p>
          </table:table-cell>
          <table:table-cell table:style-name="ce10" office:value-type="string">
            <text:p>hadv_HADV08_42034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4">
          <table:table-cell table:style-name="ce23" office:value-type="string">
            <text:p>ST-4717</text:p>
          </table:table-cell>
          <table:table-cell table:style-name="ce23" office:value-type="string">
            <text:p>gcv_JWOC4301_38763</text:p>
          </table:table-cell>
          <table:table-cell table:style-name="ce23" office:value-type="string">
            <text:p>Lab Processing</text:p>
          </table:table-cell>
          <table:table-cell table:style-name="ce23" office:value-type="string">
            <text:p>Unresolved</text:p>
          </table:table-cell>
          <table:table-cell table:style-name="ce23" office:value-type="string">
            <text:p>Moved</text:p>
          </table:table-cell>
          <table:table-cell table:style-name="ce23" table:number-columns-repeated="1019"/>
        </table:table-row>
        <table:table-row table:style-name="ro4">
          <table:table-cell table:style-name="ce23" office:value-type="string">
            <text:p>ST-4721</text:p>
          </table:table-cell>
          <table:table-cell table:style-name="ce23" office:value-type="string">
            <text:p>gcv_JWOC4301_38767</text:p>
          </table:table-cell>
          <table:table-cell table:style-name="ce23" office:value-type="string">
            <text:p>Lab Processing</text:p>
          </table:table-cell>
          <table:table-cell table:style-name="ce23" office:value-type="string">
            <text:p>Unresolved</text:p>
          </table:table-cell>
          <table:table-cell table:style-name="ce23" office:value-type="string">
            <text:p>Moved</text:p>
          </table:table-cell>
          <table:table-cell table:style-name="ce23" table:number-columns-repeated="1019"/>
        </table:table-row>
        <table:table-row table:style-name="ro4">
          <table:table-cell table:style-name="ce23" office:value-type="string">
            <text:p>ST-4738</text:p>
          </table:table-cell>
          <table:table-cell table:style-name="ce23" office:value-type="string">
            <text:p>gcv_JWOC4301_38784</text:p>
          </table:table-cell>
          <table:table-cell table:style-name="ce23" office:value-type="string">
            <text:p>Lab Processing</text:p>
          </table:table-cell>
          <table:table-cell table:style-name="ce23" office:value-type="string">
            <text:p>Unresolved</text:p>
          </table:table-cell>
          <table:table-cell table:style-name="ce23" office:value-type="string">
            <text:p>Moved</text:p>
          </table:table-cell>
          <table:table-cell table:style-name="ce23" table:number-columns-repeated="1019"/>
        </table:table-row>
        <table:table-row table:style-name="ro4">
          <table:table-cell table:style-name="ce23" office:value-type="string">
            <text:p>ST-4740</text:p>
          </table:table-cell>
          <table:table-cell table:style-name="ce23" office:value-type="string">
            <text:p>gcv_JWOC4301_38786</text:p>
          </table:table-cell>
          <table:table-cell table:style-name="ce23" office:value-type="string">
            <text:p>Lab Processing</text:p>
          </table:table-cell>
          <table:table-cell table:style-name="ce23" office:value-type="string">
            <text:p>Unresolved</text:p>
          </table:table-cell>
          <table:table-cell table:style-name="ce23" office:value-type="string">
            <text:p>Moved</text:p>
          </table:table-cell>
          <table:table-cell table:style-name="ce23" table:number-columns-repeated="1019"/>
        </table:table-row>
        <table:table-row table:style-name="ro4">
          <table:table-cell table:style-name="ce23" office:value-type="string">
            <text:p>ST-4749</text:p>
          </table:table-cell>
          <table:table-cell table:style-name="ce23" office:value-type="string">
            <text:p>gcv_JWOC4301_38795</text:p>
          </table:table-cell>
          <table:table-cell table:style-name="ce23" office:value-type="string">
            <text:p>Lab Processing</text:p>
          </table:table-cell>
          <table:table-cell table:style-name="ce23" office:value-type="string">
            <text:p>Unresolved</text:p>
          </table:table-cell>
          <table:table-cell table:style-name="ce23" office:value-type="string">
            <text:p>Moved</text:p>
          </table:table-cell>
          <table:table-cell table:style-name="ce23" table:number-columns-repeated="1019"/>
        </table:table-row>
        <table:table-row table:style-name="ro4">
          <table:table-cell table:style-name="ce44" office:value-type="string">
            <text:p>ST-7998</text:p>
          </table:table-cell>
          <table:table-cell table:style-name="ce44" office:value-type="string">
            <text:p>swiv_AVS01_40087</text:p>
          </table:table-cell>
          <table:table-cell table:style-name="ce44" office:value-type="string">
            <text:p>Collaborator Review</text:p>
          </table:table-cell>
          <table:table-cell table:style-name="ce44" office:value-type="string">
            <text:p>Published</text:p>
          </table:table-cell>
          <table:table-cell table:style-name="ce44" table:number-columns-repeated="1020"/>
        </table:table-row>
        <table:table-row table:style-name="ro4">
          <table:table-cell table:style-name="ce10" office:value-type="string">
            <text:p>ST-9618</text:p>
          </table:table-cell>
          <table:table-cell table:style-name="ce10" office:value-type="string">
            <text:p>norv_SB01_36252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style-name="ce10" table:number-columns-repeated="1020"/>
        </table:table-row>
        <table:table-row table:style-name="ro2">
          <table:table-cell office:value-type="string">
            <text:p>ST-9627</text:p>
          </table:table-cell>
          <table:table-cell office:value-type="string">
            <text:p>norv_SB01_3626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632</text:p>
          </table:table-cell>
          <table:table-cell office:value-type="string">
            <text:p>norv_SB01_3626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681</text:p>
          </table:table-cell>
          <table:table-cell office:value-type="string">
            <text:p>norv_SB01_3631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686</text:p>
          </table:table-cell>
          <table:table-cell office:value-type="string">
            <text:p>norv_SB01_3632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687</text:p>
          </table:table-cell>
          <table:table-cell office:value-type="string">
            <text:p>norv_SB01_3632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689</text:p>
          </table:table-cell>
          <table:table-cell office:value-type="string">
            <text:p>norv_SB01_3632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690</text:p>
          </table:table-cell>
          <table:table-cell office:value-type="string">
            <text:p>norv_SB01_3632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00</text:p>
          </table:table-cell>
          <table:table-cell office:value-type="string">
            <text:p>norv_SB01_3633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01</text:p>
          </table:table-cell>
          <table:table-cell office:value-type="string">
            <text:p>norv_SB01_3633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07</text:p>
          </table:table-cell>
          <table:table-cell office:value-type="string">
            <text:p>norv_SB01_3634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11</text:p>
          </table:table-cell>
          <table:table-cell office:value-type="string">
            <text:p>norv_SB01_3634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12</text:p>
          </table:table-cell>
          <table:table-cell office:value-type="string">
            <text:p>norv_SB01_3634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1</text:p>
          </table:table-cell>
          <table:table-cell office:value-type="string">
            <text:p>norv_SB01_3635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2</text:p>
          </table:table-cell>
          <table:table-cell office:value-type="string">
            <text:p>norv_SB01_3635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3</text:p>
          </table:table-cell>
          <table:table-cell office:value-type="string">
            <text:p>norv_SB01_36357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4</text:p>
          </table:table-cell>
          <table:table-cell office:value-type="string">
            <text:p>norv_SB01_3635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5</text:p>
          </table:table-cell>
          <table:table-cell office:value-type="string">
            <text:p>norv_SB01_3635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6</text:p>
          </table:table-cell>
          <table:table-cell office:value-type="string">
            <text:p>norv_SB01_3636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7</text:p>
          </table:table-cell>
          <table:table-cell office:value-type="string">
            <text:p>norv_SB01_3636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29</text:p>
          </table:table-cell>
          <table:table-cell office:value-type="string">
            <text:p>norv_SB01_3636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0</text:p>
          </table:table-cell>
          <table:table-cell office:value-type="string">
            <text:p>norv_SB01_3636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1</text:p>
          </table:table-cell>
          <table:table-cell office:value-type="string">
            <text:p>norv_SB01_3636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2</text:p>
          </table:table-cell>
          <table:table-cell office:value-type="string">
            <text:p>norv_SB01_3636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4</text:p>
          </table:table-cell>
          <table:table-cell office:value-type="string">
            <text:p>norv_SB01_3636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5</text:p>
          </table:table-cell>
          <table:table-cell office:value-type="string">
            <text:p>norv_SB01_3636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6</text:p>
          </table:table-cell>
          <table:table-cell office:value-type="string">
            <text:p>norv_SB01_3637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7</text:p>
          </table:table-cell>
          <table:table-cell office:value-type="string">
            <text:p>norv_SB01_3637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8</text:p>
          </table:table-cell>
          <table:table-cell office:value-type="string">
            <text:p>norv_SB01_36372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39</text:p>
          </table:table-cell>
          <table:table-cell office:value-type="string">
            <text:p>norv_SB01_3637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0</text:p>
          </table:table-cell>
          <table:table-cell office:value-type="string">
            <text:p>norv_SB01_3637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1</text:p>
          </table:table-cell>
          <table:table-cell office:value-type="string">
            <text:p>norv_SB01_3637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2</text:p>
          </table:table-cell>
          <table:table-cell office:value-type="string">
            <text:p>norv_SB01_3637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4</text:p>
          </table:table-cell>
          <table:table-cell office:value-type="string">
            <text:p>norv_SB01_3637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5</text:p>
          </table:table-cell>
          <table:table-cell office:value-type="string">
            <text:p>norv_SB01_3637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7</text:p>
          </table:table-cell>
          <table:table-cell office:value-type="string">
            <text:p>norv_SB01_3638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8</text:p>
          </table:table-cell>
          <table:table-cell office:value-type="string">
            <text:p>norv_SB01_36382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49</text:p>
          </table:table-cell>
          <table:table-cell office:value-type="string">
            <text:p>norv_SB01_3638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1</text:p>
          </table:table-cell>
          <table:table-cell office:value-type="string">
            <text:p>norv_SB01_3638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2</text:p>
          </table:table-cell>
          <table:table-cell office:value-type="string">
            <text:p>norv_SB01_3638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3</text:p>
          </table:table-cell>
          <table:table-cell office:value-type="string">
            <text:p>norv_SB01_36387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4</text:p>
          </table:table-cell>
          <table:table-cell office:value-type="string">
            <text:p>norv_SB01_3638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5</text:p>
          </table:table-cell>
          <table:table-cell office:value-type="string">
            <text:p>norv_SB01_3638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6</text:p>
          </table:table-cell>
          <table:table-cell office:value-type="string">
            <text:p>norv_SB01_3639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59</text:p>
          </table:table-cell>
          <table:table-cell office:value-type="string">
            <text:p>norv_SB01_3639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0</text:p>
          </table:table-cell>
          <table:table-cell office:value-type="string">
            <text:p>norv_SB01_3639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1</text:p>
          </table:table-cell>
          <table:table-cell office:value-type="string">
            <text:p>norv_SB01_3639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4</text:p>
          </table:table-cell>
          <table:table-cell office:value-type="string">
            <text:p>norv_SB01_3639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5</text:p>
          </table:table-cell>
          <table:table-cell office:value-type="string">
            <text:p>norv_SB01_3639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6</text:p>
          </table:table-cell>
          <table:table-cell office:value-type="string">
            <text:p>norv_SB01_3640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7</text:p>
          </table:table-cell>
          <table:table-cell office:value-type="string">
            <text:p>norv_SB01_3640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68</text:p>
          </table:table-cell>
          <table:table-cell office:value-type="string">
            <text:p>norv_SB01_36402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70</text:p>
          </table:table-cell>
          <table:table-cell office:value-type="string">
            <text:p>norv_SB01_3640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72</text:p>
          </table:table-cell>
          <table:table-cell office:value-type="string">
            <text:p>norv_SB01_3640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73</text:p>
          </table:table-cell>
          <table:table-cell office:value-type="string">
            <text:p>norv_SB01_36407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74</text:p>
          </table:table-cell>
          <table:table-cell office:value-type="string">
            <text:p>norv_SB01_3640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75</text:p>
          </table:table-cell>
          <table:table-cell office:value-type="string">
            <text:p>norv_SB01_3640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77</text:p>
          </table:table-cell>
          <table:table-cell office:value-type="string">
            <text:p>norv_SB01_3641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81</text:p>
          </table:table-cell>
          <table:table-cell office:value-type="string">
            <text:p>norv_SB01_3641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83</text:p>
          </table:table-cell>
          <table:table-cell office:value-type="string">
            <text:p>norv_SB01_36417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85</text:p>
          </table:table-cell>
          <table:table-cell office:value-type="string">
            <text:p>norv_SB01_3641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87</text:p>
          </table:table-cell>
          <table:table-cell office:value-type="string">
            <text:p>norv_SB01_3642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89</text:p>
          </table:table-cell>
          <table:table-cell office:value-type="string">
            <text:p>norv_SB01_3642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0</text:p>
          </table:table-cell>
          <table:table-cell office:value-type="string">
            <text:p>norv_SB01_3642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1</text:p>
          </table:table-cell>
          <table:table-cell office:value-type="string">
            <text:p>norv_SB01_3642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2</text:p>
          </table:table-cell>
          <table:table-cell office:value-type="string">
            <text:p>norv_SB01_36426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3</text:p>
          </table:table-cell>
          <table:table-cell office:value-type="string">
            <text:p>norv_SB01_36427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6</text:p>
          </table:table-cell>
          <table:table-cell office:value-type="string">
            <text:p>norv_SB01_3643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7</text:p>
          </table:table-cell>
          <table:table-cell office:value-type="string">
            <text:p>norv_SB01_3643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8</text:p>
          </table:table-cell>
          <table:table-cell office:value-type="string">
            <text:p>norv_SB01_36432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799</text:p>
          </table:table-cell>
          <table:table-cell office:value-type="string">
            <text:p>norv_SB01_3643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0</text:p>
          </table:table-cell>
          <table:table-cell office:value-type="string">
            <text:p>norv_SB01_3643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1</text:p>
          </table:table-cell>
          <table:table-cell office:value-type="string">
            <text:p>norv_SB01_3643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3</text:p>
          </table:table-cell>
          <table:table-cell office:value-type="string">
            <text:p>norv_SB01_36437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4</text:p>
          </table:table-cell>
          <table:table-cell office:value-type="string">
            <text:p>norv_SB01_36438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5</text:p>
          </table:table-cell>
          <table:table-cell office:value-type="string">
            <text:p>norv_SB01_36439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6</text:p>
          </table:table-cell>
          <table:table-cell office:value-type="string">
            <text:p>norv_SB01_36440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7</text:p>
          </table:table-cell>
          <table:table-cell office:value-type="string">
            <text:p>norv_SB01_36441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8</text:p>
          </table:table-cell>
          <table:table-cell office:value-type="string">
            <text:p>norv_SB01_36442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09</text:p>
          </table:table-cell>
          <table:table-cell office:value-type="string">
            <text:p>norv_SB01_36443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10</text:p>
          </table:table-cell>
          <table:table-cell office:value-type="string">
            <text:p>norv_SB01_36444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  <table:table-row table:style-name="ro2">
          <table:table-cell office:value-type="string">
            <text:p>ST-9811</text:p>
          </table:table-cell>
          <table:table-cell office:value-type="string">
            <text:p>norv_SB01_36445</text:p>
          </table:table-cell>
          <table:table-cell office:value-type="string">
            <text:p>Submitted</text:p>
          </table:table-cell>
          <table:table-cell office:value-type="string">
            <text:p>Published</text:p>
          </table:table-cell>
          <table:table-cell table:number-columns-repeated="1020"/>
        </table:table-row>
      </table:table>
      <table:table table:name="Missmatched Status, active Samples" table:style-name="ta1" table:print="false"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4">
          <table:table-cell table:style-name="ce4" office:value-type="string">
            <text:p>jira_id</text:p>
          </table:table-cell>
          <table:table-cell table:style-name="ce4" office:value-type="string">
            <text:p>sample_id</text:p>
          </table:table-cell>
          <table:table-cell table:style-name="ce4" office:value-type="string">
            <text:p>jira_status</text:p>
          </table:table-cell>
          <table:table-cell table:style-name="ce4" office:value-type="string">
            <text:p>ctm_status</text:p>
          </table:table-cell>
        </table:table-row>
        <table:table-row table:style-name="ro2">
          <table:table-cell office:value-type="string">
            <text:p>ST-10426</text:p>
          </table:table-cell>
          <table:table-cell office:value-type="string">
            <text:p>norv_NORV02_38812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27</text:p>
          </table:table-cell>
          <table:table-cell office:value-type="string">
            <text:p>norv_NORV02_38813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29</text:p>
          </table:table-cell>
          <table:table-cell office:value-type="string">
            <text:p>norv_NORV02_38815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31</text:p>
          </table:table-cell>
          <table:table-cell office:value-type="string">
            <text:p>norv_NORV02_38817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34</text:p>
          </table:table-cell>
          <table:table-cell office:value-type="string">
            <text:p>norv_NORV02_38820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35</text:p>
          </table:table-cell>
          <table:table-cell office:value-type="string">
            <text:p>norv_NORV02_38821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39</text:p>
          </table:table-cell>
          <table:table-cell office:value-type="string">
            <text:p>norv_NORV02_38825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40</text:p>
          </table:table-cell>
          <table:table-cell office:value-type="string">
            <text:p>norv_NORV02_38826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44</text:p>
          </table:table-cell>
          <table:table-cell office:value-type="string">
            <text:p>norv_NORV02_38830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45</text:p>
          </table:table-cell>
          <table:table-cell office:value-type="string">
            <text:p>norv_NORV02_38831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47</text:p>
          </table:table-cell>
          <table:table-cell office:value-type="string">
            <text:p>norv_NORV02_38833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48</text:p>
          </table:table-cell>
          <table:table-cell office:value-type="string">
            <text:p>norv_NORV02_38834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49</text:p>
          </table:table-cell>
          <table:table-cell office:value-type="string">
            <text:p>norv_NORV02_38835</text:p>
          </table:table-cell>
          <table:table-cell office:value-type="string">
            <text:p>Annot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0450</text:p>
          </table:table-cell>
          <table:table-cell office:value-type="string">
            <text:p>norv_NORV02_38836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51</text:p>
          </table:table-cell>
          <table:table-cell office:value-type="string">
            <text:p>norv_NORV02_38837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452</text:p>
          </table:table-cell>
          <table:table-cell office:value-type="string">
            <text:p>norv_NORV02_38838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0957</text:p>
          </table:table-cell>
          <table:table-cell office:value-type="string">
            <text:p>giv3_DUCK01_40666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59</text:p>
          </table:table-cell>
          <table:table-cell office:value-type="string">
            <text:p>giv3_DUCK01_40668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68</text:p>
          </table:table-cell>
          <table:table-cell office:value-type="string">
            <text:p>giv3_DUCK01_40677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70</text:p>
          </table:table-cell>
          <table:table-cell office:value-type="string">
            <text:p>giv3_DUCK01_40679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71</text:p>
          </table:table-cell>
          <table:table-cell office:value-type="string">
            <text:p>giv3_DUCK01_40680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72</text:p>
          </table:table-cell>
          <table:table-cell office:value-type="string">
            <text:p>giv3_DUCK01_40681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74</text:p>
          </table:table-cell>
          <table:table-cell office:value-type="string">
            <text:p>giv3_DUCK01_4068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85</text:p>
          </table:table-cell>
          <table:table-cell office:value-type="string">
            <text:p>giv3_DUCK01_40694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93</text:p>
          </table:table-cell>
          <table:table-cell office:value-type="string">
            <text:p>giv3_DUCK01_40702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0995</text:p>
          </table:table-cell>
          <table:table-cell office:value-type="string">
            <text:p>giv3_DUCK01_40704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02</text:p>
          </table:table-cell>
          <table:table-cell office:value-type="string">
            <text:p>giv3_DUCK01_40711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004</text:p>
          </table:table-cell>
          <table:table-cell office:value-type="string">
            <text:p>giv3_DUCK01_4071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08</text:p>
          </table:table-cell>
          <table:table-cell office:value-type="string">
            <text:p>giv3_DUCK01_40717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013</text:p>
          </table:table-cell>
          <table:table-cell office:value-type="string">
            <text:p>giv3_DUCK01_40722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21</text:p>
          </table:table-cell>
          <table:table-cell office:value-type="string">
            <text:p>giv3_DUCK01_40730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32</text:p>
          </table:table-cell>
          <table:table-cell office:value-type="string">
            <text:p>giv3_DUCK01_40741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33</text:p>
          </table:table-cell>
          <table:table-cell office:value-type="string">
            <text:p>giv3_DUCK01_40742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34</text:p>
          </table:table-cell>
          <table:table-cell office:value-type="string">
            <text:p>giv3_DUCK01_4074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36</text:p>
          </table:table-cell>
          <table:table-cell office:value-type="string">
            <text:p>giv3_DUCK01_40745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37</text:p>
          </table:table-cell>
          <table:table-cell office:value-type="string">
            <text:p>giv3_DUCK01_40746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38</text:p>
          </table:table-cell>
          <table:table-cell office:value-type="string">
            <text:p>giv3_DUCK01_40747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40</text:p>
          </table:table-cell>
          <table:table-cell office:value-type="string">
            <text:p>giv3_DUCK01_40749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43</text:p>
          </table:table-cell>
          <table:table-cell office:value-type="string">
            <text:p>giv3_DUCK01_40752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45</text:p>
          </table:table-cell>
          <table:table-cell office:value-type="string">
            <text:p>giv3_DUCK01_40754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48</text:p>
          </table:table-cell>
          <table:table-cell office:value-type="string">
            <text:p>giv3_DUCK01_40757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57</text:p>
          </table:table-cell>
          <table:table-cell office:value-type="string">
            <text:p>giv3_DUCK01_40766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077</text:p>
          </table:table-cell>
          <table:table-cell office:value-type="string">
            <text:p>giv3_DUCK01_40786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80</text:p>
          </table:table-cell>
          <table:table-cell office:value-type="string">
            <text:p>giv3_DUCK01_40789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89</text:p>
          </table:table-cell>
          <table:table-cell office:value-type="string">
            <text:p>giv3_DUCK01_40798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094</text:p>
          </table:table-cell>
          <table:table-cell office:value-type="string">
            <text:p>giv3_DUCK01_4080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01</text:p>
          </table:table-cell>
          <table:table-cell office:value-type="string">
            <text:p>giv3_DUCK01_40810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13</text:p>
          </table:table-cell>
          <table:table-cell office:value-type="string">
            <text:p>giv3_DUCK01_40822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115</text:p>
          </table:table-cell>
          <table:table-cell office:value-type="string">
            <text:p>giv3_DUCK01_40824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22</text:p>
          </table:table-cell>
          <table:table-cell office:value-type="string">
            <text:p>giv3_DUCK01_40831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23</text:p>
          </table:table-cell>
          <table:table-cell office:value-type="string">
            <text:p>giv3_DUCK01_40832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24</text:p>
          </table:table-cell>
          <table:table-cell office:value-type="string">
            <text:p>giv3_DUCK01_4083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26</text:p>
          </table:table-cell>
          <table:table-cell office:value-type="string">
            <text:p>giv3_DUCK01_40835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31</text:p>
          </table:table-cell>
          <table:table-cell office:value-type="string">
            <text:p>giv3_BAY01_4090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32</text:p>
          </table:table-cell>
          <table:table-cell office:value-type="string">
            <text:p>giv3_BAY01_4090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39</text:p>
          </table:table-cell>
          <table:table-cell office:value-type="string">
            <text:p>giv3_BAY01_40914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47</text:p>
          </table:table-cell>
          <table:table-cell office:value-type="string">
            <text:p>giv3_BAY01_40922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54</text:p>
          </table:table-cell>
          <table:table-cell office:value-type="string">
            <text:p>giv3_BAY01_4092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155</text:p>
          </table:table-cell>
          <table:table-cell office:value-type="string">
            <text:p>giv3_BAY01_40930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68</text:p>
          </table:table-cell>
          <table:table-cell office:value-type="string">
            <text:p>giv3_BAY01_40943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70</text:p>
          </table:table-cell>
          <table:table-cell office:value-type="string">
            <text:p>giv3_BAY01_40945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71</text:p>
          </table:table-cell>
          <table:table-cell office:value-type="string">
            <text:p>giv3_BAY01_40946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79</text:p>
          </table:table-cell>
          <table:table-cell office:value-type="string">
            <text:p>giv3_BAY01_40954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97</text:p>
          </table:table-cell>
          <table:table-cell office:value-type="string">
            <text:p>giv3_BAY01_40972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198</text:p>
          </table:table-cell>
          <table:table-cell office:value-type="string">
            <text:p>giv3_BAY01_40973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201</text:p>
          </table:table-cell>
          <table:table-cell office:value-type="string">
            <text:p>giv3_BAY01_40976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1210</text:p>
          </table:table-cell>
          <table:table-cell office:value-type="string">
            <text:p>giv3_BAY01_40985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13</text:p>
          </table:table-cell>
          <table:table-cell office:value-type="string">
            <text:p>giv3_BAY01_40988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14</text:p>
          </table:table-cell>
          <table:table-cell office:value-type="string">
            <text:p>giv3_BAY01_40989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22</text:p>
          </table:table-cell>
          <table:table-cell office:value-type="string">
            <text:p>giv3_BAY01_40997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40</text:p>
          </table:table-cell>
          <table:table-cell office:value-type="string">
            <text:p>giv3_BAY01_41015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47</text:p>
          </table:table-cell>
          <table:table-cell office:value-type="string">
            <text:p>giv3_BAY01_41022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52</text:p>
          </table:table-cell>
          <table:table-cell office:value-type="string">
            <text:p>giv3_BAY01_41027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57</text:p>
          </table:table-cell>
          <table:table-cell office:value-type="string">
            <text:p>giv3_BAY01_41032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69</text:p>
          </table:table-cell>
          <table:table-cell office:value-type="string">
            <text:p>giv3_BAY01_41044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70</text:p>
          </table:table-cell>
          <table:table-cell office:value-type="string">
            <text:p>giv3_BAY01_41045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71</text:p>
          </table:table-cell>
          <table:table-cell office:value-type="string">
            <text:p>giv3_BAY01_41046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82</text:p>
          </table:table-cell>
          <table:table-cell office:value-type="string">
            <text:p>giv3_BAY01_41057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84</text:p>
          </table:table-cell>
          <table:table-cell office:value-type="string">
            <text:p>giv3_BAY01_41059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85</text:p>
          </table:table-cell>
          <table:table-cell office:value-type="string">
            <text:p>giv3_BAY01_41060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287</text:p>
          </table:table-cell>
          <table:table-cell office:value-type="string">
            <text:p>giv3_BAY01_41062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288</text:p>
          </table:table-cell>
          <table:table-cell office:value-type="string">
            <text:p>giv3_BAY01_41063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06</text:p>
          </table:table-cell>
          <table:table-cell office:value-type="string">
            <text:p>giv3_BAY01_41081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07</text:p>
          </table:table-cell>
          <table:table-cell office:value-type="string">
            <text:p>giv3_BAY01_41082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15</text:p>
          </table:table-cell>
          <table:table-cell office:value-type="string">
            <text:p>giv3_BAY01_41090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316</text:p>
          </table:table-cell>
          <table:table-cell office:value-type="string">
            <text:p>giv3_BAY01_41091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26</text:p>
          </table:table-cell>
          <table:table-cell office:value-type="string">
            <text:p>giv3_BAY01_4110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330</text:p>
          </table:table-cell>
          <table:table-cell office:value-type="string">
            <text:p>giv3_BAY01_41105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37</text:p>
          </table:table-cell>
          <table:table-cell office:value-type="string">
            <text:p>giv3_BAY01_41112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41</text:p>
          </table:table-cell>
          <table:table-cell office:value-type="string">
            <text:p>giv3_BAY01_41116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44</text:p>
          </table:table-cell>
          <table:table-cell office:value-type="string">
            <text:p>giv3_BAY01_41119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59</text:p>
          </table:table-cell>
          <table:table-cell office:value-type="string">
            <text:p>giv3_BAY01_4113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360</text:p>
          </table:table-cell>
          <table:table-cell office:value-type="string">
            <text:p>giv3_BAY01_41135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65</text:p>
          </table:table-cell>
          <table:table-cell office:value-type="string">
            <text:p>giv3_BAY01_41140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71</text:p>
          </table:table-cell>
          <table:table-cell office:value-type="string">
            <text:p>giv3_BAY01_41146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75</text:p>
          </table:table-cell>
          <table:table-cell office:value-type="string">
            <text:p>giv3_BAY01_41150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376</text:p>
          </table:table-cell>
          <table:table-cell office:value-type="string">
            <text:p>giv3_BAY01_41151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77</text:p>
          </table:table-cell>
          <table:table-cell office:value-type="string">
            <text:p>giv3_BAY01_41152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78</text:p>
          </table:table-cell>
          <table:table-cell office:value-type="string">
            <text:p>giv3_BAY01_41153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380</text:p>
          </table:table-cell>
          <table:table-cell office:value-type="string">
            <text:p>giv3_BAY01_41155</text:p>
          </table:table-cell>
          <table:table-cell office:value-type="string">
            <text:p>Lab Processing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1386</text:p>
          </table:table-cell>
          <table:table-cell office:value-type="string">
            <text:p>giv3_BAY01_41161</text:p>
          </table:table-cell>
          <table:table-cell office:value-type="string">
            <text:p>Close Sampl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1388</text:p>
          </table:table-cell>
          <table:table-cell office:value-type="string">
            <text:p>giv3_BAY01_41163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95</text:p>
          </table:table-cell>
          <table:table-cell office:value-type="string">
            <text:p>giv3_BAY01_41170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96</text:p>
          </table:table-cell>
          <table:table-cell office:value-type="string">
            <text:p>giv3_BAY01_41171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398</text:p>
          </table:table-cell>
          <table:table-cell office:value-type="string">
            <text:p>giv3_BAY01_4117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1399</text:p>
          </table:table-cell>
          <table:table-cell office:value-type="string">
            <text:p>giv3_BAY01_41174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406</text:p>
          </table:table-cell>
          <table:table-cell office:value-type="string">
            <text:p>giv3_BAY01_41181</text:p>
          </table:table-cell>
          <table:table-cell office:value-type="string">
            <text:p>Received Sample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11414</text:p>
          </table:table-cell>
          <table:table-cell office:value-type="string">
            <text:p>giv3_BAY01_41189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415</text:p>
          </table:table-cell>
          <table:table-cell office:value-type="string">
            <text:p>giv3_BAY01_41190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416</text:p>
          </table:table-cell>
          <table:table-cell office:value-type="string">
            <text:p>giv3_BAY01_41191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1417</text:p>
          </table:table-cell>
          <table:table-cell office:value-type="string">
            <text:p>giv3_BAY01_41192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2303</text:p>
          </table:table-cell>
          <table:table-cell office:value-type="string">
            <text:p>giv_DC01_41223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2314</text:p>
          </table:table-cell>
          <table:table-cell office:value-type="string">
            <text:p>giv_DC01_41234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2318</text:p>
          </table:table-cell>
          <table:table-cell office:value-type="string">
            <text:p>giv_DC01_41238</text:p>
          </table:table-cell>
          <table:table-cell office:value-type="string">
            <text:p>Review Assembly</text:p>
          </table:table-cell>
          <table:table-cell office:value-type="string">
            <text:p>NextGen Validation</text:p>
          </table:table-cell>
        </table:table-row>
        <table:table-row table:style-name="ro2">
          <table:table-cell office:value-type="string">
            <text:p>ST-12320</text:p>
          </table:table-cell>
          <table:table-cell office:value-type="string">
            <text:p>giv_DC01_41240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2322</text:p>
          </table:table-cell>
          <table:table-cell office:value-type="string">
            <text:p>giv_DC01_41242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2325</text:p>
          </table:table-cell>
          <table:table-cell office:value-type="string">
            <text:p>giv_DC01_41245</text:p>
          </table:table-cell>
          <table:table-cell office:value-type="string">
            <text:p>Close Sample</text:p>
          </table:table-cell>
          <table:table-cell office:value-type="string">
            <text:p>NextGen Validation</text:p>
          </table:table-cell>
        </table:table-row>
        <table:table-row table:style-name="ro2">
          <table:table-cell office:value-type="string">
            <text:p>ST-12326</text:p>
          </table:table-cell>
          <table:table-cell office:value-type="string">
            <text:p>giv_DC01_41246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2327</text:p>
          </table:table-cell>
          <table:table-cell office:value-type="string">
            <text:p>giv_DC01_41247</text:p>
          </table:table-cell>
          <table:table-cell office:value-type="string">
            <text:p>Close Sample</text:p>
          </table:table-cell>
          <table:table-cell office:value-type="string">
            <text:p>NextGen Validation</text:p>
          </table:table-cell>
        </table:table-row>
        <table:table-row table:style-name="ro2">
          <table:table-cell office:value-type="string">
            <text:p>ST-12332</text:p>
          </table:table-cell>
          <table:table-cell office:value-type="string">
            <text:p>giv_DC01_41252</text:p>
          </table:table-cell>
          <table:table-cell office:value-type="string">
            <text:p>Review Assembly</text:p>
          </table:table-cell>
          <table:table-cell office:value-type="string">
            <text:p>NextGen Validation</text:p>
          </table:table-cell>
        </table:table-row>
        <table:table-row table:style-name="ro2">
          <table:table-cell office:value-type="string">
            <text:p>ST-12333</text:p>
          </table:table-cell>
          <table:table-cell office:value-type="string">
            <text:p>giv_DC01_41253</text:p>
          </table:table-cell>
          <table:table-cell office:value-type="string">
            <text:p>Review Assembly</text:p>
          </table:table-cell>
          <table:table-cell office:value-type="string">
            <text:p>NextGen Validation</text:p>
          </table:table-cell>
        </table:table-row>
        <table:table-row table:style-name="ro2">
          <table:table-cell office:value-type="string">
            <text:p>ST-13959</text:p>
          </table:table-cell>
          <table:table-cell office:value-type="string">
            <text:p>giv3_JBC07_414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0</text:p>
          </table:table-cell>
          <table:table-cell office:value-type="string">
            <text:p>giv3_JBC07_414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1</text:p>
          </table:table-cell>
          <table:table-cell office:value-type="string">
            <text:p>giv3_JBC07_414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2</text:p>
          </table:table-cell>
          <table:table-cell office:value-type="string">
            <text:p>giv3_JBC07_414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3</text:p>
          </table:table-cell>
          <table:table-cell office:value-type="string">
            <text:p>giv3_JBC07_41414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64</text:p>
          </table:table-cell>
          <table:table-cell office:value-type="string">
            <text:p>giv3_JBC07_414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5</text:p>
          </table:table-cell>
          <table:table-cell office:value-type="string">
            <text:p>giv3_JBC07_4141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66</text:p>
          </table:table-cell>
          <table:table-cell office:value-type="string">
            <text:p>giv3_JBC07_414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7</text:p>
          </table:table-cell>
          <table:table-cell office:value-type="string">
            <text:p>giv3_JBC07_414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8</text:p>
          </table:table-cell>
          <table:table-cell office:value-type="string">
            <text:p>giv3_JBC07_414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69</text:p>
          </table:table-cell>
          <table:table-cell office:value-type="string">
            <text:p>giv3_JBC07_414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0</text:p>
          </table:table-cell>
          <table:table-cell office:value-type="string">
            <text:p>giv3_JBC07_4142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1</text:p>
          </table:table-cell>
          <table:table-cell office:value-type="string">
            <text:p>giv3_JBC07_414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2</text:p>
          </table:table-cell>
          <table:table-cell office:value-type="string">
            <text:p>giv3_JBC07_414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3</text:p>
          </table:table-cell>
          <table:table-cell office:value-type="string">
            <text:p>giv3_JBC07_414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4</text:p>
          </table:table-cell>
          <table:table-cell office:value-type="string">
            <text:p>giv3_JBC07_414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5</text:p>
          </table:table-cell>
          <table:table-cell office:value-type="string">
            <text:p>giv3_JBC07_414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6</text:p>
          </table:table-cell>
          <table:table-cell office:value-type="string">
            <text:p>giv3_JBC07_4142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7</text:p>
          </table:table-cell>
          <table:table-cell office:value-type="string">
            <text:p>giv3_JBC07_414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8</text:p>
          </table:table-cell>
          <table:table-cell office:value-type="string">
            <text:p>giv3_JBC07_414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79</text:p>
          </table:table-cell>
          <table:table-cell office:value-type="string">
            <text:p>giv3_JBC07_4143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80</text:p>
          </table:table-cell>
          <table:table-cell office:value-type="string">
            <text:p>giv3_JBC07_4143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81</text:p>
          </table:table-cell>
          <table:table-cell office:value-type="string">
            <text:p>giv3_JBC07_4143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83</text:p>
          </table:table-cell>
          <table:table-cell office:value-type="string">
            <text:p>giv3_JBC07_414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84</text:p>
          </table:table-cell>
          <table:table-cell office:value-type="string">
            <text:p>giv3_JBC07_414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85</text:p>
          </table:table-cell>
          <table:table-cell office:value-type="string">
            <text:p>giv3_JBC07_4143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86</text:p>
          </table:table-cell>
          <table:table-cell office:value-type="string">
            <text:p>giv3_JBC07_4143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87</text:p>
          </table:table-cell>
          <table:table-cell office:value-type="string">
            <text:p>giv3_JBC07_414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88</text:p>
          </table:table-cell>
          <table:table-cell office:value-type="string">
            <text:p>giv3_JBC07_4143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89</text:p>
          </table:table-cell>
          <table:table-cell office:value-type="string">
            <text:p>giv3_JBC07_414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0</text:p>
          </table:table-cell>
          <table:table-cell office:value-type="string">
            <text:p>giv3_JBC07_414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1</text:p>
          </table:table-cell>
          <table:table-cell office:value-type="string">
            <text:p>giv3_JBC07_414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2</text:p>
          </table:table-cell>
          <table:table-cell office:value-type="string">
            <text:p>giv3_JBC07_414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3</text:p>
          </table:table-cell>
          <table:table-cell office:value-type="string">
            <text:p>giv3_JBC07_414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4</text:p>
          </table:table-cell>
          <table:table-cell office:value-type="string">
            <text:p>giv3_JBC07_414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5</text:p>
          </table:table-cell>
          <table:table-cell office:value-type="string">
            <text:p>giv3_JBC07_414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6</text:p>
          </table:table-cell>
          <table:table-cell office:value-type="string">
            <text:p>giv3_JBC07_4144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7</text:p>
          </table:table-cell>
          <table:table-cell office:value-type="string">
            <text:p>giv3_JBC07_4144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3998</text:p>
          </table:table-cell>
          <table:table-cell office:value-type="string">
            <text:p>giv3_JBC07_4144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3999</text:p>
          </table:table-cell>
          <table:table-cell office:value-type="string">
            <text:p>giv3_JBC07_4145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0</text:p>
          </table:table-cell>
          <table:table-cell office:value-type="string">
            <text:p>giv3_JBC07_4145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01</text:p>
          </table:table-cell>
          <table:table-cell office:value-type="string">
            <text:p>giv3_JBC07_4145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2</text:p>
          </table:table-cell>
          <table:table-cell office:value-type="string">
            <text:p>giv3_JBC07_4145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3</text:p>
          </table:table-cell>
          <table:table-cell office:value-type="string">
            <text:p>giv3_JBC07_41454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04</text:p>
          </table:table-cell>
          <table:table-cell office:value-type="string">
            <text:p>giv3_JBC07_4145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5</text:p>
          </table:table-cell>
          <table:table-cell office:value-type="string">
            <text:p>giv3_JBC07_4145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06</text:p>
          </table:table-cell>
          <table:table-cell office:value-type="string">
            <text:p>giv3_JBC07_414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7</text:p>
          </table:table-cell>
          <table:table-cell office:value-type="string">
            <text:p>giv3_JBC07_4145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8</text:p>
          </table:table-cell>
          <table:table-cell office:value-type="string">
            <text:p>giv3_JBC07_414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09</text:p>
          </table:table-cell>
          <table:table-cell office:value-type="string">
            <text:p>giv3_JBC07_414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0</text:p>
          </table:table-cell>
          <table:table-cell office:value-type="string">
            <text:p>giv3_JBC07_414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1</text:p>
          </table:table-cell>
          <table:table-cell office:value-type="string">
            <text:p>giv3_JBC07_414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2</text:p>
          </table:table-cell>
          <table:table-cell office:value-type="string">
            <text:p>giv3_JBC07_414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3</text:p>
          </table:table-cell>
          <table:table-cell office:value-type="string">
            <text:p>giv3_JBC07_414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4</text:p>
          </table:table-cell>
          <table:table-cell office:value-type="string">
            <text:p>giv3_JBC07_414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5</text:p>
          </table:table-cell>
          <table:table-cell office:value-type="string">
            <text:p>giv3_JBC07_414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6</text:p>
          </table:table-cell>
          <table:table-cell office:value-type="string">
            <text:p>giv3_JBC07_414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7</text:p>
          </table:table-cell>
          <table:table-cell office:value-type="string">
            <text:p>giv3_JBC07_4146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19</text:p>
          </table:table-cell>
          <table:table-cell office:value-type="string">
            <text:p>giv3_JBC07_414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0</text:p>
          </table:table-cell>
          <table:table-cell office:value-type="string">
            <text:p>giv3_JBC07_414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1</text:p>
          </table:table-cell>
          <table:table-cell office:value-type="string">
            <text:p>giv3_JBC07_414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2</text:p>
          </table:table-cell>
          <table:table-cell office:value-type="string">
            <text:p>giv3_JBC07_414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3</text:p>
          </table:table-cell>
          <table:table-cell office:value-type="string">
            <text:p>giv3_JBC07_4147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4</text:p>
          </table:table-cell>
          <table:table-cell office:value-type="string">
            <text:p>giv3_JBC07_4147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5</text:p>
          </table:table-cell>
          <table:table-cell office:value-type="string">
            <text:p>giv3_JBC07_4147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6</text:p>
          </table:table-cell>
          <table:table-cell office:value-type="string">
            <text:p>giv3_JBC07_414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7</text:p>
          </table:table-cell>
          <table:table-cell office:value-type="string">
            <text:p>giv3_JBC07_414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8</text:p>
          </table:table-cell>
          <table:table-cell office:value-type="string">
            <text:p>giv3_JBC07_414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29</text:p>
          </table:table-cell>
          <table:table-cell office:value-type="string">
            <text:p>giv3_JBC07_414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0</text:p>
          </table:table-cell>
          <table:table-cell office:value-type="string">
            <text:p>giv3_JBC07_414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1</text:p>
          </table:table-cell>
          <table:table-cell office:value-type="string">
            <text:p>giv3_JBC07_4148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32</text:p>
          </table:table-cell>
          <table:table-cell office:value-type="string">
            <text:p>giv3_JBC07_414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3</text:p>
          </table:table-cell>
          <table:table-cell office:value-type="string">
            <text:p>giv3_JBC07_414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4</text:p>
          </table:table-cell>
          <table:table-cell office:value-type="string">
            <text:p>giv3_JBC07_414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5</text:p>
          </table:table-cell>
          <table:table-cell office:value-type="string">
            <text:p>giv3_JBC07_4148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6</text:p>
          </table:table-cell>
          <table:table-cell office:value-type="string">
            <text:p>giv3_JBC07_414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7</text:p>
          </table:table-cell>
          <table:table-cell office:value-type="string">
            <text:p>giv3_JBC07_414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8</text:p>
          </table:table-cell>
          <table:table-cell office:value-type="string">
            <text:p>giv3_JBC07_414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39</text:p>
          </table:table-cell>
          <table:table-cell office:value-type="string">
            <text:p>giv3_JBC07_414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0</text:p>
          </table:table-cell>
          <table:table-cell office:value-type="string">
            <text:p>giv3_JBC07_414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1</text:p>
          </table:table-cell>
          <table:table-cell office:value-type="string">
            <text:p>giv3_JBC07_414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2</text:p>
          </table:table-cell>
          <table:table-cell office:value-type="string">
            <text:p>giv3_JBC07_414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3</text:p>
          </table:table-cell>
          <table:table-cell office:value-type="string">
            <text:p>giv3_JBC07_414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4</text:p>
          </table:table-cell>
          <table:table-cell office:value-type="string">
            <text:p>giv3_JBC07_414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5</text:p>
          </table:table-cell>
          <table:table-cell office:value-type="string">
            <text:p>giv3_JBC07_414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6</text:p>
          </table:table-cell>
          <table:table-cell office:value-type="string">
            <text:p>giv3_JBC07_414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7</text:p>
          </table:table-cell>
          <table:table-cell office:value-type="string">
            <text:p>giv3_JBC07_414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8</text:p>
          </table:table-cell>
          <table:table-cell office:value-type="string">
            <text:p>giv3_JBC07_4149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49</text:p>
          </table:table-cell>
          <table:table-cell office:value-type="string">
            <text:p>giv3_JBC07_415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0</text:p>
          </table:table-cell>
          <table:table-cell office:value-type="string">
            <text:p>giv3_JBC07_415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1</text:p>
          </table:table-cell>
          <table:table-cell office:value-type="string">
            <text:p>giv3_JBC07_415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2</text:p>
          </table:table-cell>
          <table:table-cell office:value-type="string">
            <text:p>giv3_JBC07_415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3</text:p>
          </table:table-cell>
          <table:table-cell office:value-type="string">
            <text:p>giv3_JBC07_415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4</text:p>
          </table:table-cell>
          <table:table-cell office:value-type="string">
            <text:p>giv3_JBC07_415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5</text:p>
          </table:table-cell>
          <table:table-cell office:value-type="string">
            <text:p>giv3_JBC07_4150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56</text:p>
          </table:table-cell>
          <table:table-cell office:value-type="string">
            <text:p>giv3_JBC07_4150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57</text:p>
          </table:table-cell>
          <table:table-cell office:value-type="string">
            <text:p>giv3_JBC07_415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8</text:p>
          </table:table-cell>
          <table:table-cell office:value-type="string">
            <text:p>giv3_JBC07_415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59</text:p>
          </table:table-cell>
          <table:table-cell office:value-type="string">
            <text:p>giv3_JBC07_415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0</text:p>
          </table:table-cell>
          <table:table-cell office:value-type="string">
            <text:p>giv3_JBC07_415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1</text:p>
          </table:table-cell>
          <table:table-cell office:value-type="string">
            <text:p>giv3_JBC07_415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2</text:p>
          </table:table-cell>
          <table:table-cell office:value-type="string">
            <text:p>giv3_JBC07_415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3</text:p>
          </table:table-cell>
          <table:table-cell office:value-type="string">
            <text:p>giv3_JBC07_415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4</text:p>
          </table:table-cell>
          <table:table-cell office:value-type="string">
            <text:p>giv3_JBC07_415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5</text:p>
          </table:table-cell>
          <table:table-cell office:value-type="string">
            <text:p>giv3_JBC07_415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6</text:p>
          </table:table-cell>
          <table:table-cell office:value-type="string">
            <text:p>giv3_JBC07_415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7</text:p>
          </table:table-cell>
          <table:table-cell office:value-type="string">
            <text:p>giv3_JBC07_415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8</text:p>
          </table:table-cell>
          <table:table-cell office:value-type="string">
            <text:p>giv3_JBC07_415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69</text:p>
          </table:table-cell>
          <table:table-cell office:value-type="string">
            <text:p>giv3_JBC07_415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0</text:p>
          </table:table-cell>
          <table:table-cell office:value-type="string">
            <text:p>giv3_JBC07_4152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71</text:p>
          </table:table-cell>
          <table:table-cell office:value-type="string">
            <text:p>giv3_JBC07_415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2</text:p>
          </table:table-cell>
          <table:table-cell office:value-type="string">
            <text:p>giv3_JBC07_415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3</text:p>
          </table:table-cell>
          <table:table-cell office:value-type="string">
            <text:p>giv3_JBC07_415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4</text:p>
          </table:table-cell>
          <table:table-cell office:value-type="string">
            <text:p>giv3_JBC07_415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5</text:p>
          </table:table-cell>
          <table:table-cell office:value-type="string">
            <text:p>giv3_JBC07_415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6</text:p>
          </table:table-cell>
          <table:table-cell office:value-type="string">
            <text:p>giv3_JBC07_4152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077</text:p>
          </table:table-cell>
          <table:table-cell office:value-type="string">
            <text:p>giv3_JBC07_415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8</text:p>
          </table:table-cell>
          <table:table-cell office:value-type="string">
            <text:p>giv3_JBC07_415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79</text:p>
          </table:table-cell>
          <table:table-cell office:value-type="string">
            <text:p>giv3_JBC07_4153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0</text:p>
          </table:table-cell>
          <table:table-cell office:value-type="string">
            <text:p>giv3_JBC07_4153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1</text:p>
          </table:table-cell>
          <table:table-cell office:value-type="string">
            <text:p>giv3_JBC07_415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2</text:p>
          </table:table-cell>
          <table:table-cell office:value-type="string">
            <text:p>giv3_JBC07_415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3</text:p>
          </table:table-cell>
          <table:table-cell office:value-type="string">
            <text:p>giv3_JBC07_415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4</text:p>
          </table:table-cell>
          <table:table-cell office:value-type="string">
            <text:p>giv3_JBC07_415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5</text:p>
          </table:table-cell>
          <table:table-cell office:value-type="string">
            <text:p>giv3_JBC07_415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6</text:p>
          </table:table-cell>
          <table:table-cell office:value-type="string">
            <text:p>giv3_JBC07_415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7</text:p>
          </table:table-cell>
          <table:table-cell office:value-type="string">
            <text:p>giv3_JBC07_415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8</text:p>
          </table:table-cell>
          <table:table-cell office:value-type="string">
            <text:p>giv3_JBC07_415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89</text:p>
          </table:table-cell>
          <table:table-cell office:value-type="string">
            <text:p>giv3_JBC07_415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0</text:p>
          </table:table-cell>
          <table:table-cell office:value-type="string">
            <text:p>giv3_JBC07_415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1</text:p>
          </table:table-cell>
          <table:table-cell office:value-type="string">
            <text:p>giv3_JBC07_415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2</text:p>
          </table:table-cell>
          <table:table-cell office:value-type="string">
            <text:p>giv3_JBC07_415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3</text:p>
          </table:table-cell>
          <table:table-cell office:value-type="string">
            <text:p>giv3_JBC07_415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4</text:p>
          </table:table-cell>
          <table:table-cell office:value-type="string">
            <text:p>giv3_JBC07_415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5</text:p>
          </table:table-cell>
          <table:table-cell office:value-type="string">
            <text:p>giv3_JBC07_415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7</text:p>
          </table:table-cell>
          <table:table-cell office:value-type="string">
            <text:p>giv3_JBC07_415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8</text:p>
          </table:table-cell>
          <table:table-cell office:value-type="string">
            <text:p>giv3_JBC07_4154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099</text:p>
          </table:table-cell>
          <table:table-cell office:value-type="string">
            <text:p>giv3_JBC07_4155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0</text:p>
          </table:table-cell>
          <table:table-cell office:value-type="string">
            <text:p>giv3_JBC07_4155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1</text:p>
          </table:table-cell>
          <table:table-cell office:value-type="string">
            <text:p>giv3_JBC07_4155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2</text:p>
          </table:table-cell>
          <table:table-cell office:value-type="string">
            <text:p>giv3_JBC07_4155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03</text:p>
          </table:table-cell>
          <table:table-cell office:value-type="string">
            <text:p>giv3_JBC07_4155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4</text:p>
          </table:table-cell>
          <table:table-cell office:value-type="string">
            <text:p>giv3_JBC07_4155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5</text:p>
          </table:table-cell>
          <table:table-cell office:value-type="string">
            <text:p>giv3_JBC07_4155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6</text:p>
          </table:table-cell>
          <table:table-cell office:value-type="string">
            <text:p>giv3_JBC07_415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7</text:p>
          </table:table-cell>
          <table:table-cell office:value-type="string">
            <text:p>giv3_JBC07_4155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8</text:p>
          </table:table-cell>
          <table:table-cell office:value-type="string">
            <text:p>giv3_JBC07_415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09</text:p>
          </table:table-cell>
          <table:table-cell office:value-type="string">
            <text:p>giv3_JBC07_415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0</text:p>
          </table:table-cell>
          <table:table-cell office:value-type="string">
            <text:p>giv3_JBC07_415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1</text:p>
          </table:table-cell>
          <table:table-cell office:value-type="string">
            <text:p>giv3_JBC07_415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2</text:p>
          </table:table-cell>
          <table:table-cell office:value-type="string">
            <text:p>giv3_JBC07_415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3</text:p>
          </table:table-cell>
          <table:table-cell office:value-type="string">
            <text:p>giv3_JBC07_415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4</text:p>
          </table:table-cell>
          <table:table-cell office:value-type="string">
            <text:p>giv3_JBC07_415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5</text:p>
          </table:table-cell>
          <table:table-cell office:value-type="string">
            <text:p>giv3_JBC07_415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6</text:p>
          </table:table-cell>
          <table:table-cell office:value-type="string">
            <text:p>giv3_JBC07_415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17</text:p>
          </table:table-cell>
          <table:table-cell office:value-type="string">
            <text:p>giv3_JBC07_4156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18</text:p>
          </table:table-cell>
          <table:table-cell office:value-type="string">
            <text:p>giv3_JBC07_4156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19</text:p>
          </table:table-cell>
          <table:table-cell office:value-type="string">
            <text:p>giv3_JBC07_415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0</text:p>
          </table:table-cell>
          <table:table-cell office:value-type="string">
            <text:p>giv3_JBC07_415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1</text:p>
          </table:table-cell>
          <table:table-cell office:value-type="string">
            <text:p>giv3_JBC07_4157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22</text:p>
          </table:table-cell>
          <table:table-cell office:value-type="string">
            <text:p>giv3_JBC07_415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3</text:p>
          </table:table-cell>
          <table:table-cell office:value-type="string">
            <text:p>giv3_JBC07_41574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24</text:p>
          </table:table-cell>
          <table:table-cell office:value-type="string">
            <text:p>giv3_JBC07_4157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5</text:p>
          </table:table-cell>
          <table:table-cell office:value-type="string">
            <text:p>giv3_JBC07_4157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6</text:p>
          </table:table-cell>
          <table:table-cell office:value-type="string">
            <text:p>giv3_JBC07_415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7</text:p>
          </table:table-cell>
          <table:table-cell office:value-type="string">
            <text:p>giv3_JBC07_415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8</text:p>
          </table:table-cell>
          <table:table-cell office:value-type="string">
            <text:p>giv3_JBC07_415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29</text:p>
          </table:table-cell>
          <table:table-cell office:value-type="string">
            <text:p>giv3_JBC07_415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0</text:p>
          </table:table-cell>
          <table:table-cell office:value-type="string">
            <text:p>giv3_JBC07_415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1</text:p>
          </table:table-cell>
          <table:table-cell office:value-type="string">
            <text:p>giv3_JBC07_4158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2</text:p>
          </table:table-cell>
          <table:table-cell office:value-type="string">
            <text:p>giv3_JBC07_415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3</text:p>
          </table:table-cell>
          <table:table-cell office:value-type="string">
            <text:p>giv3_JBC07_415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4</text:p>
          </table:table-cell>
          <table:table-cell office:value-type="string">
            <text:p>giv3_JBC07_415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5</text:p>
          </table:table-cell>
          <table:table-cell office:value-type="string">
            <text:p>giv3_JBC07_4158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6</text:p>
          </table:table-cell>
          <table:table-cell office:value-type="string">
            <text:p>giv3_JBC07_415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7</text:p>
          </table:table-cell>
          <table:table-cell office:value-type="string">
            <text:p>giv3_JBC07_415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38</text:p>
          </table:table-cell>
          <table:table-cell office:value-type="string">
            <text:p>giv3_JBC07_4158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39</text:p>
          </table:table-cell>
          <table:table-cell office:value-type="string">
            <text:p>giv3_JBC07_415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0</text:p>
          </table:table-cell>
          <table:table-cell office:value-type="string">
            <text:p>giv3_JBC07_4159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41</text:p>
          </table:table-cell>
          <table:table-cell office:value-type="string">
            <text:p>giv3_JBC07_4159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4142</text:p>
          </table:table-cell>
          <table:table-cell office:value-type="string">
            <text:p>giv3_JBC07_415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3</text:p>
          </table:table-cell>
          <table:table-cell office:value-type="string">
            <text:p>giv3_JBC07_415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4</text:p>
          </table:table-cell>
          <table:table-cell office:value-type="string">
            <text:p>giv3_JBC07_415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5</text:p>
          </table:table-cell>
          <table:table-cell office:value-type="string">
            <text:p>giv3_JBC07_415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6</text:p>
          </table:table-cell>
          <table:table-cell office:value-type="string">
            <text:p>giv3_JBC07_415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7</text:p>
          </table:table-cell>
          <table:table-cell office:value-type="string">
            <text:p>giv3_JBC07_415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8</text:p>
          </table:table-cell>
          <table:table-cell office:value-type="string">
            <text:p>giv3_JBC07_4159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49</text:p>
          </table:table-cell>
          <table:table-cell office:value-type="string">
            <text:p>giv3_JBC07_416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0</text:p>
          </table:table-cell>
          <table:table-cell office:value-type="string">
            <text:p>giv3_JBC07_416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1</text:p>
          </table:table-cell>
          <table:table-cell office:value-type="string">
            <text:p>giv3_JBC07_416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2</text:p>
          </table:table-cell>
          <table:table-cell office:value-type="string">
            <text:p>giv3_JBC07_416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3</text:p>
          </table:table-cell>
          <table:table-cell office:value-type="string">
            <text:p>giv3_JBC07_416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4</text:p>
          </table:table-cell>
          <table:table-cell office:value-type="string">
            <text:p>giv3_JBC07_416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5</text:p>
          </table:table-cell>
          <table:table-cell office:value-type="string">
            <text:p>giv3_JBC07_4160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6</text:p>
          </table:table-cell>
          <table:table-cell office:value-type="string">
            <text:p>giv3_JBC07_416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157</text:p>
          </table:table-cell>
          <table:table-cell office:value-type="string">
            <text:p>giv3_JBC07_416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305</text:p>
          </table:table-cell>
          <table:table-cell office:value-type="string">
            <text:p>norv_NORV03_41401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4681</text:p>
          </table:table-cell>
          <table:table-cell office:value-type="string">
            <text:p>hpiv3_HPIV303_4139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4835</text:p>
          </table:table-cell>
          <table:table-cell office:value-type="string">
            <text:p>hpiv1_HPIV101_34895</text:p>
          </table:table-cell>
          <table:table-cell office:value-type="string">
            <text:p>Valid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4836</text:p>
          </table:table-cell>
          <table:table-cell office:value-type="string">
            <text:p>hpiv1_HPIV101_34896</text:p>
          </table:table-cell>
          <table:table-cell office:value-type="string">
            <text:p>Valid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4839</text:p>
          </table:table-cell>
          <table:table-cell office:value-type="string">
            <text:p>hpiv1_HPIV102_39063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4843</text:p>
          </table:table-cell>
          <table:table-cell office:value-type="string">
            <text:p>hpiv1_HPIV102_3906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4858</text:p>
          </table:table-cell>
          <table:table-cell office:value-type="string">
            <text:p>hpiv1_HPIV102_39082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4860</text:p>
          </table:table-cell>
          <table:table-cell office:value-type="string">
            <text:p>hpiv3_HPIV301_34897</text:p>
          </table:table-cell>
          <table:table-cell office:value-type="string">
            <text:p>Valid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4861</text:p>
          </table:table-cell>
          <table:table-cell office:value-type="string">
            <text:p>hpiv3_HPIV301_34898</text:p>
          </table:table-cell>
          <table:table-cell office:value-type="string">
            <text:p>Validate</text:p>
          </table:table-cell>
          <table:table-cell office:value-type="string">
            <text:p>Pending</text:p>
          </table:table-cell>
        </table:table-row>
        <table:table-row table:style-name="ro2">
          <table:table-cell office:value-type="string">
            <text:p>ST-14910</text:p>
          </table:table-cell>
          <table:table-cell office:value-type="string">
            <text:p>hadv_HADV07_41609</text:p>
          </table:table-cell>
          <table:table-cell office:value-type="string">
            <text:p>Lab Processing</text:p>
          </table:table-cell>
          <table:table-cell office:value-type="string">
            <text:p>Closure TT</text:p>
          </table:table-cell>
        </table:table-row>
        <table:table-row table:style-name="ro2">
          <table:table-cell office:value-type="string">
            <text:p>ST-15068</text:p>
          </table:table-cell>
          <table:table-cell office:value-type="string">
            <text:p>giv3_COH201_417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69</text:p>
          </table:table-cell>
          <table:table-cell office:value-type="string">
            <text:p>giv3_COH201_4172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070</text:p>
          </table:table-cell>
          <table:table-cell office:value-type="string">
            <text:p>giv3_COH201_4172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1</text:p>
          </table:table-cell>
          <table:table-cell office:value-type="string">
            <text:p>giv3_COH201_417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2</text:p>
          </table:table-cell>
          <table:table-cell office:value-type="string">
            <text:p>giv3_COH201_417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3</text:p>
          </table:table-cell>
          <table:table-cell office:value-type="string">
            <text:p>giv3_COH201_4173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4</text:p>
          </table:table-cell>
          <table:table-cell office:value-type="string">
            <text:p>giv3_COH201_4173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075</text:p>
          </table:table-cell>
          <table:table-cell office:value-type="string">
            <text:p>giv3_COH201_417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6</text:p>
          </table:table-cell>
          <table:table-cell office:value-type="string">
            <text:p>giv3_COH201_4173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077</text:p>
          </table:table-cell>
          <table:table-cell office:value-type="string">
            <text:p>giv3_COH201_417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8</text:p>
          </table:table-cell>
          <table:table-cell office:value-type="string">
            <text:p>giv3_COH201_417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79</text:p>
          </table:table-cell>
          <table:table-cell office:value-type="string">
            <text:p>giv3_COH201_4173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080</text:p>
          </table:table-cell>
          <table:table-cell office:value-type="string">
            <text:p>giv3_COH201_417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1</text:p>
          </table:table-cell>
          <table:table-cell office:value-type="string">
            <text:p>giv3_COH201_417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2</text:p>
          </table:table-cell>
          <table:table-cell office:value-type="string">
            <text:p>giv3_COH201_417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3</text:p>
          </table:table-cell>
          <table:table-cell office:value-type="string">
            <text:p>giv3_COH201_417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4</text:p>
          </table:table-cell>
          <table:table-cell office:value-type="string">
            <text:p>giv3_COH201_417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5</text:p>
          </table:table-cell>
          <table:table-cell office:value-type="string">
            <text:p>giv3_COH201_417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6</text:p>
          </table:table-cell>
          <table:table-cell office:value-type="string">
            <text:p>giv3_COH201_417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7</text:p>
          </table:table-cell>
          <table:table-cell office:value-type="string">
            <text:p>giv3_COH201_41744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088</text:p>
          </table:table-cell>
          <table:table-cell office:value-type="string">
            <text:p>giv3_COH201_417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89</text:p>
          </table:table-cell>
          <table:table-cell office:value-type="string">
            <text:p>giv3_COH201_417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0</text:p>
          </table:table-cell>
          <table:table-cell office:value-type="string">
            <text:p>giv3_COH201_4174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1</text:p>
          </table:table-cell>
          <table:table-cell office:value-type="string">
            <text:p>giv3_COH201_417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2</text:p>
          </table:table-cell>
          <table:table-cell office:value-type="string">
            <text:p>giv3_COH201_4174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3</text:p>
          </table:table-cell>
          <table:table-cell office:value-type="string">
            <text:p>giv3_COH201_4175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4</text:p>
          </table:table-cell>
          <table:table-cell office:value-type="string">
            <text:p>giv3_COH201_4175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5</text:p>
          </table:table-cell>
          <table:table-cell office:value-type="string">
            <text:p>giv3_COH201_4175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6</text:p>
          </table:table-cell>
          <table:table-cell office:value-type="string">
            <text:p>giv3_COH201_4175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097</text:p>
          </table:table-cell>
          <table:table-cell office:value-type="string">
            <text:p>giv3_COH201_4175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8</text:p>
          </table:table-cell>
          <table:table-cell office:value-type="string">
            <text:p>giv3_COH201_4175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099</text:p>
          </table:table-cell>
          <table:table-cell office:value-type="string">
            <text:p>giv3_COH201_4175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0</text:p>
          </table:table-cell>
          <table:table-cell office:value-type="string">
            <text:p>giv3_COH201_417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1</text:p>
          </table:table-cell>
          <table:table-cell office:value-type="string">
            <text:p>giv3_COH201_4175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02</text:p>
          </table:table-cell>
          <table:table-cell office:value-type="string">
            <text:p>giv3_COH201_417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3</text:p>
          </table:table-cell>
          <table:table-cell office:value-type="string">
            <text:p>giv3_COH201_417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4</text:p>
          </table:table-cell>
          <table:table-cell office:value-type="string">
            <text:p>giv3_COH201_417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5</text:p>
          </table:table-cell>
          <table:table-cell office:value-type="string">
            <text:p>giv3_COH201_4176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06</text:p>
          </table:table-cell>
          <table:table-cell office:value-type="string">
            <text:p>giv3_COH201_417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7</text:p>
          </table:table-cell>
          <table:table-cell office:value-type="string">
            <text:p>giv3_COH201_417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8</text:p>
          </table:table-cell>
          <table:table-cell office:value-type="string">
            <text:p>giv3_COH201_417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09</text:p>
          </table:table-cell>
          <table:table-cell office:value-type="string">
            <text:p>giv3_COH201_4176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10</text:p>
          </table:table-cell>
          <table:table-cell office:value-type="string">
            <text:p>giv3_COH201_4176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11</text:p>
          </table:table-cell>
          <table:table-cell office:value-type="string">
            <text:p>giv3_COH201_4176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12</text:p>
          </table:table-cell>
          <table:table-cell office:value-type="string">
            <text:p>giv3_COH201_4176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13</text:p>
          </table:table-cell>
          <table:table-cell office:value-type="string">
            <text:p>giv3_COH201_417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14</text:p>
          </table:table-cell>
          <table:table-cell office:value-type="string">
            <text:p>giv3_COH201_417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15</text:p>
          </table:table-cell>
          <table:table-cell office:value-type="string">
            <text:p>giv3_COH201_417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16</text:p>
          </table:table-cell>
          <table:table-cell office:value-type="string">
            <text:p>giv3_COH201_4177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17</text:p>
          </table:table-cell>
          <table:table-cell office:value-type="string">
            <text:p>giv3_COH201_41774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18</text:p>
          </table:table-cell>
          <table:table-cell office:value-type="string">
            <text:p>giv3_COH201_4177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19</text:p>
          </table:table-cell>
          <table:table-cell office:value-type="string">
            <text:p>giv3_COH201_4177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0</text:p>
          </table:table-cell>
          <table:table-cell office:value-type="string">
            <text:p>giv3_COH201_417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1</text:p>
          </table:table-cell>
          <table:table-cell office:value-type="string">
            <text:p>giv3_COH201_4177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22</text:p>
          </table:table-cell>
          <table:table-cell office:value-type="string">
            <text:p>giv3_COH201_417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3</text:p>
          </table:table-cell>
          <table:table-cell office:value-type="string">
            <text:p>giv3_COH201_417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4</text:p>
          </table:table-cell>
          <table:table-cell office:value-type="string">
            <text:p>giv3_COH201_417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5</text:p>
          </table:table-cell>
          <table:table-cell office:value-type="string">
            <text:p>giv3_COH201_4178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6</text:p>
          </table:table-cell>
          <table:table-cell office:value-type="string">
            <text:p>giv3_COH201_417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7</text:p>
          </table:table-cell>
          <table:table-cell office:value-type="string">
            <text:p>giv3_COH201_417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8</text:p>
          </table:table-cell>
          <table:table-cell office:value-type="string">
            <text:p>giv3_COH201_417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29</text:p>
          </table:table-cell>
          <table:table-cell office:value-type="string">
            <text:p>giv3_COH201_4178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0</text:p>
          </table:table-cell>
          <table:table-cell office:value-type="string">
            <text:p>giv3_COH201_417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1</text:p>
          </table:table-cell>
          <table:table-cell office:value-type="string">
            <text:p>giv3_COH201_417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2</text:p>
          </table:table-cell>
          <table:table-cell office:value-type="string">
            <text:p>giv3_COH201_417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3</text:p>
          </table:table-cell>
          <table:table-cell office:value-type="string">
            <text:p>giv3_COH201_417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4</text:p>
          </table:table-cell>
          <table:table-cell office:value-type="string">
            <text:p>giv3_COH201_417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5</text:p>
          </table:table-cell>
          <table:table-cell office:value-type="string">
            <text:p>giv3_COH201_417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6</text:p>
          </table:table-cell>
          <table:table-cell office:value-type="string">
            <text:p>giv3_COH201_417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7</text:p>
          </table:table-cell>
          <table:table-cell office:value-type="string">
            <text:p>giv3_COH201_417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8</text:p>
          </table:table-cell>
          <table:table-cell office:value-type="string">
            <text:p>giv3_COH201_417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39</text:p>
          </table:table-cell>
          <table:table-cell office:value-type="string">
            <text:p>giv3_COH201_417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0</text:p>
          </table:table-cell>
          <table:table-cell office:value-type="string">
            <text:p>giv3_COH201_4179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41</text:p>
          </table:table-cell>
          <table:table-cell office:value-type="string">
            <text:p>giv3_COH201_417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2</text:p>
          </table:table-cell>
          <table:table-cell office:value-type="string">
            <text:p>giv3_COH201_4179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3</text:p>
          </table:table-cell>
          <table:table-cell office:value-type="string">
            <text:p>giv3_COH201_418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4</text:p>
          </table:table-cell>
          <table:table-cell office:value-type="string">
            <text:p>giv3_COH201_418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5</text:p>
          </table:table-cell>
          <table:table-cell office:value-type="string">
            <text:p>giv3_COH201_418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6</text:p>
          </table:table-cell>
          <table:table-cell office:value-type="string">
            <text:p>giv3_COH201_4180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47</text:p>
          </table:table-cell>
          <table:table-cell office:value-type="string">
            <text:p>giv3_COH201_418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8</text:p>
          </table:table-cell>
          <table:table-cell office:value-type="string">
            <text:p>giv3_COH201_418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49</text:p>
          </table:table-cell>
          <table:table-cell office:value-type="string">
            <text:p>giv3_COH201_4180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0</text:p>
          </table:table-cell>
          <table:table-cell office:value-type="string">
            <text:p>giv3_COH201_418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1</text:p>
          </table:table-cell>
          <table:table-cell office:value-type="string">
            <text:p>giv3_COH201_418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2</text:p>
          </table:table-cell>
          <table:table-cell office:value-type="string">
            <text:p>giv3_COH201_418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3</text:p>
          </table:table-cell>
          <table:table-cell office:value-type="string">
            <text:p>giv3_COH201_418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4</text:p>
          </table:table-cell>
          <table:table-cell office:value-type="string">
            <text:p>giv3_COH201_418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5</text:p>
          </table:table-cell>
          <table:table-cell office:value-type="string">
            <text:p>giv3_COH201_418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6</text:p>
          </table:table-cell>
          <table:table-cell office:value-type="string">
            <text:p>giv3_COH201_418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7</text:p>
          </table:table-cell>
          <table:table-cell office:value-type="string">
            <text:p>giv3_COH201_418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8</text:p>
          </table:table-cell>
          <table:table-cell office:value-type="string">
            <text:p>giv3_COH201_418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59</text:p>
          </table:table-cell>
          <table:table-cell office:value-type="string">
            <text:p>giv3_COH201_418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0</text:p>
          </table:table-cell>
          <table:table-cell office:value-type="string">
            <text:p>giv3_COH201_418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1</text:p>
          </table:table-cell>
          <table:table-cell office:value-type="string">
            <text:p>giv3_COH201_418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2</text:p>
          </table:table-cell>
          <table:table-cell office:value-type="string">
            <text:p>giv3_COH201_418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3</text:p>
          </table:table-cell>
          <table:table-cell office:value-type="string">
            <text:p>giv3_COH201_418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4</text:p>
          </table:table-cell>
          <table:table-cell office:value-type="string">
            <text:p>giv3_COH201_4182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5</text:p>
          </table:table-cell>
          <table:table-cell office:value-type="string">
            <text:p>giv3_COH201_418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6</text:p>
          </table:table-cell>
          <table:table-cell office:value-type="string">
            <text:p>giv3_COH201_418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7</text:p>
          </table:table-cell>
          <table:table-cell office:value-type="string">
            <text:p>giv3_COH201_418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8</text:p>
          </table:table-cell>
          <table:table-cell office:value-type="string">
            <text:p>giv3_COH201_418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69</text:p>
          </table:table-cell>
          <table:table-cell office:value-type="string">
            <text:p>giv3_COH201_418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0</text:p>
          </table:table-cell>
          <table:table-cell office:value-type="string">
            <text:p>giv3_COH201_4182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1</text:p>
          </table:table-cell>
          <table:table-cell office:value-type="string">
            <text:p>giv3_COH201_418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2</text:p>
          </table:table-cell>
          <table:table-cell office:value-type="string">
            <text:p>giv3_COH201_418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3</text:p>
          </table:table-cell>
          <table:table-cell office:value-type="string">
            <text:p>giv3_COH201_4183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74</text:p>
          </table:table-cell>
          <table:table-cell office:value-type="string">
            <text:p>giv3_COH201_4183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5</text:p>
          </table:table-cell>
          <table:table-cell office:value-type="string">
            <text:p>giv3_COH201_418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6</text:p>
          </table:table-cell>
          <table:table-cell office:value-type="string">
            <text:p>giv3_COH201_418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7</text:p>
          </table:table-cell>
          <table:table-cell office:value-type="string">
            <text:p>giv3_COH201_418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8</text:p>
          </table:table-cell>
          <table:table-cell office:value-type="string">
            <text:p>giv3_COH201_418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79</text:p>
          </table:table-cell>
          <table:table-cell office:value-type="string">
            <text:p>giv3_COH201_418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0</text:p>
          </table:table-cell>
          <table:table-cell office:value-type="string">
            <text:p>giv3_COH201_418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1</text:p>
          </table:table-cell>
          <table:table-cell office:value-type="string">
            <text:p>giv3_COH201_418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2</text:p>
          </table:table-cell>
          <table:table-cell office:value-type="string">
            <text:p>giv3_COH201_418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3</text:p>
          </table:table-cell>
          <table:table-cell office:value-type="string">
            <text:p>giv3_COH201_4184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84</text:p>
          </table:table-cell>
          <table:table-cell office:value-type="string">
            <text:p>giv3_COH201_418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5</text:p>
          </table:table-cell>
          <table:table-cell office:value-type="string">
            <text:p>giv3_COH201_418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6</text:p>
          </table:table-cell>
          <table:table-cell office:value-type="string">
            <text:p>giv3_COH201_418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7</text:p>
          </table:table-cell>
          <table:table-cell office:value-type="string">
            <text:p>giv3_COH201_418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88</text:p>
          </table:table-cell>
          <table:table-cell office:value-type="string">
            <text:p>giv3_COH201_4184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89</text:p>
          </table:table-cell>
          <table:table-cell office:value-type="string">
            <text:p>giv3_COH201_418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90</text:p>
          </table:table-cell>
          <table:table-cell office:value-type="string">
            <text:p>giv3_COH201_4184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91</text:p>
          </table:table-cell>
          <table:table-cell office:value-type="string">
            <text:p>giv3_COH201_418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92</text:p>
          </table:table-cell>
          <table:table-cell office:value-type="string">
            <text:p>giv3_COH201_4184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93</text:p>
          </table:table-cell>
          <table:table-cell office:value-type="string">
            <text:p>giv3_COH201_4185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94</text:p>
          </table:table-cell>
          <table:table-cell office:value-type="string">
            <text:p>giv3_COH201_4185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95</text:p>
          </table:table-cell>
          <table:table-cell office:value-type="string">
            <text:p>giv3_COH201_4185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96</text:p>
          </table:table-cell>
          <table:table-cell office:value-type="string">
            <text:p>giv3_COH201_4185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97</text:p>
          </table:table-cell>
          <table:table-cell office:value-type="string">
            <text:p>giv3_COH201_41854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198</text:p>
          </table:table-cell>
          <table:table-cell office:value-type="string">
            <text:p>giv3_COH201_4185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199</text:p>
          </table:table-cell>
          <table:table-cell office:value-type="string">
            <text:p>giv3_COH201_4185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0</text:p>
          </table:table-cell>
          <table:table-cell office:value-type="string">
            <text:p>giv3_COH201_418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1</text:p>
          </table:table-cell>
          <table:table-cell office:value-type="string">
            <text:p>giv3_COH201_4185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2</text:p>
          </table:table-cell>
          <table:table-cell office:value-type="string">
            <text:p>giv3_COH201_418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3</text:p>
          </table:table-cell>
          <table:table-cell office:value-type="string">
            <text:p>giv3_COH201_418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4</text:p>
          </table:table-cell>
          <table:table-cell office:value-type="string">
            <text:p>giv3_COH201_418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5</text:p>
          </table:table-cell>
          <table:table-cell office:value-type="string">
            <text:p>giv3_COH201_418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6</text:p>
          </table:table-cell>
          <table:table-cell office:value-type="string">
            <text:p>giv3_COH201_418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7</text:p>
          </table:table-cell>
          <table:table-cell office:value-type="string">
            <text:p>giv3_COH201_418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8</text:p>
          </table:table-cell>
          <table:table-cell office:value-type="string">
            <text:p>giv3_COH201_418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09</text:p>
          </table:table-cell>
          <table:table-cell office:value-type="string">
            <text:p>giv3_COH201_418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0</text:p>
          </table:table-cell>
          <table:table-cell office:value-type="string">
            <text:p>giv3_COH201_418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1</text:p>
          </table:table-cell>
          <table:table-cell office:value-type="string">
            <text:p>giv3_COH201_4186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2</text:p>
          </table:table-cell>
          <table:table-cell office:value-type="string">
            <text:p>giv3_COH201_4186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3</text:p>
          </table:table-cell>
          <table:table-cell office:value-type="string">
            <text:p>giv3_COH201_418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4</text:p>
          </table:table-cell>
          <table:table-cell office:value-type="string">
            <text:p>giv3_COH201_418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5</text:p>
          </table:table-cell>
          <table:table-cell office:value-type="string">
            <text:p>giv3_COH201_418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6</text:p>
          </table:table-cell>
          <table:table-cell office:value-type="string">
            <text:p>giv3_COH201_418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7</text:p>
          </table:table-cell>
          <table:table-cell office:value-type="string">
            <text:p>giv3_COH201_4187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8</text:p>
          </table:table-cell>
          <table:table-cell office:value-type="string">
            <text:p>giv3_COH201_4187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19</text:p>
          </table:table-cell>
          <table:table-cell office:value-type="string">
            <text:p>giv3_COH201_4187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0</text:p>
          </table:table-cell>
          <table:table-cell office:value-type="string">
            <text:p>giv3_COH201_418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1</text:p>
          </table:table-cell>
          <table:table-cell office:value-type="string">
            <text:p>giv3_COH201_418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2</text:p>
          </table:table-cell>
          <table:table-cell office:value-type="string">
            <text:p>giv3_COH201_418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3</text:p>
          </table:table-cell>
          <table:table-cell office:value-type="string">
            <text:p>giv3_COH201_418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4</text:p>
          </table:table-cell>
          <table:table-cell office:value-type="string">
            <text:p>giv3_COH201_418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5</text:p>
          </table:table-cell>
          <table:table-cell office:value-type="string">
            <text:p>giv3_COH201_4188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6</text:p>
          </table:table-cell>
          <table:table-cell office:value-type="string">
            <text:p>giv3_COH201_418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7</text:p>
          </table:table-cell>
          <table:table-cell office:value-type="string">
            <text:p>giv3_COH201_418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8</text:p>
          </table:table-cell>
          <table:table-cell office:value-type="string">
            <text:p>giv3_COH201_418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29</text:p>
          </table:table-cell>
          <table:table-cell office:value-type="string">
            <text:p>giv3_COH201_4188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0</text:p>
          </table:table-cell>
          <table:table-cell office:value-type="string">
            <text:p>giv3_COH201_418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1</text:p>
          </table:table-cell>
          <table:table-cell office:value-type="string">
            <text:p>giv3_COH201_418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2</text:p>
          </table:table-cell>
          <table:table-cell office:value-type="string">
            <text:p>giv3_COH201_418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3</text:p>
          </table:table-cell>
          <table:table-cell office:value-type="string">
            <text:p>giv3_COH201_418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4</text:p>
          </table:table-cell>
          <table:table-cell office:value-type="string">
            <text:p>giv3_COH201_418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5</text:p>
          </table:table-cell>
          <table:table-cell office:value-type="string">
            <text:p>giv3_COH201_418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6</text:p>
          </table:table-cell>
          <table:table-cell office:value-type="string">
            <text:p>giv3_COH201_4189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37</text:p>
          </table:table-cell>
          <table:table-cell office:value-type="string">
            <text:p>giv3_COH201_418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8</text:p>
          </table:table-cell>
          <table:table-cell office:value-type="string">
            <text:p>giv3_COH201_418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39</text:p>
          </table:table-cell>
          <table:table-cell office:value-type="string">
            <text:p>giv3_COH201_418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0</text:p>
          </table:table-cell>
          <table:table-cell office:value-type="string">
            <text:p>giv3_COH201_418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1</text:p>
          </table:table-cell>
          <table:table-cell office:value-type="string">
            <text:p>giv3_COH201_418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2</text:p>
          </table:table-cell>
          <table:table-cell office:value-type="string">
            <text:p>giv3_COH201_4189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43</text:p>
          </table:table-cell>
          <table:table-cell office:value-type="string">
            <text:p>giv3_COH201_419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4</text:p>
          </table:table-cell>
          <table:table-cell office:value-type="string">
            <text:p>giv3_COH201_419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5</text:p>
          </table:table-cell>
          <table:table-cell office:value-type="string">
            <text:p>giv3_COH201_419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6</text:p>
          </table:table-cell>
          <table:table-cell office:value-type="string">
            <text:p>giv3_COH201_419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7</text:p>
          </table:table-cell>
          <table:table-cell office:value-type="string">
            <text:p>giv3_COH201_419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8</text:p>
          </table:table-cell>
          <table:table-cell office:value-type="string">
            <text:p>giv3_COH201_419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49</text:p>
          </table:table-cell>
          <table:table-cell office:value-type="string">
            <text:p>giv3_COH201_4190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0</text:p>
          </table:table-cell>
          <table:table-cell office:value-type="string">
            <text:p>giv3_COH201_419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1</text:p>
          </table:table-cell>
          <table:table-cell office:value-type="string">
            <text:p>giv3_COH201_419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2</text:p>
          </table:table-cell>
          <table:table-cell office:value-type="string">
            <text:p>giv3_COH201_419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3</text:p>
          </table:table-cell>
          <table:table-cell office:value-type="string">
            <text:p>giv3_COH201_419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4</text:p>
          </table:table-cell>
          <table:table-cell office:value-type="string">
            <text:p>giv3_COH201_419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5</text:p>
          </table:table-cell>
          <table:table-cell office:value-type="string">
            <text:p>giv3_COH201_419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6</text:p>
          </table:table-cell>
          <table:table-cell office:value-type="string">
            <text:p>giv3_COH201_419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7</text:p>
          </table:table-cell>
          <table:table-cell office:value-type="string">
            <text:p>giv3_COH201_419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8</text:p>
          </table:table-cell>
          <table:table-cell office:value-type="string">
            <text:p>giv3_COH201_419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59</text:p>
          </table:table-cell>
          <table:table-cell office:value-type="string">
            <text:p>giv3_COH201_419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0</text:p>
          </table:table-cell>
          <table:table-cell office:value-type="string">
            <text:p>giv3_COH201_419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1</text:p>
          </table:table-cell>
          <table:table-cell office:value-type="string">
            <text:p>giv3_COH201_419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2</text:p>
          </table:table-cell>
          <table:table-cell office:value-type="string">
            <text:p>giv3_COH201_4191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63</text:p>
          </table:table-cell>
          <table:table-cell office:value-type="string">
            <text:p>giv3_COH201_419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4</text:p>
          </table:table-cell>
          <table:table-cell office:value-type="string">
            <text:p>giv3_COH201_4192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65</text:p>
          </table:table-cell>
          <table:table-cell office:value-type="string">
            <text:p>giv3_COH201_419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6</text:p>
          </table:table-cell>
          <table:table-cell office:value-type="string">
            <text:p>giv3_COH201_419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7</text:p>
          </table:table-cell>
          <table:table-cell office:value-type="string">
            <text:p>giv3_COH201_419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8</text:p>
          </table:table-cell>
          <table:table-cell office:value-type="string">
            <text:p>giv3_COH201_419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69</text:p>
          </table:table-cell>
          <table:table-cell office:value-type="string">
            <text:p>giv3_COH201_419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0</text:p>
          </table:table-cell>
          <table:table-cell office:value-type="string">
            <text:p>giv3_COH201_4192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71</text:p>
          </table:table-cell>
          <table:table-cell office:value-type="string">
            <text:p>giv3_COH201_419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2</text:p>
          </table:table-cell>
          <table:table-cell office:value-type="string">
            <text:p>giv3_COH201_419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3</text:p>
          </table:table-cell>
          <table:table-cell office:value-type="string">
            <text:p>giv3_COH201_4193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4</text:p>
          </table:table-cell>
          <table:table-cell office:value-type="string">
            <text:p>giv3_COH201_4193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5</text:p>
          </table:table-cell>
          <table:table-cell office:value-type="string">
            <text:p>giv3_COH201_419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6</text:p>
          </table:table-cell>
          <table:table-cell office:value-type="string">
            <text:p>giv3_COH201_419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7</text:p>
          </table:table-cell>
          <table:table-cell office:value-type="string">
            <text:p>giv3_COH201_419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8</text:p>
          </table:table-cell>
          <table:table-cell office:value-type="string">
            <text:p>giv3_COH201_419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79</text:p>
          </table:table-cell>
          <table:table-cell office:value-type="string">
            <text:p>giv3_COH201_419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80</text:p>
          </table:table-cell>
          <table:table-cell office:value-type="string">
            <text:p>giv3_COH201_419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81</text:p>
          </table:table-cell>
          <table:table-cell office:value-type="string">
            <text:p>giv3_COH201_419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82</text:p>
          </table:table-cell>
          <table:table-cell office:value-type="string">
            <text:p>giv3_COH201_419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83</text:p>
          </table:table-cell>
          <table:table-cell office:value-type="string">
            <text:p>giv3_COH201_4194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84</text:p>
          </table:table-cell>
          <table:table-cell office:value-type="string">
            <text:p>giv3_COH201_419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5285</text:p>
          </table:table-cell>
          <table:table-cell office:value-type="string">
            <text:p>giv3_COH201_4194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5286</text:p>
          </table:table-cell>
          <table:table-cell office:value-type="string">
            <text:p>giv3_COH201_419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44</text:p>
          </table:table-cell>
          <table:table-cell office:value-type="string">
            <text:p>giv3_WBC05_419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45</text:p>
          </table:table-cell>
          <table:table-cell office:value-type="string">
            <text:p>giv3_WBC05_419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46</text:p>
          </table:table-cell>
          <table:table-cell office:value-type="string">
            <text:p>giv3_WBC05_419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47</text:p>
          </table:table-cell>
          <table:table-cell office:value-type="string">
            <text:p>giv3_WBC05_4194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48</text:p>
          </table:table-cell>
          <table:table-cell office:value-type="string">
            <text:p>giv3_WBC05_419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49</text:p>
          </table:table-cell>
          <table:table-cell office:value-type="string">
            <text:p>giv3_WBC05_4194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0</text:p>
          </table:table-cell>
          <table:table-cell office:value-type="string">
            <text:p>giv3_WBC05_4195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1</text:p>
          </table:table-cell>
          <table:table-cell office:value-type="string">
            <text:p>giv3_WBC05_4195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2</text:p>
          </table:table-cell>
          <table:table-cell office:value-type="string">
            <text:p>giv3_WBC05_4195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3</text:p>
          </table:table-cell>
          <table:table-cell office:value-type="string">
            <text:p>giv3_WBC05_4195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4</text:p>
          </table:table-cell>
          <table:table-cell office:value-type="string">
            <text:p>giv3_WBC05_4195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5</text:p>
          </table:table-cell>
          <table:table-cell office:value-type="string">
            <text:p>giv3_WBC05_4195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6</text:p>
          </table:table-cell>
          <table:table-cell office:value-type="string">
            <text:p>giv3_WBC05_4195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7</text:p>
          </table:table-cell>
          <table:table-cell office:value-type="string">
            <text:p>giv3_WBC05_419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6058</text:p>
          </table:table-cell>
          <table:table-cell office:value-type="string">
            <text:p>giv3_WBC05_4195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16059</text:p>
          </table:table-cell>
          <table:table-cell office:value-type="string">
            <text:p>giv3_WBC05_419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17303</text:p>
          </table:table-cell>
          <table:table-cell office:value-type="string">
            <text:p>hadv_HADV08_4202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04</text:p>
          </table:table-cell>
          <table:table-cell office:value-type="string">
            <text:p>hadv_HADV08_4202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05</text:p>
          </table:table-cell>
          <table:table-cell office:value-type="string">
            <text:p>hadv_HADV08_4202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07</text:p>
          </table:table-cell>
          <table:table-cell office:value-type="string">
            <text:p>hadv_HADV08_4202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08</text:p>
          </table:table-cell>
          <table:table-cell office:value-type="string">
            <text:p>hadv_HADV08_4203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09</text:p>
          </table:table-cell>
          <table:table-cell office:value-type="string">
            <text:p>hadv_HADV08_4203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10</text:p>
          </table:table-cell>
          <table:table-cell office:value-type="string">
            <text:p>hadv_HADV08_4203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11</text:p>
          </table:table-cell>
          <table:table-cell office:value-type="string">
            <text:p>hadv_HADV08_4203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13</text:p>
          </table:table-cell>
          <table:table-cell office:value-type="string">
            <text:p>hadv_HADV08_4203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14</text:p>
          </table:table-cell>
          <table:table-cell office:value-type="string">
            <text:p>hadv_HADV08_4203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15</text:p>
          </table:table-cell>
          <table:table-cell office:value-type="string">
            <text:p>hadv_HADV08_4203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316</text:p>
          </table:table-cell>
          <table:table-cell office:value-type="string">
            <text:p>hadv_HADV08_4203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927</text:p>
          </table:table-cell>
          <table:table-cell office:value-type="string">
            <text:p>gcv_KHHKU103_4206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928</text:p>
          </table:table-cell>
          <table:table-cell office:value-type="string">
            <text:p>gcv_KHHKU103_4206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7929</text:p>
          </table:table-cell>
          <table:table-cell office:value-type="string">
            <text:p>gcv_KHHKU103_4206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18086</text:p>
          </table:table-cell>
          <table:table-cell office:value-type="string">
            <text:p>gcv_GWCAN02_42063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87</text:p>
          </table:table-cell>
          <table:table-cell office:value-type="string">
            <text:p>gcv_GWCAN02_42064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88</text:p>
          </table:table-cell>
          <table:table-cell office:value-type="string">
            <text:p>gcv_GWCAN02_42065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89</text:p>
          </table:table-cell>
          <table:table-cell office:value-type="string">
            <text:p>gcv_GWCAN02_42066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0</text:p>
          </table:table-cell>
          <table:table-cell office:value-type="string">
            <text:p>gcv_GWCAN02_42067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1</text:p>
          </table:table-cell>
          <table:table-cell office:value-type="string">
            <text:p>gcv_GWCAN02_42068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2</text:p>
          </table:table-cell>
          <table:table-cell office:value-type="string">
            <text:p>gcv_GWCAN02_42069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3</text:p>
          </table:table-cell>
          <table:table-cell office:value-type="string">
            <text:p>gcv_GWCAN02_42070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6</text:p>
          </table:table-cell>
          <table:table-cell office:value-type="string">
            <text:p>gcv_GWCAN02_42073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7</text:p>
          </table:table-cell>
          <table:table-cell office:value-type="string">
            <text:p>gcv_GWCAN02_42074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8</text:p>
          </table:table-cell>
          <table:table-cell office:value-type="string">
            <text:p>gcv_GWCAN02_42075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099</text:p>
          </table:table-cell>
          <table:table-cell office:value-type="string">
            <text:p>gcv_GWCAN02_42076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18100</text:p>
          </table:table-cell>
          <table:table-cell office:value-type="string">
            <text:p>gcv_GWCAN02_42077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20253</text:p>
          </table:table-cell>
          <table:table-cell office:value-type="string">
            <text:p>rtv_AFR01_42255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54</text:p>
          </table:table-cell>
          <table:table-cell office:value-type="string">
            <text:p>rtv_AFR01_42256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55</text:p>
          </table:table-cell>
          <table:table-cell office:value-type="string">
            <text:p>rtv_AFR01_42257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56</text:p>
          </table:table-cell>
          <table:table-cell office:value-type="string">
            <text:p>rtv_AFR01_42258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57</text:p>
          </table:table-cell>
          <table:table-cell office:value-type="string">
            <text:p>rtv_AFR01_42259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58</text:p>
          </table:table-cell>
          <table:table-cell office:value-type="string">
            <text:p>rtv_AFR01_42260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59</text:p>
          </table:table-cell>
          <table:table-cell office:value-type="string">
            <text:p>rtv_AFR01_42261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0</text:p>
          </table:table-cell>
          <table:table-cell office:value-type="string">
            <text:p>rtv_AFR01_42262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1</text:p>
          </table:table-cell>
          <table:table-cell office:value-type="string">
            <text:p>rtv_AFR01_42263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2</text:p>
          </table:table-cell>
          <table:table-cell office:value-type="string">
            <text:p>rtv_AFR01_42264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3</text:p>
          </table:table-cell>
          <table:table-cell office:value-type="string">
            <text:p>rtv_AFR01_42265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4</text:p>
          </table:table-cell>
          <table:table-cell office:value-type="string">
            <text:p>rtv_AFR01_42266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5</text:p>
          </table:table-cell>
          <table:table-cell office:value-type="string">
            <text:p>rtv_AFR01_42267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6</text:p>
          </table:table-cell>
          <table:table-cell office:value-type="string">
            <text:p>rtv_AFR01_42268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7</text:p>
          </table:table-cell>
          <table:table-cell office:value-type="string">
            <text:p>rtv_AFR01_42269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8</text:p>
          </table:table-cell>
          <table:table-cell office:value-type="string">
            <text:p>rtv_AFR01_42270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69</text:p>
          </table:table-cell>
          <table:table-cell office:value-type="string">
            <text:p>rtv_AFR01_42271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70</text:p>
          </table:table-cell>
          <table:table-cell office:value-type="string">
            <text:p>rtv_AFR01_42272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71</text:p>
          </table:table-cell>
          <table:table-cell office:value-type="string">
            <text:p>rtv_AFR01_42273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72</text:p>
          </table:table-cell>
          <table:table-cell office:value-type="string">
            <text:p>rtv_AFR01_42274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73</text:p>
          </table:table-cell>
          <table:table-cell office:value-type="string">
            <text:p>rtv_AFR01_42275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74</text:p>
          </table:table-cell>
          <table:table-cell office:value-type="string">
            <text:p>rtv_AFR01_42276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275</text:p>
          </table:table-cell>
          <table:table-cell office:value-type="string">
            <text:p>rtv_AFR01_42277</text:p>
          </table:table-cell>
          <table:table-cell office:value-type="string">
            <text:p>Lab Processing</text:p>
          </table:table-cell>
          <table:table-cell office:value-type="string">
            <text:p>Next Gen Sequencing</text:p>
          </table:table-cell>
        </table:table-row>
        <table:table-row table:style-name="ro2">
          <table:table-cell office:value-type="string">
            <text:p>ST-20319</text:p>
          </table:table-cell>
          <table:table-cell office:value-type="string">
            <text:p>giv2_RB01_42309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20340</text:p>
          </table:table-cell>
          <table:table-cell office:value-type="string">
            <text:p>giv2_RB01_42330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20343</text:p>
          </table:table-cell>
          <table:table-cell office:value-type="string">
            <text:p>giv2_RB01_42333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20348</text:p>
          </table:table-cell>
          <table:table-cell office:value-type="string">
            <text:p>giv2_RB01_42338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21270</text:p>
          </table:table-cell>
          <table:table-cell office:value-type="string">
            <text:p>gcv_GWCAN03_42401</text:p>
          </table:table-cell>
          <table:table-cell office:value-type="string">
            <text:p>Received Sample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21276</text:p>
          </table:table-cell>
          <table:table-cell office:value-type="string">
            <text:p>giv_JY201_4235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277</text:p>
          </table:table-cell>
          <table:table-cell office:value-type="string">
            <text:p>giv_JY201_4235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278</text:p>
          </table:table-cell>
          <table:table-cell office:value-type="string">
            <text:p>giv_JY201_4235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283</text:p>
          </table:table-cell>
          <table:table-cell office:value-type="string">
            <text:p>giv_JY201_4235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285</text:p>
          </table:table-cell>
          <table:table-cell office:value-type="string">
            <text:p>giv_JY201_42360</text:p>
          </table:table-cell>
          <table:table-cell office:value-type="string">
            <text:p>Close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286</text:p>
          </table:table-cell>
          <table:table-cell office:value-type="string">
            <text:p>giv_JY201_42361</text:p>
          </table:table-cell>
          <table:table-cell office:value-type="string">
            <text:p>Close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0</text:p>
          </table:table-cell>
          <table:table-cell office:value-type="string">
            <text:p>giv3_WEB201_42403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21461</text:p>
          </table:table-cell>
          <table:table-cell office:value-type="string">
            <text:p>giv3_WEB201_42404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2</text:p>
          </table:table-cell>
          <table:table-cell office:value-type="string">
            <text:p>giv3_WEB201_42405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3</text:p>
          </table:table-cell>
          <table:table-cell office:value-type="string">
            <text:p>giv3_WEB201_4240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4</text:p>
          </table:table-cell>
          <table:table-cell office:value-type="string">
            <text:p>giv3_WEB201_4240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5</text:p>
          </table:table-cell>
          <table:table-cell office:value-type="string">
            <text:p>giv3_WEB201_4240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7</text:p>
          </table:table-cell>
          <table:table-cell office:value-type="string">
            <text:p>giv3_WEB201_4241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8</text:p>
          </table:table-cell>
          <table:table-cell office:value-type="string">
            <text:p>giv3_WEB201_42411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69</text:p>
          </table:table-cell>
          <table:table-cell office:value-type="string">
            <text:p>giv3_WEB201_42412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0</text:p>
          </table:table-cell>
          <table:table-cell office:value-type="string">
            <text:p>giv3_WEB201_42413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1</text:p>
          </table:table-cell>
          <table:table-cell office:value-type="string">
            <text:p>giv3_WEB201_42414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2</text:p>
          </table:table-cell>
          <table:table-cell office:value-type="string">
            <text:p>giv3_WEB201_42415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3</text:p>
          </table:table-cell>
          <table:table-cell office:value-type="string">
            <text:p>giv3_WEB201_4241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4</text:p>
          </table:table-cell>
          <table:table-cell office:value-type="string">
            <text:p>giv3_WEB201_4241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5</text:p>
          </table:table-cell>
          <table:table-cell office:value-type="string">
            <text:p>giv3_WEB201_4241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77</text:p>
          </table:table-cell>
          <table:table-cell office:value-type="string">
            <text:p>giv3_WEB201_4242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0</text:p>
          </table:table-cell>
          <table:table-cell office:value-type="string">
            <text:p>giv3_WEB201_42423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1</text:p>
          </table:table-cell>
          <table:table-cell office:value-type="string">
            <text:p>giv3_WEB201_42424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2</text:p>
          </table:table-cell>
          <table:table-cell office:value-type="string">
            <text:p>giv3_WEB201_42425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3</text:p>
          </table:table-cell>
          <table:table-cell office:value-type="string">
            <text:p>giv3_WEB201_4242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5</text:p>
          </table:table-cell>
          <table:table-cell office:value-type="string">
            <text:p>giv3_WEB201_4242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6</text:p>
          </table:table-cell>
          <table:table-cell office:value-type="string">
            <text:p>giv3_WEB201_42429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7</text:p>
          </table:table-cell>
          <table:table-cell office:value-type="string">
            <text:p>giv3_WEB201_4243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8</text:p>
          </table:table-cell>
          <table:table-cell office:value-type="string">
            <text:p>giv3_WEB201_42431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89</text:p>
          </table:table-cell>
          <table:table-cell office:value-type="string">
            <text:p>giv3_WEB201_42432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93</text:p>
          </table:table-cell>
          <table:table-cell office:value-type="string">
            <text:p>giv3_WEB201_4243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95</text:p>
          </table:table-cell>
          <table:table-cell office:value-type="string">
            <text:p>giv3_WEB201_4243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497</text:p>
          </table:table-cell>
          <table:table-cell office:value-type="string">
            <text:p>giv3_WEB201_4244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637</text:p>
          </table:table-cell>
          <table:table-cell office:value-type="string">
            <text:p>gcv_SWGSC02_4244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638</text:p>
          </table:table-cell>
          <table:table-cell office:value-type="string">
            <text:p>gcv_SWGSC02_4244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639</text:p>
          </table:table-cell>
          <table:table-cell office:value-type="string">
            <text:p>gcv_SWGSC02_4244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1640</text:p>
          </table:table-cell>
          <table:table-cell office:value-type="string">
            <text:p>gcv_SWGSC02_4244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139</text:p>
          </table:table-cell>
          <table:table-cell office:value-type="string">
            <text:p>piv_SD01_42586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22141</text:p>
          </table:table-cell>
          <table:table-cell office:value-type="string">
            <text:p>piv_SD01_42588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22144</text:p>
          </table:table-cell>
          <table:table-cell office:value-type="string">
            <text:p>piv_SD01_42591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22149</text:p>
          </table:table-cell>
          <table:table-cell office:value-type="string">
            <text:p>piv_SD01_42596</text:p>
          </table:table-cell>
          <table:table-cell office:value-type="string">
            <text:p>Lab Processing</text:p>
          </table:table-cell>
          <table:table-cell office:value-type="string">
            <text:p>Sequencing</text:p>
          </table:table-cell>
        </table:table-row>
        <table:table-row table:style-name="ro2">
          <table:table-cell office:value-type="string">
            <text:p>ST-22897</text:p>
          </table:table-cell>
          <table:table-cell office:value-type="string">
            <text:p>hadv_HADV09_4281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898</text:p>
          </table:table-cell>
          <table:table-cell office:value-type="string">
            <text:p>hadv_HADV09_4281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899</text:p>
          </table:table-cell>
          <table:table-cell office:value-type="string">
            <text:p>hadv_HADV09_4281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0</text:p>
          </table:table-cell>
          <table:table-cell office:value-type="string">
            <text:p>hadv_HADV10_42819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1</text:p>
          </table:table-cell>
          <table:table-cell office:value-type="string">
            <text:p>hadv_HADV10_4282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2</text:p>
          </table:table-cell>
          <table:table-cell office:value-type="string">
            <text:p>hadv_HADV10_42821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3</text:p>
          </table:table-cell>
          <table:table-cell office:value-type="string">
            <text:p>hadv_HADV10_42822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4</text:p>
          </table:table-cell>
          <table:table-cell office:value-type="string">
            <text:p>hadv_HADV10_42823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5</text:p>
          </table:table-cell>
          <table:table-cell office:value-type="string">
            <text:p>hadv_HADV10_42824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6</text:p>
          </table:table-cell>
          <table:table-cell office:value-type="string">
            <text:p>hadv_HADV10_42825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7</text:p>
          </table:table-cell>
          <table:table-cell office:value-type="string">
            <text:p>hadv_HADV10_4282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8</text:p>
          </table:table-cell>
          <table:table-cell office:value-type="string">
            <text:p>hadv_HADV10_4282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09</text:p>
          </table:table-cell>
          <table:table-cell office:value-type="string">
            <text:p>hadv_HADV10_4282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0</text:p>
          </table:table-cell>
          <table:table-cell office:value-type="string">
            <text:p>hadv_HADV10_42829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1</text:p>
          </table:table-cell>
          <table:table-cell office:value-type="string">
            <text:p>hadv_HADV10_4283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2</text:p>
          </table:table-cell>
          <table:table-cell office:value-type="string">
            <text:p>hadv_HADV10_42831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3</text:p>
          </table:table-cell>
          <table:table-cell office:value-type="string">
            <text:p>hadv_HADV10_42832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4</text:p>
          </table:table-cell>
          <table:table-cell office:value-type="string">
            <text:p>hadv_HADV10_42833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5</text:p>
          </table:table-cell>
          <table:table-cell office:value-type="string">
            <text:p>hadv_HADV10_42834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6</text:p>
          </table:table-cell>
          <table:table-cell office:value-type="string">
            <text:p>hadv_HADV10_42835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7</text:p>
          </table:table-cell>
          <table:table-cell office:value-type="string">
            <text:p>hadv_HADV10_4283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8</text:p>
          </table:table-cell>
          <table:table-cell office:value-type="string">
            <text:p>hadv_HADV10_4283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19</text:p>
          </table:table-cell>
          <table:table-cell office:value-type="string">
            <text:p>hadv_HADV10_4283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0</text:p>
          </table:table-cell>
          <table:table-cell office:value-type="string">
            <text:p>hadv_HADV10_42839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1</text:p>
          </table:table-cell>
          <table:table-cell office:value-type="string">
            <text:p>hadv_HADV10_4284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2</text:p>
          </table:table-cell>
          <table:table-cell office:value-type="string">
            <text:p>hadv_HADV10_42841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3</text:p>
          </table:table-cell>
          <table:table-cell office:value-type="string">
            <text:p>hadv_HADV10_42842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4</text:p>
          </table:table-cell>
          <table:table-cell office:value-type="string">
            <text:p>hadv_HADV10_42843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5</text:p>
          </table:table-cell>
          <table:table-cell office:value-type="string">
            <text:p>hadv_HADV10_42844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6</text:p>
          </table:table-cell>
          <table:table-cell office:value-type="string">
            <text:p>hadv_HADV10_42845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7</text:p>
          </table:table-cell>
          <table:table-cell office:value-type="string">
            <text:p>hadv_HADV10_42846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8</text:p>
          </table:table-cell>
          <table:table-cell office:value-type="string">
            <text:p>hadv_HADV10_42847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29</text:p>
          </table:table-cell>
          <table:table-cell office:value-type="string">
            <text:p>hadv_HADV10_42848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30</text:p>
          </table:table-cell>
          <table:table-cell office:value-type="string">
            <text:p>hadv_HADV10_42849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2931</text:p>
          </table:table-cell>
          <table:table-cell office:value-type="string">
            <text:p>hadv_HADV10_42850</text:p>
          </table:table-cell>
          <table:table-cell office:value-type="string">
            <text:p>Received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48</text:p>
          </table:table-cell>
          <table:table-cell office:value-type="string">
            <text:p>giv2_RB02_4285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49</text:p>
          </table:table-cell>
          <table:table-cell office:value-type="string">
            <text:p>giv2_RB02_4285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0</text:p>
          </table:table-cell>
          <table:table-cell office:value-type="string">
            <text:p>giv2_RB02_4285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1</text:p>
          </table:table-cell>
          <table:table-cell office:value-type="string">
            <text:p>giv2_RB02_4285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2</text:p>
          </table:table-cell>
          <table:table-cell office:value-type="string">
            <text:p>giv2_RB02_4285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3</text:p>
          </table:table-cell>
          <table:table-cell office:value-type="string">
            <text:p>giv2_RB02_4285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4</text:p>
          </table:table-cell>
          <table:table-cell office:value-type="string">
            <text:p>giv2_RB02_4285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5</text:p>
          </table:table-cell>
          <table:table-cell office:value-type="string">
            <text:p>giv2_RB02_4285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6</text:p>
          </table:table-cell>
          <table:table-cell office:value-type="string">
            <text:p>giv2_RB02_4286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7</text:p>
          </table:table-cell>
          <table:table-cell office:value-type="string">
            <text:p>giv2_RB02_4286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8</text:p>
          </table:table-cell>
          <table:table-cell office:value-type="string">
            <text:p>giv2_RB02_4286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59</text:p>
          </table:table-cell>
          <table:table-cell office:value-type="string">
            <text:p>giv2_RB02_4286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0</text:p>
          </table:table-cell>
          <table:table-cell office:value-type="string">
            <text:p>giv2_RB02_4286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1</text:p>
          </table:table-cell>
          <table:table-cell office:value-type="string">
            <text:p>giv2_RB02_4286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2</text:p>
          </table:table-cell>
          <table:table-cell office:value-type="string">
            <text:p>giv2_RB02_4286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3</text:p>
          </table:table-cell>
          <table:table-cell office:value-type="string">
            <text:p>giv2_RB02_4286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4</text:p>
          </table:table-cell>
          <table:table-cell office:value-type="string">
            <text:p>giv2_RB02_4286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5</text:p>
          </table:table-cell>
          <table:table-cell office:value-type="string">
            <text:p>giv2_RB02_4286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6</text:p>
          </table:table-cell>
          <table:table-cell office:value-type="string">
            <text:p>giv2_RB02_4287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7</text:p>
          </table:table-cell>
          <table:table-cell office:value-type="string">
            <text:p>giv2_RB02_4287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8</text:p>
          </table:table-cell>
          <table:table-cell office:value-type="string">
            <text:p>giv2_RB02_4287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69</text:p>
          </table:table-cell>
          <table:table-cell office:value-type="string">
            <text:p>giv2_RB02_4287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0</text:p>
          </table:table-cell>
          <table:table-cell office:value-type="string">
            <text:p>giv2_RB02_4287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1</text:p>
          </table:table-cell>
          <table:table-cell office:value-type="string">
            <text:p>giv2_RB02_4287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2</text:p>
          </table:table-cell>
          <table:table-cell office:value-type="string">
            <text:p>giv2_RB02_4287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3</text:p>
          </table:table-cell>
          <table:table-cell office:value-type="string">
            <text:p>giv2_RB02_4287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4</text:p>
          </table:table-cell>
          <table:table-cell office:value-type="string">
            <text:p>giv2_RB02_4287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5</text:p>
          </table:table-cell>
          <table:table-cell office:value-type="string">
            <text:p>giv2_RB02_4287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6</text:p>
          </table:table-cell>
          <table:table-cell office:value-type="string">
            <text:p>giv2_RB02_4288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7</text:p>
          </table:table-cell>
          <table:table-cell office:value-type="string">
            <text:p>giv2_RB02_4288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8</text:p>
          </table:table-cell>
          <table:table-cell office:value-type="string">
            <text:p>giv2_RB02_4288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79</text:p>
          </table:table-cell>
          <table:table-cell office:value-type="string">
            <text:p>giv2_RB02_4288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0</text:p>
          </table:table-cell>
          <table:table-cell office:value-type="string">
            <text:p>giv2_RB02_4288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1</text:p>
          </table:table-cell>
          <table:table-cell office:value-type="string">
            <text:p>giv2_RB02_4288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2</text:p>
          </table:table-cell>
          <table:table-cell office:value-type="string">
            <text:p>giv2_RB02_4288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3</text:p>
          </table:table-cell>
          <table:table-cell office:value-type="string">
            <text:p>giv2_RB02_4288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4</text:p>
          </table:table-cell>
          <table:table-cell office:value-type="string">
            <text:p>giv2_RB02_4288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5</text:p>
          </table:table-cell>
          <table:table-cell office:value-type="string">
            <text:p>giv2_RB02_4288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6</text:p>
          </table:table-cell>
          <table:table-cell office:value-type="string">
            <text:p>giv2_RB02_4289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7</text:p>
          </table:table-cell>
          <table:table-cell office:value-type="string">
            <text:p>giv2_RB02_4289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8</text:p>
          </table:table-cell>
          <table:table-cell office:value-type="string">
            <text:p>giv2_RB02_4289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89</text:p>
          </table:table-cell>
          <table:table-cell office:value-type="string">
            <text:p>giv2_RB02_4289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0</text:p>
          </table:table-cell>
          <table:table-cell office:value-type="string">
            <text:p>giv2_RB02_4289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1</text:p>
          </table:table-cell>
          <table:table-cell office:value-type="string">
            <text:p>giv2_RB02_4289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2</text:p>
          </table:table-cell>
          <table:table-cell office:value-type="string">
            <text:p>giv2_RB02_4289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3</text:p>
          </table:table-cell>
          <table:table-cell office:value-type="string">
            <text:p>giv2_RB02_4289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4</text:p>
          </table:table-cell>
          <table:table-cell office:value-type="string">
            <text:p>giv2_RB02_4289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5</text:p>
          </table:table-cell>
          <table:table-cell office:value-type="string">
            <text:p>giv2_RB02_4289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6</text:p>
          </table:table-cell>
          <table:table-cell office:value-type="string">
            <text:p>giv2_RB02_4290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7</text:p>
          </table:table-cell>
          <table:table-cell office:value-type="string">
            <text:p>giv2_RB02_4290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8</text:p>
          </table:table-cell>
          <table:table-cell office:value-type="string">
            <text:p>giv2_RB02_4290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299</text:p>
          </table:table-cell>
          <table:table-cell office:value-type="string">
            <text:p>giv2_RB02_4290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0</text:p>
          </table:table-cell>
          <table:table-cell office:value-type="string">
            <text:p>giv2_RB02_4290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1</text:p>
          </table:table-cell>
          <table:table-cell office:value-type="string">
            <text:p>giv2_RB02_4290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2</text:p>
          </table:table-cell>
          <table:table-cell office:value-type="string">
            <text:p>giv2_RB02_4290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3</text:p>
          </table:table-cell>
          <table:table-cell office:value-type="string">
            <text:p>giv2_RB02_4290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4</text:p>
          </table:table-cell>
          <table:table-cell office:value-type="string">
            <text:p>giv2_RB02_4290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5</text:p>
          </table:table-cell>
          <table:table-cell office:value-type="string">
            <text:p>giv2_RB02_4290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6</text:p>
          </table:table-cell>
          <table:table-cell office:value-type="string">
            <text:p>giv2_RB02_4291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7</text:p>
          </table:table-cell>
          <table:table-cell office:value-type="string">
            <text:p>giv2_RB02_4291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8</text:p>
          </table:table-cell>
          <table:table-cell office:value-type="string">
            <text:p>giv2_RB02_4291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09</text:p>
          </table:table-cell>
          <table:table-cell office:value-type="string">
            <text:p>giv2_RB02_4291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10</text:p>
          </table:table-cell>
          <table:table-cell office:value-type="string">
            <text:p>giv2_RB02_4291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11</text:p>
          </table:table-cell>
          <table:table-cell office:value-type="string">
            <text:p>giv2_RB02_4291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12</text:p>
          </table:table-cell>
          <table:table-cell office:value-type="string">
            <text:p>giv2_RB02_4291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13</text:p>
          </table:table-cell>
          <table:table-cell office:value-type="string">
            <text:p>giv2_RB02_4291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14</text:p>
          </table:table-cell>
          <table:table-cell office:value-type="string">
            <text:p>giv2_RB02_4291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23315</text:p>
          </table:table-cell>
          <table:table-cell office:value-type="string">
            <text:p>giv2_RB02_4291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08</text:p>
          </table:table-cell>
          <table:table-cell office:value-type="string">
            <text:p>gcv_JW229E01_3874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09</text:p>
          </table:table-cell>
          <table:table-cell office:value-type="string">
            <text:p>gcv_JW229E01_3874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0</text:p>
          </table:table-cell>
          <table:table-cell office:value-type="string">
            <text:p>gcv_JW229E01_3874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1</text:p>
          </table:table-cell>
          <table:table-cell office:value-type="string">
            <text:p>gcv_JW229E01_3874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2</text:p>
          </table:table-cell>
          <table:table-cell office:value-type="string">
            <text:p>gcv_JW229E01_3874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3</text:p>
          </table:table-cell>
          <table:table-cell office:value-type="string">
            <text:p>gcv_JWOC4301_3875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4</text:p>
          </table:table-cell>
          <table:table-cell office:value-type="string">
            <text:p>gcv_JWOC4301_3876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5</text:p>
          </table:table-cell>
          <table:table-cell office:value-type="string">
            <text:p>gcv_JWOC4301_3876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6</text:p>
          </table:table-cell>
          <table:table-cell office:value-type="string">
            <text:p>gcv_JWOC4301_3876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8</text:p>
          </table:table-cell>
          <table:table-cell office:value-type="string">
            <text:p>gcv_JWOC4301_3876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19</text:p>
          </table:table-cell>
          <table:table-cell office:value-type="string">
            <text:p>gcv_JWOC4301_3876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0</text:p>
          </table:table-cell>
          <table:table-cell office:value-type="string">
            <text:p>gcv_JWOC4301_3876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2</text:p>
          </table:table-cell>
          <table:table-cell office:value-type="string">
            <text:p>gcv_JWOC4301_3876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3</text:p>
          </table:table-cell>
          <table:table-cell office:value-type="string">
            <text:p>gcv_JWOC4301_3876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4</text:p>
          </table:table-cell>
          <table:table-cell office:value-type="string">
            <text:p>gcv_JWOC4301_3877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5</text:p>
          </table:table-cell>
          <table:table-cell office:value-type="string">
            <text:p>gcv_JWOC4301_3877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6</text:p>
          </table:table-cell>
          <table:table-cell office:value-type="string">
            <text:p>gcv_JWOC4301_3877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7</text:p>
          </table:table-cell>
          <table:table-cell office:value-type="string">
            <text:p>gcv_JWOC4301_3877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8</text:p>
          </table:table-cell>
          <table:table-cell office:value-type="string">
            <text:p>gcv_JWOC4301_3877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29</text:p>
          </table:table-cell>
          <table:table-cell office:value-type="string">
            <text:p>gcv_JWOC4301_3877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0</text:p>
          </table:table-cell>
          <table:table-cell office:value-type="string">
            <text:p>gcv_JWOC4301_3877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1</text:p>
          </table:table-cell>
          <table:table-cell office:value-type="string">
            <text:p>gcv_JWOC4301_3877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2</text:p>
          </table:table-cell>
          <table:table-cell office:value-type="string">
            <text:p>gcv_JWOC4301_3877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3</text:p>
          </table:table-cell>
          <table:table-cell office:value-type="string">
            <text:p>gcv_JWOC4301_3877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4</text:p>
          </table:table-cell>
          <table:table-cell office:value-type="string">
            <text:p>gcv_JWOC4301_3878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5</text:p>
          </table:table-cell>
          <table:table-cell office:value-type="string">
            <text:p>gcv_JWOC4301_3878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6</text:p>
          </table:table-cell>
          <table:table-cell office:value-type="string">
            <text:p>gcv_JWOC4301_3878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7</text:p>
          </table:table-cell>
          <table:table-cell office:value-type="string">
            <text:p>gcv_JWOC4301_3878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39</text:p>
          </table:table-cell>
          <table:table-cell office:value-type="string">
            <text:p>gcv_JWOC4301_3878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1</text:p>
          </table:table-cell>
          <table:table-cell office:value-type="string">
            <text:p>gcv_JWOC4301_3878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2</text:p>
          </table:table-cell>
          <table:table-cell office:value-type="string">
            <text:p>gcv_JWOC4301_3878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3</text:p>
          </table:table-cell>
          <table:table-cell office:value-type="string">
            <text:p>gcv_JWOC4301_3878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4</text:p>
          </table:table-cell>
          <table:table-cell office:value-type="string">
            <text:p>gcv_JWOC4301_3879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5</text:p>
          </table:table-cell>
          <table:table-cell office:value-type="string">
            <text:p>gcv_JWOC4301_3879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6</text:p>
          </table:table-cell>
          <table:table-cell office:value-type="string">
            <text:p>gcv_JWOC4301_3879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7</text:p>
          </table:table-cell>
          <table:table-cell office:value-type="string">
            <text:p>gcv_JWOC4301_3879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48</text:p>
          </table:table-cell>
          <table:table-cell office:value-type="string">
            <text:p>gcv_JWOC4301_3879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0</text:p>
          </table:table-cell>
          <table:table-cell office:value-type="string">
            <text:p>gcv_JWOC4301_3879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1</text:p>
          </table:table-cell>
          <table:table-cell office:value-type="string">
            <text:p>gcv_JWOC4301_3879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2</text:p>
          </table:table-cell>
          <table:table-cell office:value-type="string">
            <text:p>gcv_JWOC4301_3879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3</text:p>
          </table:table-cell>
          <table:table-cell office:value-type="string">
            <text:p>gcv_JWOC4301_3879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4</text:p>
          </table:table-cell>
          <table:table-cell office:value-type="string">
            <text:p>gcv_JWOC4301_3880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5</text:p>
          </table:table-cell>
          <table:table-cell office:value-type="string">
            <text:p>gcv_JWOC4301_3880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6</text:p>
          </table:table-cell>
          <table:table-cell office:value-type="string">
            <text:p>gcv_JWOC4301_3880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7</text:p>
          </table:table-cell>
          <table:table-cell office:value-type="string">
            <text:p>gcv_JWOC4301_3880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8</text:p>
          </table:table-cell>
          <table:table-cell office:value-type="string">
            <text:p>gcv_JWOC4301_3880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59</text:p>
          </table:table-cell>
          <table:table-cell office:value-type="string">
            <text:p>gcv_JWNL6301_3874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0</text:p>
          </table:table-cell>
          <table:table-cell office:value-type="string">
            <text:p>gcv_JWNL6301_3874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1</text:p>
          </table:table-cell>
          <table:table-cell office:value-type="string">
            <text:p>gcv_JWNL6301_3874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2</text:p>
          </table:table-cell>
          <table:table-cell office:value-type="string">
            <text:p>gcv_JWNL6301_3875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3</text:p>
          </table:table-cell>
          <table:table-cell office:value-type="string">
            <text:p>gcv_JWNL6301_3875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4</text:p>
          </table:table-cell>
          <table:table-cell office:value-type="string">
            <text:p>gcv_JWNL6301_3875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5</text:p>
          </table:table-cell>
          <table:table-cell office:value-type="string">
            <text:p>gcv_JWNL6301_38753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6</text:p>
          </table:table-cell>
          <table:table-cell office:value-type="string">
            <text:p>gcv_JWNL6301_38754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7</text:p>
          </table:table-cell>
          <table:table-cell office:value-type="string">
            <text:p>gcv_JWNL6301_3875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8</text:p>
          </table:table-cell>
          <table:table-cell office:value-type="string">
            <text:p>gcv_JWNL6301_3875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4769</text:p>
          </table:table-cell>
          <table:table-cell office:value-type="string">
            <text:p>gcv_JWNL6301_38757</text:p>
          </table:table-cell>
          <table:table-cell office:value-type="string">
            <text:p>Lab Processing</text:p>
          </table:table-cell>
          <table:table-cell office:value-type="string">
            <text:p>RT-PCR</text:p>
          </table:table-cell>
        </table:table-row>
        <table:table-row table:style-name="ro2">
          <table:table-cell office:value-type="string">
            <text:p>ST-4770</text:p>
          </table:table-cell>
          <table:table-cell office:value-type="string">
            <text:p>gcv_JWNL6301_3875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285</text:p>
          </table:table-cell>
          <table:table-cell office:value-type="string">
            <text:p>giv3_AK201_395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86</text:p>
          </table:table-cell>
          <table:table-cell office:value-type="string">
            <text:p>giv3_AK201_395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87</text:p>
          </table:table-cell>
          <table:table-cell office:value-type="string">
            <text:p>giv3_AK201_395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89</text:p>
          </table:table-cell>
          <table:table-cell office:value-type="string">
            <text:p>giv3_AK201_395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0</text:p>
          </table:table-cell>
          <table:table-cell office:value-type="string">
            <text:p>giv3_AK201_395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1</text:p>
          </table:table-cell>
          <table:table-cell office:value-type="string">
            <text:p>giv3_AK201_395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2</text:p>
          </table:table-cell>
          <table:table-cell office:value-type="string">
            <text:p>giv3_AK201_395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3</text:p>
          </table:table-cell>
          <table:table-cell office:value-type="string">
            <text:p>giv3_AK201_395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4</text:p>
          </table:table-cell>
          <table:table-cell office:value-type="string">
            <text:p>giv3_AK201_395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5</text:p>
          </table:table-cell>
          <table:table-cell office:value-type="string">
            <text:p>giv3_AK201_395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6</text:p>
          </table:table-cell>
          <table:table-cell office:value-type="string">
            <text:p>giv3_AK201_3959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8</text:p>
          </table:table-cell>
          <table:table-cell office:value-type="string">
            <text:p>giv3_AK201_396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299</text:p>
          </table:table-cell>
          <table:table-cell office:value-type="string">
            <text:p>giv3_AK201_396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0</text:p>
          </table:table-cell>
          <table:table-cell office:value-type="string">
            <text:p>giv3_AK201_396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1</text:p>
          </table:table-cell>
          <table:table-cell office:value-type="string">
            <text:p>giv3_AK201_396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2</text:p>
          </table:table-cell>
          <table:table-cell office:value-type="string">
            <text:p>giv3_AK201_396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3</text:p>
          </table:table-cell>
          <table:table-cell office:value-type="string">
            <text:p>giv3_AK201_3960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4</text:p>
          </table:table-cell>
          <table:table-cell office:value-type="string">
            <text:p>giv3_AK201_396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5</text:p>
          </table:table-cell>
          <table:table-cell office:value-type="string">
            <text:p>giv3_AK201_396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6</text:p>
          </table:table-cell>
          <table:table-cell office:value-type="string">
            <text:p>giv3_AK201_396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7</text:p>
          </table:table-cell>
          <table:table-cell office:value-type="string">
            <text:p>giv3_AK201_396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8</text:p>
          </table:table-cell>
          <table:table-cell office:value-type="string">
            <text:p>giv3_AK201_396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09</text:p>
          </table:table-cell>
          <table:table-cell office:value-type="string">
            <text:p>giv3_AK201_396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0</text:p>
          </table:table-cell>
          <table:table-cell office:value-type="string">
            <text:p>giv3_AK201_396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1</text:p>
          </table:table-cell>
          <table:table-cell office:value-type="string">
            <text:p>giv3_AK201_396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2</text:p>
          </table:table-cell>
          <table:table-cell office:value-type="string">
            <text:p>giv3_AK201_396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3</text:p>
          </table:table-cell>
          <table:table-cell office:value-type="string">
            <text:p>giv3_AK201_396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4</text:p>
          </table:table-cell>
          <table:table-cell office:value-type="string">
            <text:p>giv3_AK201_396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5</text:p>
          </table:table-cell>
          <table:table-cell office:value-type="string">
            <text:p>giv3_AK201_396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6</text:p>
          </table:table-cell>
          <table:table-cell office:value-type="string">
            <text:p>giv3_AK201_396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7</text:p>
          </table:table-cell>
          <table:table-cell office:value-type="string">
            <text:p>giv3_AK201_396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18</text:p>
          </table:table-cell>
          <table:table-cell office:value-type="string">
            <text:p>giv3_AK201_3962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19</text:p>
          </table:table-cell>
          <table:table-cell office:value-type="string">
            <text:p>giv3_AK201_396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0</text:p>
          </table:table-cell>
          <table:table-cell office:value-type="string">
            <text:p>giv3_AK201_396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1</text:p>
          </table:table-cell>
          <table:table-cell office:value-type="string">
            <text:p>giv3_AK201_396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2</text:p>
          </table:table-cell>
          <table:table-cell office:value-type="string">
            <text:p>giv3_AK201_3962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23</text:p>
          </table:table-cell>
          <table:table-cell office:value-type="string">
            <text:p>giv3_AK201_3962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24</text:p>
          </table:table-cell>
          <table:table-cell office:value-type="string">
            <text:p>giv3_AK201_3962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5</text:p>
          </table:table-cell>
          <table:table-cell office:value-type="string">
            <text:p>giv3_AK201_396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6</text:p>
          </table:table-cell>
          <table:table-cell office:value-type="string">
            <text:p>giv3_AK201_396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7</text:p>
          </table:table-cell>
          <table:table-cell office:value-type="string">
            <text:p>giv3_AK201_3963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8</text:p>
          </table:table-cell>
          <table:table-cell office:value-type="string">
            <text:p>giv3_AK201_3963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29</text:p>
          </table:table-cell>
          <table:table-cell office:value-type="string">
            <text:p>giv3_AK201_396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0</text:p>
          </table:table-cell>
          <table:table-cell office:value-type="string">
            <text:p>giv3_AK201_396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1</text:p>
          </table:table-cell>
          <table:table-cell office:value-type="string">
            <text:p>giv3_AK201_396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2</text:p>
          </table:table-cell>
          <table:table-cell office:value-type="string">
            <text:p>giv3_AK201_396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3</text:p>
          </table:table-cell>
          <table:table-cell office:value-type="string">
            <text:p>giv3_AK201_396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4</text:p>
          </table:table-cell>
          <table:table-cell office:value-type="string">
            <text:p>giv3_AK201_396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5</text:p>
          </table:table-cell>
          <table:table-cell office:value-type="string">
            <text:p>giv3_AK201_396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6</text:p>
          </table:table-cell>
          <table:table-cell office:value-type="string">
            <text:p>giv3_AK201_396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7</text:p>
          </table:table-cell>
          <table:table-cell office:value-type="string">
            <text:p>giv3_AK201_396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8</text:p>
          </table:table-cell>
          <table:table-cell office:value-type="string">
            <text:p>giv3_AK201_396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39</text:p>
          </table:table-cell>
          <table:table-cell office:value-type="string">
            <text:p>giv3_AK201_396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40</text:p>
          </table:table-cell>
          <table:table-cell office:value-type="string">
            <text:p>giv3_AK201_396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41</text:p>
          </table:table-cell>
          <table:table-cell office:value-type="string">
            <text:p>giv3_AK201_396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42</text:p>
          </table:table-cell>
          <table:table-cell office:value-type="string">
            <text:p>giv3_AK201_396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43</text:p>
          </table:table-cell>
          <table:table-cell office:value-type="string">
            <text:p>giv3_AK201_396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44</text:p>
          </table:table-cell>
          <table:table-cell office:value-type="string">
            <text:p>giv3_AK201_3964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45</text:p>
          </table:table-cell>
          <table:table-cell office:value-type="string">
            <text:p>giv3_AK201_396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46</text:p>
          </table:table-cell>
          <table:table-cell office:value-type="string">
            <text:p>giv3_AK201_3964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47</text:p>
          </table:table-cell>
          <table:table-cell office:value-type="string">
            <text:p>giv3_AK201_3965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48</text:p>
          </table:table-cell>
          <table:table-cell office:value-type="string">
            <text:p>giv3_AK201_3965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49</text:p>
          </table:table-cell>
          <table:table-cell office:value-type="string">
            <text:p>giv3_AK201_3965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50</text:p>
          </table:table-cell>
          <table:table-cell office:value-type="string">
            <text:p>giv3_AK201_3965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1</text:p>
          </table:table-cell>
          <table:table-cell office:value-type="string">
            <text:p>giv3_AK201_3965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2</text:p>
          </table:table-cell>
          <table:table-cell office:value-type="string">
            <text:p>giv3_AK201_3965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53</text:p>
          </table:table-cell>
          <table:table-cell office:value-type="string">
            <text:p>giv3_AK201_3965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4</text:p>
          </table:table-cell>
          <table:table-cell office:value-type="string">
            <text:p>giv3_AK201_396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5</text:p>
          </table:table-cell>
          <table:table-cell office:value-type="string">
            <text:p>giv3_AK201_3965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56</text:p>
          </table:table-cell>
          <table:table-cell office:value-type="string">
            <text:p>giv3_AK201_396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7</text:p>
          </table:table-cell>
          <table:table-cell office:value-type="string">
            <text:p>giv3_AK201_396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8</text:p>
          </table:table-cell>
          <table:table-cell office:value-type="string">
            <text:p>giv3_AK201_396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59</text:p>
          </table:table-cell>
          <table:table-cell office:value-type="string">
            <text:p>giv3_AK201_396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0</text:p>
          </table:table-cell>
          <table:table-cell office:value-type="string">
            <text:p>giv3_AK201_396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1</text:p>
          </table:table-cell>
          <table:table-cell office:value-type="string">
            <text:p>giv3_AK201_396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2</text:p>
          </table:table-cell>
          <table:table-cell office:value-type="string">
            <text:p>giv3_AK201_396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3</text:p>
          </table:table-cell>
          <table:table-cell office:value-type="string">
            <text:p>giv3_AK201_396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4</text:p>
          </table:table-cell>
          <table:table-cell office:value-type="string">
            <text:p>giv3_AK201_396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5</text:p>
          </table:table-cell>
          <table:table-cell office:value-type="string">
            <text:p>giv3_AK201_3966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66</text:p>
          </table:table-cell>
          <table:table-cell office:value-type="string">
            <text:p>giv3_AK201_3966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67</text:p>
          </table:table-cell>
          <table:table-cell office:value-type="string">
            <text:p>giv3_AK201_396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8</text:p>
          </table:table-cell>
          <table:table-cell office:value-type="string">
            <text:p>giv3_AK201_396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69</text:p>
          </table:table-cell>
          <table:table-cell office:value-type="string">
            <text:p>giv3_AK201_396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0</text:p>
          </table:table-cell>
          <table:table-cell office:value-type="string">
            <text:p>giv3_AK201_396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1</text:p>
          </table:table-cell>
          <table:table-cell office:value-type="string">
            <text:p>giv3_AK201_3967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2</text:p>
          </table:table-cell>
          <table:table-cell office:value-type="string">
            <text:p>giv3_AK201_3967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3</text:p>
          </table:table-cell>
          <table:table-cell office:value-type="string">
            <text:p>giv3_AK201_3967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74</text:p>
          </table:table-cell>
          <table:table-cell office:value-type="string">
            <text:p>giv3_AK201_396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5</text:p>
          </table:table-cell>
          <table:table-cell office:value-type="string">
            <text:p>giv3_AK201_396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6</text:p>
          </table:table-cell>
          <table:table-cell office:value-type="string">
            <text:p>giv3_AK201_396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7</text:p>
          </table:table-cell>
          <table:table-cell office:value-type="string">
            <text:p>giv3_AK201_396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8</text:p>
          </table:table-cell>
          <table:table-cell office:value-type="string">
            <text:p>giv3_AK201_396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79</text:p>
          </table:table-cell>
          <table:table-cell office:value-type="string">
            <text:p>giv3_AK201_3968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0</text:p>
          </table:table-cell>
          <table:table-cell office:value-type="string">
            <text:p>giv3_AK201_396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1</text:p>
          </table:table-cell>
          <table:table-cell office:value-type="string">
            <text:p>giv3_AK201_396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2</text:p>
          </table:table-cell>
          <table:table-cell office:value-type="string">
            <text:p>giv3_AK201_396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3</text:p>
          </table:table-cell>
          <table:table-cell office:value-type="string">
            <text:p>giv3_AK201_3968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4</text:p>
          </table:table-cell>
          <table:table-cell office:value-type="string">
            <text:p>giv3_AK201_39687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385</text:p>
          </table:table-cell>
          <table:table-cell office:value-type="string">
            <text:p>giv3_AK201_396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6</text:p>
          </table:table-cell>
          <table:table-cell office:value-type="string">
            <text:p>giv3_AK201_396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7</text:p>
          </table:table-cell>
          <table:table-cell office:value-type="string">
            <text:p>giv3_AK201_396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8</text:p>
          </table:table-cell>
          <table:table-cell office:value-type="string">
            <text:p>giv3_AK201_396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89</text:p>
          </table:table-cell>
          <table:table-cell office:value-type="string">
            <text:p>giv3_AK201_396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90</text:p>
          </table:table-cell>
          <table:table-cell office:value-type="string">
            <text:p>giv3_AK201_396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91</text:p>
          </table:table-cell>
          <table:table-cell office:value-type="string">
            <text:p>giv3_AK201_396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92</text:p>
          </table:table-cell>
          <table:table-cell office:value-type="string">
            <text:p>giv3_AK201_396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399</text:p>
          </table:table-cell>
          <table:table-cell office:value-type="string">
            <text:p>giv3_AK202_39702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00</text:p>
          </table:table-cell>
          <table:table-cell office:value-type="string">
            <text:p>giv3_AK202_39703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01</text:p>
          </table:table-cell>
          <table:table-cell office:value-type="string">
            <text:p>giv3_AK202_39704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06</text:p>
          </table:table-cell>
          <table:table-cell office:value-type="string">
            <text:p>giv3_AK202_39709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08</text:p>
          </table:table-cell>
          <table:table-cell office:value-type="string">
            <text:p>giv3_AK202_39711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12</text:p>
          </table:table-cell>
          <table:table-cell office:value-type="string">
            <text:p>giv3_AK202_39715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13</text:p>
          </table:table-cell>
          <table:table-cell office:value-type="string">
            <text:p>giv3_AK202_39716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18</text:p>
          </table:table-cell>
          <table:table-cell office:value-type="string">
            <text:p>giv3_AK202_39721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21</text:p>
          </table:table-cell>
          <table:table-cell office:value-type="string">
            <text:p>giv3_AK202_39724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35</text:p>
          </table:table-cell>
          <table:table-cell office:value-type="string">
            <text:p>giv3_AK202_39738</text:p>
          </table:table-cell>
          <table:table-cell office:value-type="string">
            <text:p>Close Sample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439</text:p>
          </table:table-cell>
          <table:table-cell office:value-type="string">
            <text:p>giv3_AK202_39742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49</text:p>
          </table:table-cell>
          <table:table-cell office:value-type="string">
            <text:p>giv3_AK202_39752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54</text:p>
          </table:table-cell>
          <table:table-cell office:value-type="string">
            <text:p>giv3_AK202_397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55</text:p>
          </table:table-cell>
          <table:table-cell office:value-type="string">
            <text:p>giv3_AK202_3975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56</text:p>
          </table:table-cell>
          <table:table-cell office:value-type="string">
            <text:p>giv3_AK202_397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57</text:p>
          </table:table-cell>
          <table:table-cell office:value-type="string">
            <text:p>giv3_AK202_397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58</text:p>
          </table:table-cell>
          <table:table-cell office:value-type="string">
            <text:p>giv3_AK202_397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59</text:p>
          </table:table-cell>
          <table:table-cell office:value-type="string">
            <text:p>giv3_AK202_397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0</text:p>
          </table:table-cell>
          <table:table-cell office:value-type="string">
            <text:p>giv3_AK202_397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1</text:p>
          </table:table-cell>
          <table:table-cell office:value-type="string">
            <text:p>giv3_AK202_397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2</text:p>
          </table:table-cell>
          <table:table-cell office:value-type="string">
            <text:p>giv3_AK202_397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3</text:p>
          </table:table-cell>
          <table:table-cell office:value-type="string">
            <text:p>giv3_AK202_397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4</text:p>
          </table:table-cell>
          <table:table-cell office:value-type="string">
            <text:p>giv3_AK202_397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5</text:p>
          </table:table-cell>
          <table:table-cell office:value-type="string">
            <text:p>giv3_AK202_3976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6</text:p>
          </table:table-cell>
          <table:table-cell office:value-type="string">
            <text:p>giv3_AK202_3976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7</text:p>
          </table:table-cell>
          <table:table-cell office:value-type="string">
            <text:p>giv3_AK202_3977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468</text:p>
          </table:table-cell>
          <table:table-cell office:value-type="string">
            <text:p>giv3_AK202_397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69</text:p>
          </table:table-cell>
          <table:table-cell office:value-type="string">
            <text:p>giv3_AK202_397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0</text:p>
          </table:table-cell>
          <table:table-cell office:value-type="string">
            <text:p>giv3_AK202_397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1</text:p>
          </table:table-cell>
          <table:table-cell office:value-type="string">
            <text:p>giv3_AK202_3977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2</text:p>
          </table:table-cell>
          <table:table-cell office:value-type="string">
            <text:p>giv3_AK202_3977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473</text:p>
          </table:table-cell>
          <table:table-cell office:value-type="string">
            <text:p>giv3_AK202_3977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474</text:p>
          </table:table-cell>
          <table:table-cell office:value-type="string">
            <text:p>giv3_AK202_397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5</text:p>
          </table:table-cell>
          <table:table-cell office:value-type="string">
            <text:p>giv3_AK202_397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6</text:p>
          </table:table-cell>
          <table:table-cell office:value-type="string">
            <text:p>giv3_AK202_397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7</text:p>
          </table:table-cell>
          <table:table-cell office:value-type="string">
            <text:p>giv3_AK202_397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78</text:p>
          </table:table-cell>
          <table:table-cell office:value-type="string">
            <text:p>giv3_AK202_397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0</text:p>
          </table:table-cell>
          <table:table-cell office:value-type="string">
            <text:p>giv3_AK202_397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1</text:p>
          </table:table-cell>
          <table:table-cell office:value-type="string">
            <text:p>giv3_AK202_397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2</text:p>
          </table:table-cell>
          <table:table-cell office:value-type="string">
            <text:p>giv3_AK202_397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3</text:p>
          </table:table-cell>
          <table:table-cell office:value-type="string">
            <text:p>giv3_AK202_3978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4</text:p>
          </table:table-cell>
          <table:table-cell office:value-type="string">
            <text:p>giv3_AK202_397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5</text:p>
          </table:table-cell>
          <table:table-cell office:value-type="string">
            <text:p>giv3_AK202_397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6</text:p>
          </table:table-cell>
          <table:table-cell office:value-type="string">
            <text:p>giv3_AK202_397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7</text:p>
          </table:table-cell>
          <table:table-cell office:value-type="string">
            <text:p>giv3_AK202_397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8</text:p>
          </table:table-cell>
          <table:table-cell office:value-type="string">
            <text:p>giv3_AK202_397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89</text:p>
          </table:table-cell>
          <table:table-cell office:value-type="string">
            <text:p>giv3_AK202_397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90</text:p>
          </table:table-cell>
          <table:table-cell office:value-type="string">
            <text:p>giv3_AK202_397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91</text:p>
          </table:table-cell>
          <table:table-cell office:value-type="string">
            <text:p>giv3_AK202_397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495</text:p>
          </table:table-cell>
          <table:table-cell office:value-type="string">
            <text:p>giv3_AK202_3979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497</text:p>
          </table:table-cell>
          <table:table-cell office:value-type="string">
            <text:p>giv3_AK202_3980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07</text:p>
          </table:table-cell>
          <table:table-cell office:value-type="string">
            <text:p>giv3_AK202_3981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27</text:p>
          </table:table-cell>
          <table:table-cell office:value-type="string">
            <text:p>giv3_AK202_39830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529</text:p>
          </table:table-cell>
          <table:table-cell office:value-type="string">
            <text:p>giv3_AK202_39832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534</text:p>
          </table:table-cell>
          <table:table-cell office:value-type="string">
            <text:p>giv3_AK202_39837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535</text:p>
          </table:table-cell>
          <table:table-cell office:value-type="string">
            <text:p>giv3_AK202_3983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37</text:p>
          </table:table-cell>
          <table:table-cell office:value-type="string">
            <text:p>giv3_AK202_3984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39</text:p>
          </table:table-cell>
          <table:table-cell office:value-type="string">
            <text:p>giv3_AK202_3984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46</text:p>
          </table:table-cell>
          <table:table-cell office:value-type="string">
            <text:p>giv3_AK202_39849</text:p>
          </table:table-cell>
          <table:table-cell office:value-type="string">
            <text:p>Close Sampl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547</text:p>
          </table:table-cell>
          <table:table-cell office:value-type="string">
            <text:p>giv3_AK202_3985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48</text:p>
          </table:table-cell>
          <table:table-cell office:value-type="string">
            <text:p>giv3_AK202_3985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49</text:p>
          </table:table-cell>
          <table:table-cell office:value-type="string">
            <text:p>giv3_AK202_39852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54</text:p>
          </table:table-cell>
          <table:table-cell office:value-type="string">
            <text:p>giv3_AK202_3985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55</text:p>
          </table:table-cell>
          <table:table-cell office:value-type="string">
            <text:p>giv3_AK202_3985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59</text:p>
          </table:table-cell>
          <table:table-cell office:value-type="string">
            <text:p>giv3_AK202_39862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565</text:p>
          </table:table-cell>
          <table:table-cell office:value-type="string">
            <text:p>giv3_AK202_39868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574</text:p>
          </table:table-cell>
          <table:table-cell office:value-type="string">
            <text:p>giv3_AK202_3987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77</text:p>
          </table:table-cell>
          <table:table-cell office:value-type="string">
            <text:p>giv3_AK203_39880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85</text:p>
          </table:table-cell>
          <table:table-cell office:value-type="string">
            <text:p>giv3_AK203_3988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597</text:p>
          </table:table-cell>
          <table:table-cell office:value-type="string">
            <text:p>giv3_AK203_39900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598</text:p>
          </table:table-cell>
          <table:table-cell office:value-type="string">
            <text:p>giv3_AK203_39901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599</text:p>
          </table:table-cell>
          <table:table-cell office:value-type="string">
            <text:p>giv3_AK203_39902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600</text:p>
          </table:table-cell>
          <table:table-cell office:value-type="string">
            <text:p>giv3_AK203_39903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601</text:p>
          </table:table-cell>
          <table:table-cell office:value-type="string">
            <text:p>giv3_AK203_39904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605</text:p>
          </table:table-cell>
          <table:table-cell office:value-type="string">
            <text:p>giv3_AK203_3990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12</text:p>
          </table:table-cell>
          <table:table-cell office:value-type="string">
            <text:p>giv3_AK203_3991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14</text:p>
          </table:table-cell>
          <table:table-cell office:value-type="string">
            <text:p>giv3_AK203_39917</text:p>
          </table:table-cell>
          <table:table-cell office:value-type="string">
            <text:p>Close Sampl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5622</text:p>
          </table:table-cell>
          <table:table-cell office:value-type="string">
            <text:p>giv3_AK203_39925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632</text:p>
          </table:table-cell>
          <table:table-cell office:value-type="string">
            <text:p>giv3_AK203_3993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36</text:p>
          </table:table-cell>
          <table:table-cell office:value-type="string">
            <text:p>giv3_AK203_39939</text:p>
          </table:table-cell>
          <table:table-cell office:value-type="string">
            <text:p>Review Assembly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655</text:p>
          </table:table-cell>
          <table:table-cell office:value-type="string">
            <text:p>giv3_AK203_3995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62</text:p>
          </table:table-cell>
          <table:table-cell office:value-type="string">
            <text:p>giv3_AK203_39965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63</text:p>
          </table:table-cell>
          <table:table-cell office:value-type="string">
            <text:p>giv3_AK203_3996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74</text:p>
          </table:table-cell>
          <table:table-cell office:value-type="string">
            <text:p>giv3_AK203_3997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75</text:p>
          </table:table-cell>
          <table:table-cell office:value-type="string">
            <text:p>giv3_AK203_39978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76</text:p>
          </table:table-cell>
          <table:table-cell office:value-type="string">
            <text:p>giv3_AK203_39979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78</text:p>
          </table:table-cell>
          <table:table-cell office:value-type="string">
            <text:p>giv3_AK203_39981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693</text:p>
          </table:table-cell>
          <table:table-cell office:value-type="string">
            <text:p>giv3_AK203_39996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04</text:p>
          </table:table-cell>
          <table:table-cell office:value-type="string">
            <text:p>giv3_AK203_40007</text:p>
          </table:table-cell>
          <table:table-cell office:value-type="string">
            <text:p>Lab Processing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30</text:p>
          </table:table-cell>
          <table:table-cell office:value-type="string">
            <text:p>giv3_AK203_4003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35</text:p>
          </table:table-cell>
          <table:table-cell office:value-type="string">
            <text:p>giv3_AK203_40038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36</text:p>
          </table:table-cell>
          <table:table-cell office:value-type="string">
            <text:p>giv3_AK203_40039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42</text:p>
          </table:table-cell>
          <table:table-cell office:value-type="string">
            <text:p>giv3_AK203_40045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44</text:p>
          </table:table-cell>
          <table:table-cell office:value-type="string">
            <text:p>giv3_AK203_40047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45</text:p>
          </table:table-cell>
          <table:table-cell office:value-type="string">
            <text:p>giv3_AK203_40048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46</text:p>
          </table:table-cell>
          <table:table-cell office:value-type="string">
            <text:p>giv3_AK203_40049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747</text:p>
          </table:table-cell>
          <table:table-cell office:value-type="string">
            <text:p>giv3_AK203_40050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51</text:p>
          </table:table-cell>
          <table:table-cell office:value-type="string">
            <text:p>giv3_AK203_40054</text:p>
          </table:table-cell>
          <table:table-cell office:value-type="string">
            <text:p>Close Sample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5756</text:p>
          </table:table-cell>
          <table:table-cell office:value-type="string">
            <text:p>giv3_AK203_40059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65</text:p>
          </table:table-cell>
          <table:table-cell office:value-type="string">
            <text:p>giv3_AK203_40068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71</text:p>
          </table:table-cell>
          <table:table-cell office:value-type="string">
            <text:p>giv3_AK203_40074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5780</text:p>
          </table:table-cell>
          <table:table-cell office:value-type="string">
            <text:p>giv3_AK203_40083</text:p>
          </table:table-cell>
          <table:table-cell office:value-type="string">
            <text:p>Review Assembly</text:p>
          </table:table-cell>
          <table:table-cell office:value-type="string">
            <text:p>454 Sequencing</text:p>
          </table:table-cell>
        </table:table-row>
        <table:table-row table:style-name="ro2">
          <table:table-cell office:value-type="string">
            <text:p>ST-7998</text:p>
          </table:table-cell>
          <table:table-cell office:value-type="string">
            <text:p>giv3_WBC04_400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7998</text:p>
          </table:table-cell>
          <table:table-cell office:value-type="string">
            <text:p>giv3_WBC04_400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7998</text:p>
          </table:table-cell>
          <table:table-cell office:value-type="string">
            <text:p>giv3_WBC04_400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7998</text:p>
          </table:table-cell>
          <table:table-cell office:value-type="string">
            <text:p>giv3_WBC04_400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7999</text:p>
          </table:table-cell>
          <table:table-cell office:value-type="string">
            <text:p>giv3_WBC04_400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0</text:p>
          </table:table-cell>
          <table:table-cell office:value-type="string">
            <text:p>giv3_WBC04_400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1</text:p>
          </table:table-cell>
          <table:table-cell office:value-type="string">
            <text:p>giv3_WBC04_400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2</text:p>
          </table:table-cell>
          <table:table-cell office:value-type="string">
            <text:p>giv3_WBC04_400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3</text:p>
          </table:table-cell>
          <table:table-cell office:value-type="string">
            <text:p>giv3_WBC04_400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4</text:p>
          </table:table-cell>
          <table:table-cell office:value-type="string">
            <text:p>giv3_WBC04_4009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5</text:p>
          </table:table-cell>
          <table:table-cell office:value-type="string">
            <text:p>giv3_WBC04_401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6</text:p>
          </table:table-cell>
          <table:table-cell office:value-type="string">
            <text:p>giv3_WBC04_401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7</text:p>
          </table:table-cell>
          <table:table-cell office:value-type="string">
            <text:p>giv3_WBC04_4010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008</text:p>
          </table:table-cell>
          <table:table-cell office:value-type="string">
            <text:p>giv3_WBC04_401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09</text:p>
          </table:table-cell>
          <table:table-cell office:value-type="string">
            <text:p>giv3_WBC04_401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0</text:p>
          </table:table-cell>
          <table:table-cell office:value-type="string">
            <text:p>giv3_WBC04_401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1</text:p>
          </table:table-cell>
          <table:table-cell office:value-type="string">
            <text:p>giv3_WBC04_4010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2</text:p>
          </table:table-cell>
          <table:table-cell office:value-type="string">
            <text:p>giv3_WBC04_401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3</text:p>
          </table:table-cell>
          <table:table-cell office:value-type="string">
            <text:p>giv3_WBC04_401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4</text:p>
          </table:table-cell>
          <table:table-cell office:value-type="string">
            <text:p>giv3_WBC04_401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5</text:p>
          </table:table-cell>
          <table:table-cell office:value-type="string">
            <text:p>giv3_WBC04_401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6</text:p>
          </table:table-cell>
          <table:table-cell office:value-type="string">
            <text:p>giv3_WBC04_401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7</text:p>
          </table:table-cell>
          <table:table-cell office:value-type="string">
            <text:p>giv3_WBC04_401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18</text:p>
          </table:table-cell>
          <table:table-cell office:value-type="string">
            <text:p>giv3_WBC04_40113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019</text:p>
          </table:table-cell>
          <table:table-cell office:value-type="string">
            <text:p>giv3_WBC04_401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0</text:p>
          </table:table-cell>
          <table:table-cell office:value-type="string">
            <text:p>giv3_WBC04_401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1</text:p>
          </table:table-cell>
          <table:table-cell office:value-type="string">
            <text:p>giv3_WBC04_401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2</text:p>
          </table:table-cell>
          <table:table-cell office:value-type="string">
            <text:p>giv3_WBC04_401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3</text:p>
          </table:table-cell>
          <table:table-cell office:value-type="string">
            <text:p>giv3_WBC04_401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4</text:p>
          </table:table-cell>
          <table:table-cell office:value-type="string">
            <text:p>giv3_WBC04_401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5</text:p>
          </table:table-cell>
          <table:table-cell office:value-type="string">
            <text:p>giv3_WBC04_401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6</text:p>
          </table:table-cell>
          <table:table-cell office:value-type="string">
            <text:p>giv3_WBC04_4012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7</text:p>
          </table:table-cell>
          <table:table-cell office:value-type="string">
            <text:p>giv3_WBC04_401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8</text:p>
          </table:table-cell>
          <table:table-cell office:value-type="string">
            <text:p>giv3_WBC04_401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29</text:p>
          </table:table-cell>
          <table:table-cell office:value-type="string">
            <text:p>giv3_WBC04_401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0</text:p>
          </table:table-cell>
          <table:table-cell office:value-type="string">
            <text:p>giv3_WBC04_4012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031</text:p>
          </table:table-cell>
          <table:table-cell office:value-type="string">
            <text:p>giv3_WBC04_401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3</text:p>
          </table:table-cell>
          <table:table-cell office:value-type="string">
            <text:p>giv3_WBC04_401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4</text:p>
          </table:table-cell>
          <table:table-cell office:value-type="string">
            <text:p>giv3_WBC04_401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5</text:p>
          </table:table-cell>
          <table:table-cell office:value-type="string">
            <text:p>giv3_WBC04_4013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6</text:p>
          </table:table-cell>
          <table:table-cell office:value-type="string">
            <text:p>giv3_WBC04_4013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7</text:p>
          </table:table-cell>
          <table:table-cell office:value-type="string">
            <text:p>giv3_WBC04_401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8</text:p>
          </table:table-cell>
          <table:table-cell office:value-type="string">
            <text:p>giv3_WBC04_401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39</text:p>
          </table:table-cell>
          <table:table-cell office:value-type="string">
            <text:p>giv3_WBC04_401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0</text:p>
          </table:table-cell>
          <table:table-cell office:value-type="string">
            <text:p>giv3_WBC04_401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1</text:p>
          </table:table-cell>
          <table:table-cell office:value-type="string">
            <text:p>giv3_WBC04_401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2</text:p>
          </table:table-cell>
          <table:table-cell office:value-type="string">
            <text:p>giv3_WBC04_401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3</text:p>
          </table:table-cell>
          <table:table-cell office:value-type="string">
            <text:p>giv3_WBC04_401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4</text:p>
          </table:table-cell>
          <table:table-cell office:value-type="string">
            <text:p>giv3_WBC04_401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5</text:p>
          </table:table-cell>
          <table:table-cell office:value-type="string">
            <text:p>giv3_WBC04_401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6</text:p>
          </table:table-cell>
          <table:table-cell office:value-type="string">
            <text:p>giv3_WBC04_401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7</text:p>
          </table:table-cell>
          <table:table-cell office:value-type="string">
            <text:p>giv3_WBC04_401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8</text:p>
          </table:table-cell>
          <table:table-cell office:value-type="string">
            <text:p>giv3_WBC04_401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49</text:p>
          </table:table-cell>
          <table:table-cell office:value-type="string">
            <text:p>giv3_WBC04_401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50</text:p>
          </table:table-cell>
          <table:table-cell office:value-type="string">
            <text:p>giv3_WBC04_401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51</text:p>
          </table:table-cell>
          <table:table-cell office:value-type="string">
            <text:p>giv3_WBC04_401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52</text:p>
          </table:table-cell>
          <table:table-cell office:value-type="string">
            <text:p>giv3_WBC04_4014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53</text:p>
          </table:table-cell>
          <table:table-cell office:value-type="string">
            <text:p>giv3_WBC04_401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054</text:p>
          </table:table-cell>
          <table:table-cell office:value-type="string">
            <text:p>giv3_WBC04_4014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47</text:p>
          </table:table-cell>
          <table:table-cell office:value-type="string">
            <text:p>giv3_JHC201_401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48</text:p>
          </table:table-cell>
          <table:table-cell office:value-type="string">
            <text:p>giv3_JHC201_4015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49</text:p>
          </table:table-cell>
          <table:table-cell office:value-type="string">
            <text:p>giv3_JHC201_401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0</text:p>
          </table:table-cell>
          <table:table-cell office:value-type="string">
            <text:p>giv3_JHC201_401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1</text:p>
          </table:table-cell>
          <table:table-cell office:value-type="string">
            <text:p>giv3_JHC201_401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2</text:p>
          </table:table-cell>
          <table:table-cell office:value-type="string">
            <text:p>giv3_JHC201_401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3</text:p>
          </table:table-cell>
          <table:table-cell office:value-type="string">
            <text:p>giv3_JHC201_401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4</text:p>
          </table:table-cell>
          <table:table-cell office:value-type="string">
            <text:p>giv3_JHC201_401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5</text:p>
          </table:table-cell>
          <table:table-cell office:value-type="string">
            <text:p>giv3_JHC201_4016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6</text:p>
          </table:table-cell>
          <table:table-cell office:value-type="string">
            <text:p>giv3_JHC201_401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7</text:p>
          </table:table-cell>
          <table:table-cell office:value-type="string">
            <text:p>giv3_JHC201_401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8</text:p>
          </table:table-cell>
          <table:table-cell office:value-type="string">
            <text:p>giv3_JHC201_4016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59</text:p>
          </table:table-cell>
          <table:table-cell office:value-type="string">
            <text:p>giv3_JHC201_4016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0</text:p>
          </table:table-cell>
          <table:table-cell office:value-type="string">
            <text:p>giv3_JHC201_401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1</text:p>
          </table:table-cell>
          <table:table-cell office:value-type="string">
            <text:p>giv3_JHC201_401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2</text:p>
          </table:table-cell>
          <table:table-cell office:value-type="string">
            <text:p>giv3_JHC201_401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3</text:p>
          </table:table-cell>
          <table:table-cell office:value-type="string">
            <text:p>giv3_JHC201_401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4</text:p>
          </table:table-cell>
          <table:table-cell office:value-type="string">
            <text:p>giv3_JHC201_4017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5</text:p>
          </table:table-cell>
          <table:table-cell office:value-type="string">
            <text:p>giv3_JHC201_4017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6</text:p>
          </table:table-cell>
          <table:table-cell office:value-type="string">
            <text:p>giv3_JHC201_4017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7</text:p>
          </table:table-cell>
          <table:table-cell office:value-type="string">
            <text:p>giv3_JHC201_401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8</text:p>
          </table:table-cell>
          <table:table-cell office:value-type="string">
            <text:p>giv3_JHC201_401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69</text:p>
          </table:table-cell>
          <table:table-cell office:value-type="string">
            <text:p>giv3_JHC201_401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0</text:p>
          </table:table-cell>
          <table:table-cell office:value-type="string">
            <text:p>giv3_JHC201_401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1</text:p>
          </table:table-cell>
          <table:table-cell office:value-type="string">
            <text:p>giv3_JHC201_4018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2</text:p>
          </table:table-cell>
          <table:table-cell office:value-type="string">
            <text:p>giv3_JHC201_4018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3</text:p>
          </table:table-cell>
          <table:table-cell office:value-type="string">
            <text:p>giv3_JHC201_4018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4</text:p>
          </table:table-cell>
          <table:table-cell office:value-type="string">
            <text:p>giv3_JHC201_401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5</text:p>
          </table:table-cell>
          <table:table-cell office:value-type="string">
            <text:p>giv3_JHC201_401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6</text:p>
          </table:table-cell>
          <table:table-cell office:value-type="string">
            <text:p>giv3_JHC201_4018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177</text:p>
          </table:table-cell>
          <table:table-cell office:value-type="string">
            <text:p>giv3_JHC201_401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78</text:p>
          </table:table-cell>
          <table:table-cell office:value-type="string">
            <text:p>giv3_JHC201_4018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179</text:p>
          </table:table-cell>
          <table:table-cell office:value-type="string">
            <text:p>giv3_JHC201_401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0</text:p>
          </table:table-cell>
          <table:table-cell office:value-type="string">
            <text:p>giv3_JHC201_401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1</text:p>
          </table:table-cell>
          <table:table-cell office:value-type="string">
            <text:p>giv3_JHC201_401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2</text:p>
          </table:table-cell>
          <table:table-cell office:value-type="string">
            <text:p>giv3_JHC201_401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3</text:p>
          </table:table-cell>
          <table:table-cell office:value-type="string">
            <text:p>giv3_JHC201_401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4</text:p>
          </table:table-cell>
          <table:table-cell office:value-type="string">
            <text:p>giv3_JHC201_401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5</text:p>
          </table:table-cell>
          <table:table-cell office:value-type="string">
            <text:p>giv3_JHC201_401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6</text:p>
          </table:table-cell>
          <table:table-cell office:value-type="string">
            <text:p>giv3_JHC201_401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7</text:p>
          </table:table-cell>
          <table:table-cell office:value-type="string">
            <text:p>giv3_JHC201_401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8</text:p>
          </table:table-cell>
          <table:table-cell office:value-type="string">
            <text:p>giv3_JHC201_401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89</text:p>
          </table:table-cell>
          <table:table-cell office:value-type="string">
            <text:p>giv3_JHC201_40199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190</text:p>
          </table:table-cell>
          <table:table-cell office:value-type="string">
            <text:p>giv3_JHC201_402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1</text:p>
          </table:table-cell>
          <table:table-cell office:value-type="string">
            <text:p>giv3_JHC201_402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2</text:p>
          </table:table-cell>
          <table:table-cell office:value-type="string">
            <text:p>giv3_JHC201_402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3</text:p>
          </table:table-cell>
          <table:table-cell office:value-type="string">
            <text:p>giv3_JHC201_402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4</text:p>
          </table:table-cell>
          <table:table-cell office:value-type="string">
            <text:p>giv3_JHC201_402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5</text:p>
          </table:table-cell>
          <table:table-cell office:value-type="string">
            <text:p>giv3_JHC201_402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6</text:p>
          </table:table-cell>
          <table:table-cell office:value-type="string">
            <text:p>giv3_JHC201_4020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197</text:p>
          </table:table-cell>
          <table:table-cell office:value-type="string">
            <text:p>giv3_JHC201_402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8</text:p>
          </table:table-cell>
          <table:table-cell office:value-type="string">
            <text:p>giv3_JHC201_402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199</text:p>
          </table:table-cell>
          <table:table-cell office:value-type="string">
            <text:p>giv3_JHC201_402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0</text:p>
          </table:table-cell>
          <table:table-cell office:value-type="string">
            <text:p>giv3_JHC201_402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1</text:p>
          </table:table-cell>
          <table:table-cell office:value-type="string">
            <text:p>giv3_JHC201_402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2</text:p>
          </table:table-cell>
          <table:table-cell office:value-type="string">
            <text:p>giv3_JHC201_402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3</text:p>
          </table:table-cell>
          <table:table-cell office:value-type="string">
            <text:p>giv3_JHC201_402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4</text:p>
          </table:table-cell>
          <table:table-cell office:value-type="string">
            <text:p>giv3_JHC201_402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5</text:p>
          </table:table-cell>
          <table:table-cell office:value-type="string">
            <text:p>giv3_JHC201_402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6</text:p>
          </table:table-cell>
          <table:table-cell office:value-type="string">
            <text:p>giv3_JHC201_402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7</text:p>
          </table:table-cell>
          <table:table-cell office:value-type="string">
            <text:p>giv3_JHC201_402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8</text:p>
          </table:table-cell>
          <table:table-cell office:value-type="string">
            <text:p>giv3_JHC201_402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09</text:p>
          </table:table-cell>
          <table:table-cell office:value-type="string">
            <text:p>giv3_JHC201_402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0</text:p>
          </table:table-cell>
          <table:table-cell office:value-type="string">
            <text:p>giv3_JHC201_402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1</text:p>
          </table:table-cell>
          <table:table-cell office:value-type="string">
            <text:p>giv3_JHC201_4022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2</text:p>
          </table:table-cell>
          <table:table-cell office:value-type="string">
            <text:p>giv3_JHC201_402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3</text:p>
          </table:table-cell>
          <table:table-cell office:value-type="string">
            <text:p>giv3_JHC201_402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4</text:p>
          </table:table-cell>
          <table:table-cell office:value-type="string">
            <text:p>giv3_JHC201_402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5</text:p>
          </table:table-cell>
          <table:table-cell office:value-type="string">
            <text:p>giv3_JHC201_402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6</text:p>
          </table:table-cell>
          <table:table-cell office:value-type="string">
            <text:p>giv3_JHC201_402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7</text:p>
          </table:table-cell>
          <table:table-cell office:value-type="string">
            <text:p>giv3_JHC201_4022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8</text:p>
          </table:table-cell>
          <table:table-cell office:value-type="string">
            <text:p>giv3_JHC201_402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19</text:p>
          </table:table-cell>
          <table:table-cell office:value-type="string">
            <text:p>giv3_JHC201_402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0</text:p>
          </table:table-cell>
          <table:table-cell office:value-type="string">
            <text:p>giv3_JHC201_4023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2</text:p>
          </table:table-cell>
          <table:table-cell office:value-type="string">
            <text:p>giv3_JHC201_402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3</text:p>
          </table:table-cell>
          <table:table-cell office:value-type="string">
            <text:p>giv3_JHC201_402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4</text:p>
          </table:table-cell>
          <table:table-cell office:value-type="string">
            <text:p>giv3_JHC201_402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5</text:p>
          </table:table-cell>
          <table:table-cell office:value-type="string">
            <text:p>giv3_JHC201_4023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6</text:p>
          </table:table-cell>
          <table:table-cell office:value-type="string">
            <text:p>giv3_JHC201_402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7</text:p>
          </table:table-cell>
          <table:table-cell office:value-type="string">
            <text:p>giv3_JHC201_402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8</text:p>
          </table:table-cell>
          <table:table-cell office:value-type="string">
            <text:p>giv3_JHC201_402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29</text:p>
          </table:table-cell>
          <table:table-cell office:value-type="string">
            <text:p>giv3_JHC201_402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0</text:p>
          </table:table-cell>
          <table:table-cell office:value-type="string">
            <text:p>giv3_JHC201_402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1</text:p>
          </table:table-cell>
          <table:table-cell office:value-type="string">
            <text:p>giv3_JHC201_402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2</text:p>
          </table:table-cell>
          <table:table-cell office:value-type="string">
            <text:p>giv3_JHC201_4024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3</text:p>
          </table:table-cell>
          <table:table-cell office:value-type="string">
            <text:p>giv3_JHC201_402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4</text:p>
          </table:table-cell>
          <table:table-cell office:value-type="string">
            <text:p>giv3_JHC201_402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5</text:p>
          </table:table-cell>
          <table:table-cell office:value-type="string">
            <text:p>giv3_JHC201_402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6</text:p>
          </table:table-cell>
          <table:table-cell office:value-type="string">
            <text:p>giv3_JHC201_402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7</text:p>
          </table:table-cell>
          <table:table-cell office:value-type="string">
            <text:p>giv3_JHC201_4024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8</text:p>
          </table:table-cell>
          <table:table-cell office:value-type="string">
            <text:p>giv3_JHC201_402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39</text:p>
          </table:table-cell>
          <table:table-cell office:value-type="string">
            <text:p>giv3_JHC201_4024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0</text:p>
          </table:table-cell>
          <table:table-cell office:value-type="string">
            <text:p>giv3_JHC201_4025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1</text:p>
          </table:table-cell>
          <table:table-cell office:value-type="string">
            <text:p>giv3_JHC201_4025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2</text:p>
          </table:table-cell>
          <table:table-cell office:value-type="string">
            <text:p>giv3_JHC201_4025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243</text:p>
          </table:table-cell>
          <table:table-cell office:value-type="string">
            <text:p>giv3_JHC201_4025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4</text:p>
          </table:table-cell>
          <table:table-cell office:value-type="string">
            <text:p>giv3_JHC201_4025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5</text:p>
          </table:table-cell>
          <table:table-cell office:value-type="string">
            <text:p>giv3_JHC201_4025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6</text:p>
          </table:table-cell>
          <table:table-cell office:value-type="string">
            <text:p>giv3_JHC201_4025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7</text:p>
          </table:table-cell>
          <table:table-cell office:value-type="string">
            <text:p>giv3_JHC201_4025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48</text:p>
          </table:table-cell>
          <table:table-cell office:value-type="string">
            <text:p>giv3_JHC201_40258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249</text:p>
          </table:table-cell>
          <table:table-cell office:value-type="string">
            <text:p>giv3_JHC201_4025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0</text:p>
          </table:table-cell>
          <table:table-cell office:value-type="string">
            <text:p>giv3_JHC201_4026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1</text:p>
          </table:table-cell>
          <table:table-cell office:value-type="string">
            <text:p>giv3_JHC201_4026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2</text:p>
          </table:table-cell>
          <table:table-cell office:value-type="string">
            <text:p>giv3_JHC201_4026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3</text:p>
          </table:table-cell>
          <table:table-cell office:value-type="string">
            <text:p>giv3_JHC201_4026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4</text:p>
          </table:table-cell>
          <table:table-cell office:value-type="string">
            <text:p>giv3_JHC201_4026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5</text:p>
          </table:table-cell>
          <table:table-cell office:value-type="string">
            <text:p>giv3_JHC201_4026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256</text:p>
          </table:table-cell>
          <table:table-cell office:value-type="string">
            <text:p>giv3_JHC201_4026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7</text:p>
          </table:table-cell>
          <table:table-cell office:value-type="string">
            <text:p>giv3_JHC201_4026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8</text:p>
          </table:table-cell>
          <table:table-cell office:value-type="string">
            <text:p>giv3_JHC201_4026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59</text:p>
          </table:table-cell>
          <table:table-cell office:value-type="string">
            <text:p>giv3_JHC201_4026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0</text:p>
          </table:table-cell>
          <table:table-cell office:value-type="string">
            <text:p>giv3_JHC201_4027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1</text:p>
          </table:table-cell>
          <table:table-cell office:value-type="string">
            <text:p>giv3_JHC201_4027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2</text:p>
          </table:table-cell>
          <table:table-cell office:value-type="string">
            <text:p>giv3_JHC201_4027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3</text:p>
          </table:table-cell>
          <table:table-cell office:value-type="string">
            <text:p>giv3_JHC201_4027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4</text:p>
          </table:table-cell>
          <table:table-cell office:value-type="string">
            <text:p>giv3_JHC201_4027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5</text:p>
          </table:table-cell>
          <table:table-cell office:value-type="string">
            <text:p>giv3_JHC201_4027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6</text:p>
          </table:table-cell>
          <table:table-cell office:value-type="string">
            <text:p>giv3_JHC201_4027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7</text:p>
          </table:table-cell>
          <table:table-cell office:value-type="string">
            <text:p>giv3_JHC201_4027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8</text:p>
          </table:table-cell>
          <table:table-cell office:value-type="string">
            <text:p>giv3_JHC201_4027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69</text:p>
          </table:table-cell>
          <table:table-cell office:value-type="string">
            <text:p>giv3_JHC201_4027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0</text:p>
          </table:table-cell>
          <table:table-cell office:value-type="string">
            <text:p>giv3_JHC201_4028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1</text:p>
          </table:table-cell>
          <table:table-cell office:value-type="string">
            <text:p>giv3_JHC201_40281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272</text:p>
          </table:table-cell>
          <table:table-cell office:value-type="string">
            <text:p>giv3_JHC201_4028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4</text:p>
          </table:table-cell>
          <table:table-cell office:value-type="string">
            <text:p>giv3_JHC201_4028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5</text:p>
          </table:table-cell>
          <table:table-cell office:value-type="string">
            <text:p>giv3_JHC201_4028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6</text:p>
          </table:table-cell>
          <table:table-cell office:value-type="string">
            <text:p>giv3_JHC201_40286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277</text:p>
          </table:table-cell>
          <table:table-cell office:value-type="string">
            <text:p>giv3_JHC201_4028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8</text:p>
          </table:table-cell>
          <table:table-cell office:value-type="string">
            <text:p>giv3_JHC201_4028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79</text:p>
          </table:table-cell>
          <table:table-cell office:value-type="string">
            <text:p>giv3_JHC201_4028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0</text:p>
          </table:table-cell>
          <table:table-cell office:value-type="string">
            <text:p>giv3_JHC201_4029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1</text:p>
          </table:table-cell>
          <table:table-cell office:value-type="string">
            <text:p>giv3_JHC201_4029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2</text:p>
          </table:table-cell>
          <table:table-cell office:value-type="string">
            <text:p>giv3_JHC201_4029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3</text:p>
          </table:table-cell>
          <table:table-cell office:value-type="string">
            <text:p>giv3_JHC201_4029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4</text:p>
          </table:table-cell>
          <table:table-cell office:value-type="string">
            <text:p>giv3_JHC201_4029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5</text:p>
          </table:table-cell>
          <table:table-cell office:value-type="string">
            <text:p>giv3_JHC201_4029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6</text:p>
          </table:table-cell>
          <table:table-cell office:value-type="string">
            <text:p>giv3_JHC201_4029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7</text:p>
          </table:table-cell>
          <table:table-cell office:value-type="string">
            <text:p>giv3_JHC201_4029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8</text:p>
          </table:table-cell>
          <table:table-cell office:value-type="string">
            <text:p>giv3_JHC201_4029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89</text:p>
          </table:table-cell>
          <table:table-cell office:value-type="string">
            <text:p>giv3_JHC201_4029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0</text:p>
          </table:table-cell>
          <table:table-cell office:value-type="string">
            <text:p>giv3_JHC201_4030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1</text:p>
          </table:table-cell>
          <table:table-cell office:value-type="string">
            <text:p>giv3_JHC201_4030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2</text:p>
          </table:table-cell>
          <table:table-cell office:value-type="string">
            <text:p>giv3_JHC201_4030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3</text:p>
          </table:table-cell>
          <table:table-cell office:value-type="string">
            <text:p>giv3_JHC201_4030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4</text:p>
          </table:table-cell>
          <table:table-cell office:value-type="string">
            <text:p>giv3_JHC201_4030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5</text:p>
          </table:table-cell>
          <table:table-cell office:value-type="string">
            <text:p>giv3_JHC201_4030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6</text:p>
          </table:table-cell>
          <table:table-cell office:value-type="string">
            <text:p>giv3_JHC201_4030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7</text:p>
          </table:table-cell>
          <table:table-cell office:value-type="string">
            <text:p>giv3_JHC201_4030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8</text:p>
          </table:table-cell>
          <table:table-cell office:value-type="string">
            <text:p>giv3_JHC201_4030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299</text:p>
          </table:table-cell>
          <table:table-cell office:value-type="string">
            <text:p>giv3_JHC201_4030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0</text:p>
          </table:table-cell>
          <table:table-cell office:value-type="string">
            <text:p>giv3_JHC201_4031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1</text:p>
          </table:table-cell>
          <table:table-cell office:value-type="string">
            <text:p>giv3_JHC201_4031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2</text:p>
          </table:table-cell>
          <table:table-cell office:value-type="string">
            <text:p>giv3_JHC201_4031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3</text:p>
          </table:table-cell>
          <table:table-cell office:value-type="string">
            <text:p>giv3_JHC201_4031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4</text:p>
          </table:table-cell>
          <table:table-cell office:value-type="string">
            <text:p>giv3_JHC201_4031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5</text:p>
          </table:table-cell>
          <table:table-cell office:value-type="string">
            <text:p>giv3_JHC201_4031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6</text:p>
          </table:table-cell>
          <table:table-cell office:value-type="string">
            <text:p>giv3_JHC201_4031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7</text:p>
          </table:table-cell>
          <table:table-cell office:value-type="string">
            <text:p>giv3_JHC201_4031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8</text:p>
          </table:table-cell>
          <table:table-cell office:value-type="string">
            <text:p>giv3_JHC201_4031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09</text:p>
          </table:table-cell>
          <table:table-cell office:value-type="string">
            <text:p>giv3_JHC201_4031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0</text:p>
          </table:table-cell>
          <table:table-cell office:value-type="string">
            <text:p>giv3_JHC201_4032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1</text:p>
          </table:table-cell>
          <table:table-cell office:value-type="string">
            <text:p>giv3_JHC201_4032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2</text:p>
          </table:table-cell>
          <table:table-cell office:value-type="string">
            <text:p>giv3_JHC201_4032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3</text:p>
          </table:table-cell>
          <table:table-cell office:value-type="string">
            <text:p>giv3_JHC201_4032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4</text:p>
          </table:table-cell>
          <table:table-cell office:value-type="string">
            <text:p>giv3_JHC201_4032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5</text:p>
          </table:table-cell>
          <table:table-cell office:value-type="string">
            <text:p>giv3_JHC201_4032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6</text:p>
          </table:table-cell>
          <table:table-cell office:value-type="string">
            <text:p>giv3_JHC201_4032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7</text:p>
          </table:table-cell>
          <table:table-cell office:value-type="string">
            <text:p>giv3_JHC201_4032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8</text:p>
          </table:table-cell>
          <table:table-cell office:value-type="string">
            <text:p>giv3_JHC201_4032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19</text:p>
          </table:table-cell>
          <table:table-cell office:value-type="string">
            <text:p>giv3_JHC201_4032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0</text:p>
          </table:table-cell>
          <table:table-cell office:value-type="string">
            <text:p>giv3_JHC201_40330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321</text:p>
          </table:table-cell>
          <table:table-cell office:value-type="string">
            <text:p>giv3_JHC201_4033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2</text:p>
          </table:table-cell>
          <table:table-cell office:value-type="string">
            <text:p>giv3_JHC201_40332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3</text:p>
          </table:table-cell>
          <table:table-cell office:value-type="string">
            <text:p>giv3_JHC201_4033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4</text:p>
          </table:table-cell>
          <table:table-cell office:value-type="string">
            <text:p>giv3_JHC201_4033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5</text:p>
          </table:table-cell>
          <table:table-cell office:value-type="string">
            <text:p>giv3_JHC201_40335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326</text:p>
          </table:table-cell>
          <table:table-cell office:value-type="string">
            <text:p>giv3_JHC201_4033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7</text:p>
          </table:table-cell>
          <table:table-cell office:value-type="string">
            <text:p>giv3_JHC201_4033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8</text:p>
          </table:table-cell>
          <table:table-cell office:value-type="string">
            <text:p>giv3_JHC201_4033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29</text:p>
          </table:table-cell>
          <table:table-cell office:value-type="string">
            <text:p>giv3_JHC201_40339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0</text:p>
          </table:table-cell>
          <table:table-cell office:value-type="string">
            <text:p>giv3_JHC201_40340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1</text:p>
          </table:table-cell>
          <table:table-cell office:value-type="string">
            <text:p>giv3_JHC201_40341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2</text:p>
          </table:table-cell>
          <table:table-cell office:value-type="string">
            <text:p>giv3_JHC201_40342</text:p>
          </table:table-cell>
          <table:table-cell office:value-type="string">
            <text:p>Collaborator Review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8333</text:p>
          </table:table-cell>
          <table:table-cell office:value-type="string">
            <text:p>giv3_JHC201_40343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4</text:p>
          </table:table-cell>
          <table:table-cell office:value-type="string">
            <text:p>giv3_JHC201_40344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5</text:p>
          </table:table-cell>
          <table:table-cell office:value-type="string">
            <text:p>giv3_JHC201_40345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6</text:p>
          </table:table-cell>
          <table:table-cell office:value-type="string">
            <text:p>giv3_JHC201_40346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7</text:p>
          </table:table-cell>
          <table:table-cell office:value-type="string">
            <text:p>giv3_JHC201_40347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8338</text:p>
          </table:table-cell>
          <table:table-cell office:value-type="string">
            <text:p>giv3_JHC201_40348</text:p>
          </table:table-cell>
          <table:table-cell office:value-type="string">
            <text:p>Collaborator Review</text:p>
          </table:table-cell>
          <table:table-cell office:value-type="string">
            <text:p>Validation</text:p>
          </table:table-cell>
        </table:table-row>
        <table:table-row table:style-name="ro2">
          <table:table-cell office:value-type="string">
            <text:p>ST-9660</text:p>
          </table:table-cell>
          <table:table-cell office:value-type="string">
            <text:p>norv_SB01_36294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9666</text:p>
          </table:table-cell>
          <table:table-cell office:value-type="string">
            <text:p>norv_SB01_36300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672</text:p>
          </table:table-cell>
          <table:table-cell office:value-type="string">
            <text:p>norv_SB01_36306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675</text:p>
          </table:table-cell>
          <table:table-cell office:value-type="string">
            <text:p>norv_SB01_36309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684</text:p>
          </table:table-cell>
          <table:table-cell office:value-type="string">
            <text:p>norv_SB01_36318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685</text:p>
          </table:table-cell>
          <table:table-cell office:value-type="string">
            <text:p>norv_SB01_36319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688</text:p>
          </table:table-cell>
          <table:table-cell office:value-type="string">
            <text:p>norv_SB01_36322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02</text:p>
          </table:table-cell>
          <table:table-cell office:value-type="string">
            <text:p>norv_SB01_36336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28</text:p>
          </table:table-cell>
          <table:table-cell office:value-type="string">
            <text:p>norv_SB01_36362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33</text:p>
          </table:table-cell>
          <table:table-cell office:value-type="string">
            <text:p>norv_SB01_36367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46</text:p>
          </table:table-cell>
          <table:table-cell office:value-type="string">
            <text:p>norv_SB01_36380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57</text:p>
          </table:table-cell>
          <table:table-cell office:value-type="string">
            <text:p>norv_SB01_36391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58</text:p>
          </table:table-cell>
          <table:table-cell office:value-type="string">
            <text:p>norv_SB01_36392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62</text:p>
          </table:table-cell>
          <table:table-cell office:value-type="string">
            <text:p>norv_SB01_36396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63</text:p>
          </table:table-cell>
          <table:table-cell office:value-type="string">
            <text:p>norv_SB01_36397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69</text:p>
          </table:table-cell>
          <table:table-cell office:value-type="string">
            <text:p>norv_SB01_36403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9771</text:p>
          </table:table-cell>
          <table:table-cell office:value-type="string">
            <text:p>norv_SB01_36405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76</text:p>
          </table:table-cell>
          <table:table-cell office:value-type="string">
            <text:p>norv_SB01_36410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78</text:p>
          </table:table-cell>
          <table:table-cell office:value-type="string">
            <text:p>norv_SB01_36412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79</text:p>
          </table:table-cell>
          <table:table-cell office:value-type="string">
            <text:p>norv_SB01_36413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80</text:p>
          </table:table-cell>
          <table:table-cell office:value-type="string">
            <text:p>norv_SB01_36414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  <table:table-row table:style-name="ro2">
          <table:table-cell office:value-type="string">
            <text:p>ST-9782</text:p>
          </table:table-cell>
          <table:table-cell office:value-type="string">
            <text:p>norv_SB01_36416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84</text:p>
          </table:table-cell>
          <table:table-cell office:value-type="string">
            <text:p>norv_SB01_36418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94</text:p>
          </table:table-cell>
          <table:table-cell office:value-type="string">
            <text:p>norv_SB01_36428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795</text:p>
          </table:table-cell>
          <table:table-cell office:value-type="string">
            <text:p>norv_SB01_36429</text:p>
          </table:table-cell>
          <table:table-cell office:value-type="string">
            <text:p>Review Assembly</text:p>
          </table:table-cell>
          <table:table-cell office:value-type="string">
            <text:p>Edit NF</text:p>
          </table:table-cell>
        </table:table-row>
        <table:table-row table:style-name="ro2">
          <table:table-cell office:value-type="string">
            <text:p>ST-9802</text:p>
          </table:table-cell>
          <table:table-cell office:value-type="string">
            <text:p>norv_SB01_36436</text:p>
          </table:table-cell>
          <table:table-cell office:value-type="string">
            <text:p>Validate</text:p>
          </table:table-cell>
          <table:table-cell office:value-type="string">
            <text:p>Draft Submission</text:p>
          </table:table-cell>
        </table:table-row>
      </table:table>
      <table:table table:name="Missmatched Statuses, summary" table:style-name="ta1" table:print="false">
        <table:table-column table:style-name="co26" table:default-cell-style-name="Default"/>
        <table:table-column table:style-name="co26" table:default-cell-style-name="ce48"/>
        <table:table-column table:style-name="co23" table:default-cell-style-name="ce48"/>
        <table:table-column table:style-name="co23" table:default-cell-style-name="Default"/>
        <table:table-column table:style-name="co25" table:default-cell-style-name="Default"/>
        <table:table-column table:style-name="co11" table:number-columns-repeated="1019" table:default-cell-style-name="Default"/>
        <table:table-row table:style-name="ro4">
          <table:table-cell/>
          <table:table-cell table:style-name="ce47" office:value-type="string">
            <text:p>Count</text:p>
          </table:table-cell>
          <table:table-cell table:style-name="ce47"/>
          <table:table-cell table:style-name="ce4" office:value-type="string">
            <text:p>jira_status</text:p>
          </table:table-cell>
          <table:table-cell table:style-name="ce4" office:value-type="string">
            <text:p>ctm_statu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">
            <text:p>14</text:p>
          </table:table-cell>
          <table:table-cell/>
          <table:table-cell office:value-type="string">
            <text:p>Received Sample</text:p>
          </table:table-cell>
          <table:table-cell office:value-type="string">
            <text:p>RT-PCR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3">
            <text:p>3</text:p>
          </table:table-cell>
          <table:table-cell/>
          <table:table-cell office:value-type="string">
            <text:p>Review Assembly</text:p>
          </table:table-cell>
          <table:table-cell office:value-type="string">
            <text:p>NextGen Validation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49" office:value-type="float" office:value="87">
            <text:p>87</text:p>
          </table:table-cell>
          <table:table-cell table:style-name="ce10" office:value-type="string">
            <text:p>Submitted</text:p>
          </table:table-cell>
          <table:table-cell table:style-name="ce10" office:value-type="string">
            <text:p>Published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49" office:value-type="float" office:value="1">
            <text:p>1</text:p>
          </table:table-cell>
          <table:table-cell table:style-name="ce10" office:value-type="string">
            <text:p>Close Sample</text:p>
          </table:table-cell>
          <table:table-cell table:style-name="ce10" office:value-type="string">
            <text:p>Unresolve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string">
            <text:p>Close Sample</text:p>
          </table:table-cell>
          <table:table-cell office:value-type="string">
            <text:p>Draft Submissio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  <table:table-cell office:value-type="string">
            <text:p>Lab Processing</text:p>
          </table:table-cell>
          <table:table-cell office:value-type="string">
            <text:p>Next Gen Sequencing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  <table:table-cell office:value-type="string">
            <text:p>Review Assembly</text:p>
          </table:table-cell>
          <table:table-cell office:value-type="string">
            <text:p>Edit NF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1">
            <text:p>181</text:p>
          </table:table-cell>
          <table:table-cell/>
          <table:table-cell office:value-type="string">
            <text:p>Lab Processing</text:p>
          </table:table-cell>
          <table:table-cell office:value-type="string">
            <text:p>454 Sequencing</text:p>
          </table:table-cell>
          <table:table-cell table:number-columns-repeated="1019"/>
        </table:table-row>
        <table:table-row table:style-name="ro2">
          <table:table-cell table:style-name="ce45" office:value-type="float" office:value="734">
            <text:p>734</text:p>
          </table:table-cell>
          <table:table-cell table:style-name="Default"/>
          <table:table-cell table:style-name="ce45"/>
          <table:table-cell table:style-name="ce23" office:value-type="string">
            <text:p>Collaborator Review</text:p>
          </table:table-cell>
          <table:table-cell table:style-name="ce23" office:value-type="string">
            <text:p>Validation</text:p>
          </table:table-cell>
          <table:table-cell table:style-name="ce23" office:value-type="string">
            <text:p>OK?</text:p>
          </table:table-cell>
          <table:table-cell table:style-name="ce23" table:number-columns-repeated="1018"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string">
            <text:p>Validate</text:p>
          </table:table-cell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49" office:value-type="float" office:value="1">
            <text:p>1</text:p>
          </table:table-cell>
          <table:table-cell table:style-name="ce10" office:value-type="string">
            <text:p>Deliver Data</text:p>
          </table:table-cell>
          <table:table-cell table:style-name="ce10" office:value-type="string">
            <text:p>Publishe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string">
            <text:p>Review Assembly</text:p>
          </table:table-cell>
          <table:table-cell office:value-type="string">
            <text:p>Validatio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89">
            <text:p>89</text:p>
          </table:table-cell>
          <table:table-cell/>
          <table:table-cell office:value-type="string">
            <text:p>Collaborator Review</text:p>
          </table:table-cell>
          <table:table-cell office:value-type="string">
            <text:p>Draft Submissio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  <table:table-cell office:value-type="string">
            <text:p>Lab Processing</text:p>
          </table:table-cell>
          <table:table-cell office:value-type="string">
            <text:p>Sequencing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  <table:table-cell office:value-type="string">
            <text:p>Close Sample</text:p>
          </table:table-cell>
          <table:table-cell office:value-type="string">
            <text:p>Validatio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  <table:table-cell office:value-type="string">
            <text:p>Validate</text:p>
          </table:table-cell>
          <table:table-cell office:value-type="string">
            <text:p>Draft Submissio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3">
            <text:p>33</text:p>
          </table:table-cell>
          <table:table-cell/>
          <table:table-cell office:value-type="string">
            <text:p>Received Sample</text:p>
          </table:table-cell>
          <table:table-cell office:value-type="string">
            <text:p>Sequencing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Lab Processing</text:p>
          </table:table-cell>
          <table:table-cell office:value-type="string">
            <text:p>RT-PCR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Lab Processing</text:p>
          </table:table-cell>
          <table:table-cell office:value-type="string">
            <text:p>Closure TT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Lab Processing</text:p>
          </table:table-cell>
          <table:table-cell office:value-type="string">
            <text:p>Draft Submission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4">
            <text:p>44</text:p>
          </table:table-cell>
          <table:table-cell/>
          <table:table-cell office:value-type="string">
            <text:p>Review Assembly</text:p>
          </table:table-cell>
          <table:table-cell office:value-type="string">
            <text:p>454 Sequencing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49" office:value-type="float" office:value="12">
            <text:p>12</text:p>
          </table:table-cell>
          <table:table-cell table:style-name="ce10" office:value-type="string">
            <text:p>Lab Processing</text:p>
          </table:table-cell>
          <table:table-cell table:style-name="ce10" office:value-type="string">
            <text:p>Unresolved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5">
            <text:p>65</text:p>
          </table:table-cell>
          <table:table-cell/>
          <table:table-cell office:value-type="string">
            <text:p>Received Sample</text:p>
          </table:table-cell>
          <table:table-cell office:value-type="string">
            <text:p>454 Sequencing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string">
            <text:p>Annotate</text:p>
          </table:table-cell>
          <table:table-cell office:value-type="string">
            <text:p>Pending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string">
            <text:p>Close Sample</text:p>
          </table:table-cell>
          <table:table-cell office:value-type="string">
            <text:p>454 Sequencing</text:p>
          </table:table-cell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49" office:value-type="float" office:value="1">
            <text:p>1</text:p>
          </table:table-cell>
          <table:table-cell table:style-name="ce10" office:value-type="string">
            <text:p>Collaborator Review</text:p>
          </table:table-cell>
          <table:table-cell table:style-name="ce10" office:value-type="string">
            <text:p>Published</text:p>
          </table:table-cell>
          <table:table-cell office:value-type="string">
            <text:p>Counted 4x owing to ST-7998 appearing in two databases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2">
            <text:p>2</text:p>
          </table:table-cell>
          <table:table-cell/>
          <table:table-cell office:value-type="string">
            <text:p>Close Sample</text:p>
          </table:table-cell>
          <table:table-cell office:value-type="string">
            <text:p>NextGen Validation</text:p>
          </table:table-cell>
          <table:table-cell table:number-columns-repeated="1019"/>
        </table:table-row>
        <table:table-row table:style-name="ro2">
          <table:table-cell table:style-name="ce46" table:formula="of:=SUM([.A1:.A28])" office:value-type="float" office:value="734">
            <text:p>734</text:p>
          </table:table-cell>
          <table:table-cell table:style-name="ce47" table:formula="of:=SUM([.B1:.B28])" office:value-type="float" office:value="570">
            <text:p>570</text:p>
          </table:table-cell>
          <table:table-cell table:style-name="ce50" table:formula="of:=SUM([.C1:.C28])" office:value-type="float" office:value="102">
            <text:p>102</text:p>
          </table:table-cell>
          <table:table-cell table:number-columns-repeated="1021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Samples in JIRA'.A1:'Samples in JIRA'.C26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Raw from Totals'.A75:'Raw from Totals'.E103" table:buttons="">
          <table:source-cell-range table:cell-range-address="'Raw from Totals'.A1:'Raw from Totals'.C73"/>
          <table:data-pilot-field table:source-field-name="sta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_bas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aw from Totals'.A219:'Raw from Totals'.K247" table:buttons="'Raw from Totals'.A219 'Raw from Totals'.A222 'Raw from Totals'.B221">
          <table:source-cell-range table:cell-range-address="'Raw from Totals'.A1:'Raw from Totals'.C217"/>
          <table:data-pilot-field table:source-field-name="stat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_bas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Samples in JIRA'.A28:'Samples in JIRA'.F43" table:buttons="'Samples in JIRA'.A28 'Samples in JIRA'.A31 'Samples in JIRA'.B30">
          <table:source-cell-range table:cell-range-address="'Samples in JIRA'.A1:'Samples in JIRA'.C26"/>
          <table:data-pilot-field table:source-field-name="status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b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1/18/2013</text:date>, <text:time>16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1-14T08:42:14</meta:creation-date>
    <dc:date>2013-01-18T16:10:50</dc:date>
    <dc:creator>Peter Edworthy</dc:creator>
    <meta:editing-duration>PT95H59M19S</meta:editing-duration>
    <meta:editing-cycles>2</meta:editing-cycles>
    <meta:generator>OpenOffice.org/3.1$Unix OpenOffice.org_project/310m19$Build-9420</meta:generator>
    <meta:document-statistic meta:table-count="11" meta:cell-count="10672" meta:object-count="0"/>
  </office:meta>
</office:document-meta>
</file>